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15cm" fo:padding-bottom="0.15cm" fo:padding-left="0.263cm" fo:padding-right="0.263cm" fo:wrap-option="wrap"/>
    </style:style>
    <style:style style:name="gr4"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15cm" fo:padding-bottom="0.15cm" fo:padding-left="0.263cm" fo:padding-right="0.263cm" fo:wrap-option="wrap"/>
    </style:style>
    <style:style style:name="gr5"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000000" draw:marker-end="msArrowEnd_20_1" draw:marker-end-width="0.212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81cm" svg:stroke-color="#0000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81cm" svg:stroke-color="#000000" draw:stroke-linejoin="round" draw:fill="solid" draw:fill-color="#000000" draw:textarea-vertical-align="middle" draw:auto-grow-height="false" draw:fit-to-size="false" style:shrink-to-fit="false" fo:min-height="0cm" fo:min-width="0cm" fo:padding-top="0.23cm" fo:padding-bottom="0.23cm" fo:padding-left="0.23cm" fo:padding-right="0.23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13cm" fo:padding-bottom="0.113cm" fo:padding-left="0.227cm" fo:padding-right="0.227cm" fo:wrap-option="wrap"/>
    </style:style>
    <style:style style:name="gr10"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23cm" fo:padding-bottom="0.23cm" fo:padding-left="0.23cm" fo:padding-right="0.23cm" fo:wrap-option="wrap"/>
    </style:style>
    <style:style style:name="gr11" style:family="graphic" style:parent-style-name="standard">
      <style:graphic-properties draw:stroke="dash" draw:stroke-dash="Dashed_20__28_var_29__20_4" svg:stroke-width="0.081cm" svg:stroke-color="#000000"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81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106cm" svg:stroke-color="#999999" draw:stroke-linejoin="round" draw:fill="solid" draw:fill-color="#f3f3f3"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53cm" svg:stroke-color="#000000"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165cm" fo:padding-bottom="0.165cm" fo:padding-left="0.29cm" fo:padding-right="0.29cm" fo:wrap-option="wrap"/>
    </style:style>
    <style:style style:name="gr17"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dash" draw:stroke-dash="Dashed_20__28_var_29__20_5" svg:stroke-width="0.053cm" svg:stroke-color="#595959"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53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dash" draw:stroke-dash="Dashed_20__28_var_29__20_6" svg:stroke-width="0.053cm" svg:stroke-color="#595959"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53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dash" draw:stroke-dash="Dashed_20__28_var_29__20_4" svg:stroke-width="0.081cm" svg:stroke-color="#000000" draw:marker-end="msArrowEnd_20_5" draw:marker-end-width="0.243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dash" draw:stroke-dash="Dashed_20__28_var_29__20_7" svg:stroke-width="0.081cm" svg:stroke-color="#000000" draw:marker-end="msArrowEnd_20_5" draw:marker-end-width="0.243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dash" draw:stroke-dash="Dashed_20__28_var_29__20_4" svg:stroke-width="0.081cm" svg:stroke-color="#000000" draw:stroke-linejoin="round" draw:fill="none" draw:textarea-vertical-align="middle" draw:auto-grow-height="false" draw:fit-to-size="false" style:shrink-to-fit="false" fo:min-height="0cm" fo:min-width="0cm" fo:padding-top="0.23cm" fo:padding-bottom="0.23cm" fo:padding-left="0.23cm" fo:padding-right="0.23cm" fo:wrap-option="wrap"/>
    </style:style>
    <style:style style:name="gr28" style:family="graphic" style:parent-style-name="standard">
      <style:graphic-properties draw:stroke="dash" draw:stroke-dash="Dashed_20__28_var_29__20_4" svg:stroke-width="0.081cm" svg:stroke-color="#000000" draw:marker-start="msArrowEnd_20_5" draw:marker-start-width="0.243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dash" draw:stroke-dash="Dashed_20__28_var_29__20_4" svg:stroke-width="0.081cm" svg:stroke-color="#000000" draw:marker-end="msArrowEnd_20_5" draw:marker-end-width="0.243cm" draw:marker-end-center="false" draw:stroke-linejoin="round" draw:fill="solid" draw:fill-color="#ffffff"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165cm" fo:padding-bottom="0.165cm" fo:padding-left="0.29cm" fo:padding-right="0.29cm" fo:wrap-option="wrap"/>
    </style:style>
    <style:style style:name="gr31" style:family="graphic" style:parent-style-name="standard">
      <style:graphic-properties draw:stroke="solid" svg:stroke-width="0.081cm" svg:stroke-color="#000000"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79cm" svg:stroke-color="#000000"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solid" svg:stroke-width="0.026cm" svg:stroke-color="#595959" draw:stroke-linejoin="round" draw:fill="solid" draw:fill-color="#eeeee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26cm" svg:stroke-color="#595959"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79cm" svg:stroke-color="#000000"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53cm" svg:stroke-color="#595959"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053cm" svg:stroke-color="#00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dash" draw:stroke-dash="Dashed_20__28_var_29__20_6"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53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dash" draw:stroke-dash="Dashed_20__28_var_29__20_8"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solid" draw:fill-color="#ffffff"/>
      <style:paragraph-properties fo:text-align="start" style:font-independent-line-spacing="true"/>
      <style:text-properties fo:font-size="14pt"/>
    </style:style>
    <style:style style:name="P7" style:family="paragraph">
      <loext:graphic-properties draw:fill="solid" draw:fill-color="#000000"/>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28pt"/>
    </style:style>
    <style:style style:name="P10" style:family="paragraph">
      <loext:graphic-properties draw:fill="solid" draw:fill-color="#ffffff"/>
      <style:paragraph-properties fo:text-align="start"/>
      <style:text-properties fo:font-size="18pt"/>
    </style:style>
    <style:style style:name="P11" style:family="paragraph">
      <loext:graphic-properties draw:fill="solid" draw:fill-color="#f3f3f3"/>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3" style:family="paragraph">
      <loext:graphic-properties draw:fill="solid" draw:fill-color="#eeeeee"/>
      <style:paragraph-properties fo:text-align="start" style:font-independent-line-spacing="true"/>
      <style:text-properties fo:font-size="14pt"/>
    </style:style>
    <style:style style:name="P14" style:family="paragraph">
      <loext:graphic-properties draw:fill="solid" draw:fill-color="#eeeee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 style:family="text">
      <style:text-properties fo:font-variant="normal" fo:text-transform="none" fo:color="#4c19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666666"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10" style:family="text">
      <style:text-properties fo:font-variant="normal" fo:text-transform="none" fo:color="#666666"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3pt" fo:letter-spacing="normal" fo:font-style="normal" style:text-underline-style="none" fo:font-weight="normal" style:font-name-asian="Arial" style:font-size-asian="3pt" style:font-style-asian="normal" style:font-weight-asian="normal" style:font-name-complex="Arial" style:font-size-complex="3pt" style:font-style-complex="normal" style:font-weight-complex="normal"/>
    </style:style>
    <style:style style:name="T23" style:family="text">
      <style:text-properties fo:font-variant="normal" fo:text-transform="none" fo:color="#666666"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4" style:family="text">
      <style:text-properties fo:font-variant="normal" fo:text-transform="none" fo:color="#666666"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27" style:family="text">
      <style:text-properties fo:font-variant="normal" fo:text-transform="none" fo:color="#666666"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Verdana" fo:font-size="12pt" fo:letter-spacing="normal"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29" style:family="text">
      <style:text-properties fo:font-variant="normal" fo:text-transform="none" fo:color="#000000" style:text-line-through-style="none" style:text-line-through-type="none" style:text-position="0% 100%" style:font-name="Verdana" fo:font-size="9pt" fo:letter-spacing="normal"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T30" style:family="text">
      <style:text-properties fo:font-variant="normal" fo:text-transform="none" fo:color="#666666" style:text-line-through-style="none" style:text-line-through-type="none" style:text-position="0% 100%" style:font-name="Verdana" fo:font-size="13pt" fo:letter-spacing="normal"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32" style:family="text">
      <style:text-properties fo:font-variant="normal" fo:text-transform="none" fo:color="#666666"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4" style:family="text">
      <style:text-properties fo:font-variant="normal" fo:text-transform="none" fo:color="#666666"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agramas de Referência do Projeto Final" draw:style-name="dp1" draw:master-page-name="SECTION_5f_HEADER">
        <draw:frame draw:name="Google Shape;116;p28" presentation:style-name="pr1" draw:text-style-name="P2" draw:layer="layout" svg:width="23.667cm" svg:height="2.337cm" svg:x="0.866cm" svg:y="5.975cm" presentation:class="title" presentation:user-transformed="true">
          <draw:text-box>
            <text:p text:style-name="P1"><text:span text:style-name="T1">Diagramas de Referência do Projeto Final</text:span></text:p>
          </draw:text-box>
        </draw:frame>
        <presentation:notes draw:style-name="dp2">
          <draw:page-thumbnail draw:name="Google Shape;113;g90b00f2025_0_225:notes" draw:style-name="gr1" draw:layer="layout" svg:width="16.932cm" svg:height="9.524cm" svg:x="1.059cm" svg:y="1.905cm" draw:page-number="1" presentation:class="page"/>
          <draw:frame draw:name="Google Shape;114;g90b00f2025_0_225:notes" presentation:style-name="pr2" draw:text-style-name="P3" draw:layer="layout" svg:width="15.239cm" svg:height="11.429cm" svg:x="1.905cm" svg:y="12.065cm" presentation:class="notes" presentation:placeholder="true" presentation:user-transformed="true">
            <draw:text-box/>
          </draw:frame>
        </presentation:notes>
      </draw:page>
      <draw:page draw:name="Interfaces Serviços REST" draw:style-name="dp1" draw:master-page-name="TITLE_5f_ONLY" presentation:presentation-page-layout-name="AL1T19">
        <draw:custom-shape draw:name="Google Shape;121;p29" draw:style-name="gr2" draw:text-style-name="P5" draw:layer="layout" svg:width="10.84cm" svg:height="9.222cm" svg:x="0.542cm" svg:y="0.173cm">
          <text:p text:style-name="P4"><text:span text:style-name="T2">{</text:span></text:p>
          <text:p text:style-name="P4"><text:span text:style-name="T2"><text:s text:c="2"/></text:span><text:span text:style-name="T2">"number": 16,</text:span></text:p>
          <text:p text:style-name="P4"><text:span text:style-name="T2"><text:s text:c="2"/></text:span><text:span text:style-name="T2">"dueDate": "2009-10-04",</text:span></text:p>
          <text:p text:style-name="P4"><text:span text:style-name="T2"><text:s text:c="2"/></text:span><text:span text:style-name="T2">"total": 1937.01,</text:span></text:p>
          <text:p text:style-name="P4"><text:span text:style-name="T2"><text:s text:c="2"/></text:span><text:span text:style-name="T2">"items": {</text:span></text:p>
          <text:p text:style-name="P4"><text:span text:style-name="T2"><text:s text:c="4"/></text:span><text:span text:style-name="T2">"item": {</text:span></text:p>
          <text:p text:style-name="P4"><text:span text:style-name="T2"><text:s text:c="7"/></text:span><text:span text:style-name="T2">"itemid": "1245",</text:span></text:p>
          <text:p text:style-name="P4"><text:span text:style-name="T2"><text:s text:c="7"/></text:span><text:span text:style-name="T2">"quantity": 1</text:span></text:p>
          <text:p text:style-name="P4"><text:span text:style-name="T2"><text:s text:c="4"/></text:span><text:span text:style-name="T2">},</text:span></text:p>
          <text:p text:style-name="P4"><text:span text:style-name="T2"><text:s text:c="4"/></text:span><text:span text:style-name="T2">"item": {</text:span></text:p>
          <text:p text:style-name="P4"><text:span text:style-name="T2"><text:s text:c="7"/></text:span><text:span text:style-name="T2">"itemid": "1321",</text:span></text:p>
          <text:p text:style-name="P4"><text:span text:style-name="T2"><text:s text:c="7"/></text:span><text:span text:style-name="T2">"quantity": 1</text:span></text:p>
          <text:p text:style-name="P4"><text:span text:style-name="T2"><text:s text:c="4"/></text:span><text:span text:style-name="T2">}</text:span></text:p>
          <text:p text:style-name="P4"><text:span text:style-name="T2"><text:s text:c="2"/></text:span><text:span text:style-name="T2">} <text:s/></text:span></text:p>
          <text:p text:style-name="P4"><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9" draw:style-name="gr3" draw:text-style-name="P6" draw:layer="layout" svg:width="6.528cm" svg:height="1.421cm" svg:x="7.359cm" svg:y="8.494cm">
          <text:p text:style-name="P1"><text:span text:style-name="T3">Or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9" draw:style-name="gr3" draw:text-style-name="P6" draw:layer="layout" svg:width="6.528cm" svg:height="2.549cm" svg:x="7.359cm" svg:y="9.853cm">
          <text:p text:style-name="P4"><text:span text:style-name="T4">number: String</text:span></text:p>
          <text:p text:style-name="P4"><text:span text:style-name="T4">dueDate: Date</text:span></text:p>
          <text:p text:style-name="P4"><text:span text:style-name="T4">total: fl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9" draw:style-name="gr4" draw:text-style-name="P6" draw:layer="layout" svg:width="6.528cm" svg:height="1.122cm" svg:x="7.359cm" svg:y="12.403cm">
          <text:p text:style-name="P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9" draw:style-name="gr3" draw:text-style-name="P6" draw:layer="layout" svg:width="6.528cm" svg:height="1.421cm" svg:x="17.682cm" svg:y="8.612cm">
          <text:p text:style-name="P1"><text:span text:style-name="T3">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9" draw:style-name="gr3" draw:text-style-name="P6" draw:layer="layout" svg:width="6.528cm" svg:height="2.549cm" svg:x="17.682cm" svg:y="9.971cm">
          <text:p text:style-name="P4"><text:span text:style-name="T4">itemid: String</text:span></text:p>
          <text:p text:style-name="P4"><text:span text:style-name="T4">quantity: fl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9" draw:style-name="gr4" draw:text-style-name="P6" draw:layer="layout" svg:width="6.528cm" svg:height="1.122cm" svg:x="17.682cm" svg:y="12.521cm">
          <text:p text:style-name="P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9" draw:style-name="gr5" draw:text-style-name="P7" draw:layer="layout" svg:width="1.122cm" svg:height="1.122cm" svg:x="13.9cm" svg:y="10.686cm">
          <text:p text:style-name="P4"><text:span text:style-name="T8"/></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29;p29" draw:style-name="gr6" draw:text-style-name="P8" draw:layer="layout" svg:width="2.657cm" svg:height="0.001cm" draw:transform="rotate (-3.14159265358979) translate (17.68cm 11.247cm)">
          <text:p/>
          <draw:enhanced-geometry draw:mirror-horizontal="true" draw:mirror-vertical="false" svg:viewBox="0 0 21600 21600" draw:type="mso-spt32" draw:enhanced-path="M 0 0 L 21600 21600 N"/>
        </draw:custom-shape>
        <draw:frame draw:name="Google Shape;130;p29" presentation:style-name="pr3" draw:text-style-name="P9" draw:layer="layout" svg:width="12.268cm" svg:height="1.442cm" svg:x="12.136cm" svg:y="0.577cm" presentation:class="title" presentation:user-transformed="true">
          <draw:text-box>
            <text:p text:style-name="P4"><text:span text:style-name="T5">Interfaces Serviços REST</text:span></text:p>
          </draw:text-box>
        </draw:frame>
        <presentation:notes draw:style-name="dp2">
          <draw:page-thumbnail draw:name="Google Shape;118;g9627ea7ff7_0_0:notes" draw:style-name="gr1" draw:layer="layout" svg:width="12.7cm" svg:height="9.524cm" svg:x="3.175cm" svg:y="1.905cm" draw:page-number="2" presentation:class="page"/>
          <draw:frame draw:name="Google Shape;119;g9627ea7ff7_0_0:notes" presentation:style-name="pr4" draw:text-style-name="P3" draw:layer="layout" svg:width="15.239cm" svg:height="11.429cm" svg:x="1.905cm" svg:y="12.065cm" presentation:class="notes" presentation:placeholder="true" presentation:user-transformed="true">
            <draw:text-box/>
          </draw:frame>
        </presentation:notes>
      </draw:page>
      <draw:page draw:name="Diagrama de Componentes e&#10;Interfaces&#10;(referência Java)" draw:style-name="dp1" draw:master-page-name="TITLE_5f_ONLY" presentation:presentation-page-layout-name="AL1T19">
        <draw:frame draw:name="Google Shape;135;p30" presentation:style-name="pr3" draw:text-style-name="P9" draw:layer="layout" svg:width="11.471cm" svg:height="4.821cm" svg:x="14.094cm" svg:y="9.296cm" presentation:class="title" presentation:user-transformed="true">
          <draw:text-box>
            <text:p text:style-name="P4"><text:span text:style-name="T5">Diagrama de Componentes e</text:span><text:span text:style-name="T5"><text:line-break/></text:span><text:span text:style-name="T5">Interfaces</text:span><text:span text:style-name="T5"><text:line-break/></text:span><text:span text:style-name="T5">(referência Java)</text:span></text:p>
          </draw:text-box>
        </draw:frame>
        <draw:custom-shape draw:name="Google Shape;136;p30" draw:style-name="gr3" draw:text-style-name="P6" draw:layer="layout" svg:width="3.836cm" svg:height="2.471cm" svg:x="0.139cm" svg:y="7.829cm">
          <text:p text:style-name="P1"><text:span text:style-name="T6">«component»</text:span></text:p>
          <text:p text:style-name="P1"><text:span text:style-name="T4"/></text:p>
          <text:p text:style-name="P1"><text:span text:style-name="T7">Pec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30" draw:style-name="gr7" draw:text-style-name="P8" draw:layer="layout" svg:width="1.427cm" svg:height="0.001cm" svg:x="3.976cm" svg:y="9.671cm">
          <text:p/>
          <draw:enhanced-geometry draw:mirror-horizontal="false" draw:mirror-vertical="false" svg:viewBox="0 0 21600 21600" draw:type="mso-spt32" draw:enhanced-path="M 0 0 L 21600 21600 N"/>
        </draw:custom-shape>
        <draw:custom-shape draw:name="Google Shape;138;p30" draw:style-name="gr8" draw:text-style-name="P7" draw:layer="layout" svg:width="0.292cm" svg:height="0.57cm" svg:x="5.443cm" svg:y="9.386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139;p30" draw:style-name="gr9" draw:text-style-name="P5" draw:layer="layout" svg:width="3.177cm" svg:height="0.842cm" svg:x="4.24cm" svg:y="9.955cm">
          <text:p text:style-name="P4"><text:span text:style-name="T8">ITabul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30" draw:style-name="gr10" draw:text-style-name="P6" draw:layer="layout" svg:width="0.557cm" svg:height="0.557cm" svg:x="5.537cm" svg:y="7.829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p30" draw:style-name="gr7" draw:text-style-name="P8" draw:layer="layout" svg:width="1.56cm" svg:height="0.001cm" svg:x="3.976cm" svg:y="8.108cm">
          <text:p/>
          <draw:enhanced-geometry draw:mirror-horizontal="false" draw:mirror-vertical="false" svg:viewBox="0 0 21600 21600" draw:type="mso-spt32" draw:enhanced-path="M 0 0 L 21600 21600 N"/>
        </draw:custom-shape>
        <draw:custom-shape draw:name="Google Shape;142;p30" draw:style-name="gr9" draw:text-style-name="P5" draw:layer="layout" svg:width="3.487cm" svg:height="0.819cm" svg:x="3.976cm" svg:y="8.371cm">
          <text:p text:style-name="P4"><text:span text:style-name="T8">IMov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30" draw:style-name="gr3" draw:text-style-name="P6" draw:layer="layout" svg:width="3.836cm" svg:height="2.471cm" svg:x="9.933cm" svg:y="7.877cm">
          <text:p text:style-name="P1"><text:span text:style-name="T6">«component»</text:span></text:p>
          <text:p text:style-name="P1"><text:span text:style-name="T4"/></text:p>
          <text:p text:style-name="P1"><text:span text:style-name="T7">Tabul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4;p30">
          <draw:custom-shape draw:name="Google Shape;145;p30" draw:style-name="gr7" draw:text-style-name="P8" draw:layer="layout" svg:width="0.882cm" svg:height="0.001cm" draw:transform="rotate (-3.14159265358979) translate (9.934cm 9.719cm)">
            <text:p/>
            <draw:enhanced-geometry draw:mirror-horizontal="false" draw:mirror-vertical="false" svg:viewBox="0 0 21600 21600" draw:type="mso-spt32" draw:enhanced-path="M 0 0 L 21600 21600 N"/>
          </draw:custom-shape>
          <draw:custom-shape draw:name="Google Shape;146;p30" draw:style-name="gr8" draw:text-style-name="P7" draw:layer="layout" svg:width="0.292cm" svg:height="0.57cm" svg:x="8.718cm" svg:y="9.435cm">
            <text:p text:style-name="P4"><text:span text:style-name="T8"/></text:p>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147;p30" draw:style-name="gr9" draw:text-style-name="P5" draw:layer="layout" svg:width="2.882cm" svg:height="0.816cm" svg:x="7.401cm" svg:y="10.179cm">
          <text:p text:style-name="P4"><text:span text:style-name="T8">I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8;p30">
          <draw:custom-shape draw:name="Google Shape;149;p30" draw:style-name="gr10" draw:text-style-name="P6" draw:layer="layout" svg:width="0.558cm" svg:height="0.558cm" svg:x="8.358cm" svg:y="7.878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p30" draw:style-name="gr7" draw:text-style-name="P8" draw:layer="layout" svg:width="1.016cm" svg:height="0.001cm" draw:transform="rotate (-3.14159265358979) translate (9.934cm 8.156cm)">
            <text:p/>
            <draw:enhanced-geometry draw:mirror-horizontal="false" draw:mirror-vertical="false" svg:viewBox="0 0 21600 21600" draw:type="mso-spt32" draw:enhanced-path="M 0 0 L 21600 21600 N"/>
          </draw:custom-shape>
        </draw:g>
        <draw:custom-shape draw:name="Google Shape;151;p30" draw:style-name="gr9" draw:text-style-name="P5" draw:layer="layout" svg:width="3.041cm" svg:height="0.784cm" svg:x="6.892cm" svg:y="7.021cm">
          <text:p text:style-name="P4"><text:span text:style-name="T8">ITabul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30" draw:style-name="gr11" draw:text-style-name="P8" draw:layer="layout" svg:width="2.643cm" svg:height="1.453cm" svg:x="5.735cm" svg:y="8.266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153;p30" draw:style-name="gr3" draw:text-style-name="P6" draw:layer="layout" svg:width="3.836cm" svg:height="2.471cm" svg:x="9.954cm" svg:y="11.752cm">
          <text:p text:style-name="P1"><text:span text:style-name="T6">«component»</text:span></text:p>
          <text:p text:style-name="P1"><text:span text:style-name="T4"/></text:p>
          <text:p text:style-name="P1"><text:span text:style-name="T7">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4;p30">
          <draw:custom-shape draw:name="Google Shape;155;p30" draw:style-name="gr10" draw:text-style-name="P6" draw:layer="layout" svg:width="0.558cm" svg:height="0.558cm" svg:x="8.379cm" svg:y="11.753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p30" draw:style-name="gr7" draw:text-style-name="P8" draw:layer="layout" svg:width="1.016cm" svg:height="0.001cm" draw:transform="rotate (-3.14159265358979) translate (9.955cm 12.032cm)">
            <text:p/>
            <draw:enhanced-geometry draw:mirror-horizontal="false" draw:mirror-vertical="false" svg:viewBox="0 0 21600 21600" draw:type="mso-spt32" draw:enhanced-path="M 0 0 L 21600 21600 N"/>
          </draw:custom-shape>
        </draw:g>
        <draw:custom-shape draw:name="Google Shape;157;p30" draw:style-name="gr9" draw:text-style-name="P5" draw:layer="layout" svg:width="2.882cm" svg:height="0.784cm" svg:x="7.313cm" svg:y="12.514cm">
          <text:p text:style-name="P4"><text:span text:style-name="T8">I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30" draw:style-name="gr11" draw:text-style-name="P8" draw:layer="layout" svg:width="1.214cm" svg:height="2.356cm" svg:x="7.506cm" svg:y="9.719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159;p30" draw:style-name="gr3" draw:text-style-name="P6" draw:layer="layout" svg:width="6.374cm" svg:height="1.89cm" svg:x="14.268cm" svg:y="6.187cm">
          <text:p text:style-name="P1"><text:span text:style-name="T6">«interface»</text:span></text:p>
          <text:p text:style-name="P1"><text:span text:style-name="T9">IPe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30" draw:style-name="gr10" draw:text-style-name="P6" draw:layer="layout" svg:width="6.374cm" svg:height="1.247cm" svg:x="14.268cm" svg:y="8.01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30" draw:style-name="gr3" draw:text-style-name="P6" draw:layer="layout" svg:width="9.002cm" svg:height="1.889cm" svg:x="6.797cm" svg:y="0.087cm">
          <text:p text:style-name="P1"><text:span text:style-name="T10">«interface»</text:span></text:p>
          <text:p text:style-name="P1"><text:span text:style-name="T3">IMov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30" draw:style-name="gr3" draw:text-style-name="P6" draw:layer="layout" svg:width="9.002cm" svg:height="1.914cm" svg:x="6.797cm" svg:y="1.914cm">
          <text:p text:style-name="P4"><text:span text:style-name="T4">move(destino: ICelula): boolean</text:span></text:p>
          <text:p text:style-name="P4"><text:span text:style-name="T4">destro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30" draw:style-name="gr3" draw:text-style-name="P6" draw:layer="layout" svg:width="9.406cm" svg:height="1.889cm" svg:x="15.997cm" svg:y="0.051cm">
          <text:p text:style-name="P1"><text:span text:style-name="T10">«interface»</text:span></text:p>
          <text:p text:style-name="P1"><text:span text:style-name="T3">ITabul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0" draw:style-name="gr3" draw:text-style-name="P6" draw:layer="layout" svg:width="9.406cm" svg:height="1.776cm" svg:x="15.997cm" svg:y="1.878cm">
          <text:p text:style-name="P4"><text:span text:style-name="T4">move(destino: ICelula, peca: IPe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0" draw:style-name="gr7" draw:text-style-name="P8" draw:layer="layout" svg:width="3.027cm" svg:height="2.23cm" svg:x="11.932cm" svg:y="3.957cm">
          <text:p/>
          <draw:enhanced-geometry draw:mirror-horizontal="false" draw:mirror-vertical="false" drawooo:sub-view-size="3817 2812" draw:text-areas="0 0 ?f0 ?f1" svg:viewBox="0 0 0 0" draw:type="ooxml-non-primitive" draw:enhanced-path="M 3816 2811 L 3816 1451 0 1451 0 0 N">
            <draw:equation draw:name="f0" draw:formula="logwidth"/>
            <draw:equation draw:name="f1" draw:formula="logheight"/>
          </draw:enhanced-geometry>
        </draw:custom-shape>
        <draw:custom-shape draw:name="Google Shape;166;p30" draw:style-name="gr7" draw:text-style-name="P8" draw:layer="layout" svg:width="3.559cm" svg:height="2.266cm" svg:x="18.307cm" svg:y="3.92cm">
          <text:p/>
          <draw:enhanced-geometry draw:mirror-horizontal="false" draw:mirror-vertical="false" drawooo:sub-view-size="4488 2858" draw:text-areas="0 0 ?f0 ?f1" svg:viewBox="0 0 0 0" draw:type="ooxml-non-primitive" draw:enhanced-path="M 0 2857 L 0 1582 4487 1582 4487 0 N">
            <draw:equation draw:name="f0" draw:formula="logwidth"/>
            <draw:equation draw:name="f1" draw:formula="logheight"/>
          </draw:enhanced-geometry>
        </draw:custom-shape>
        <draw:custom-shape draw:name="Google Shape;167;p30" draw:style-name="gr12" draw:text-style-name="P10" draw:layer="layout" svg:width="0.903cm" svg:height="0.784cm" svg:x="11.423cm" svg:y="3.957cm">
          <text:p/>
          <draw:enhanced-geometry draw:mirror-horizontal="false" draw:mirror-vertical="false" drawooo:sub-view-size="1141 992" draw:text-areas="0 0 ?f0 ?f1" svg:viewBox="0 0 0 0" draw:type="ooxml-non-primitive" draw:enhanced-path="M 570 0 L 1140 991 0 991 570 0 N">
            <draw:equation draw:name="f0" draw:formula="logwidth"/>
            <draw:equation draw:name="f1" draw:formula="logheight"/>
          </draw:enhanced-geometry>
        </draw:custom-shape>
        <draw:custom-shape draw:name="Google Shape;168;p30" draw:style-name="gr12" draw:text-style-name="P10" draw:layer="layout" svg:width="0.903cm" svg:height="0.784cm" svg:x="21.391cm" svg:y="3.92cm">
          <text:p/>
          <draw:enhanced-geometry draw:mirror-horizontal="false" draw:mirror-vertical="false" drawooo:sub-view-size="1141 992" draw:text-areas="0 0 ?f0 ?f1" svg:viewBox="0 0 0 0" draw:type="ooxml-non-primitive" draw:enhanced-path="M 570 0 L 1140 991 0 991 570 0 N">
            <draw:equation draw:name="f0" draw:formula="logwidth"/>
            <draw:equation draw:name="f1" draw:formula="logheight"/>
          </draw:enhanced-geometry>
        </draw:custom-shape>
        <presentation:notes draw:style-name="dp2">
          <draw:page-thumbnail draw:name="Google Shape;132;g9627ea7ff7_0_34:notes" draw:style-name="gr1" draw:layer="layout" svg:width="12.7cm" svg:height="9.524cm" svg:x="3.175cm" svg:y="1.905cm" draw:page-number="3" presentation:class="page"/>
          <draw:frame draw:name="Google Shape;133;g9627ea7ff7_0_34:notes" presentation:style-name="pr5" draw:text-style-name="P3" draw:layer="layout" svg:width="15.239cm" svg:height="11.429cm" svg:x="1.905cm" svg:y="12.065cm" presentation:class="notes" presentation:placeholder="true" presentation:user-transformed="true">
            <draw:text-box/>
          </draw:frame>
        </presentation:notes>
      </draw:page>
      <draw:page draw:name="Diagrama de Componentes e&#10;Interfaces&#10;(referência Java)" draw:style-name="dp1" draw:master-page-name="TITLE_5f_ONLY" presentation:presentation-page-layout-name="AL1T19">
        <draw:frame draw:name="Google Shape;173;p31" presentation:style-name="pr3" draw:text-style-name="P9" draw:layer="layout" svg:width="11.471cm" svg:height="4.821cm" svg:x="14.094cm" svg:y="9.296cm" presentation:class="title" presentation:user-transformed="true">
          <draw:text-box>
            <text:p text:style-name="P4"><text:span text:style-name="T5">Diagrama de Componentes e</text:span><text:span text:style-name="T5"><text:line-break/></text:span><text:span text:style-name="T5">Interfaces</text:span><text:span text:style-name="T5"><text:line-break/></text:span><text:span text:style-name="T5">(referência Java)</text:span></text:p>
          </draw:text-box>
        </draw:frame>
        <draw:custom-shape draw:name="Google Shape;174;p31" draw:style-name="gr3" draw:text-style-name="P6" draw:layer="layout" svg:width="6.231cm" svg:height="4.013cm" svg:x="0.139cm" svg:y="7.829cm">
          <text:p text:style-name="P1"><text:span text:style-name="T11">«component»</text:span></text:p>
          <text:p text:style-name="P1"><text:span text:style-name="T12"/></text:p>
          <text:p text:style-name="P1"><text:span text:style-name="T13">Pec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31" draw:style-name="gr7" draw:text-style-name="P8" draw:layer="layout" svg:width="2.317cm" svg:height="0.001cm" svg:x="6.37cm" svg:y="10.82cm">
          <text:p/>
          <draw:enhanced-geometry draw:mirror-horizontal="false" draw:mirror-vertical="false" svg:viewBox="0 0 21600 21600" draw:type="mso-spt32" draw:enhanced-path="M 0 0 L 21600 21600 N"/>
        </draw:custom-shape>
        <draw:custom-shape draw:name="Google Shape;176;p31" draw:style-name="gr8" draw:text-style-name="P7" draw:layer="layout" svg:width="0.475cm" svg:height="0.926cm" svg:x="8.754cm" svg:y="10.357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177;p31" draw:style-name="gr9" draw:text-style-name="P5" draw:layer="layout" svg:width="5.162cm" svg:height="1.367cm" svg:x="6.801cm" svg:y="11.283cm">
          <text:p text:style-name="P4"><text:span text:style-name="T14">ITabul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31" draw:style-name="gr10" draw:text-style-name="P6" draw:layer="layout" svg:width="0.906cm" svg:height="0.906cm" svg:x="8.906cm" svg:y="7.829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9;p31" draw:style-name="gr7" draw:text-style-name="P8" draw:layer="layout" svg:width="2.534cm" svg:height="0.001cm" svg:x="6.37cm" svg:y="8.282cm">
          <text:p/>
          <draw:enhanced-geometry draw:mirror-horizontal="false" draw:mirror-vertical="false" svg:viewBox="0 0 21600 21600" draw:type="mso-spt32" draw:enhanced-path="M 0 0 L 21600 21600 N"/>
        </draw:custom-shape>
        <draw:custom-shape draw:name="Google Shape;180;p31" draw:style-name="gr9" draw:text-style-name="P5" draw:layer="layout" svg:width="5.663cm" svg:height="1.331cm" svg:x="6.37cm" svg:y="8.709cm">
          <text:p text:style-name="P4"><text:span text:style-name="T14">IMov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31" draw:style-name="gr3" draw:text-style-name="P6" draw:layer="layout" svg:width="6.374cm" svg:height="1.89cm" svg:x="14.268cm" svg:y="6.187cm">
          <text:p text:style-name="P1"><text:span text:style-name="T6">«interface»</text:span></text:p>
          <text:p text:style-name="P1"><text:span text:style-name="T9">IPe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1" draw:style-name="gr10" draw:text-style-name="P6" draw:layer="layout" svg:width="6.374cm" svg:height="1.247cm" svg:x="14.268cm" svg:y="8.01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1" draw:style-name="gr3" draw:text-style-name="P6" draw:layer="layout" svg:width="9.002cm" svg:height="1.889cm" svg:x="6.797cm" svg:y="0.087cm">
          <text:p text:style-name="P1"><text:span text:style-name="T10">«interface»</text:span></text:p>
          <text:p text:style-name="P1"><text:span text:style-name="T3">IMov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31" draw:style-name="gr3" draw:text-style-name="P6" draw:layer="layout" svg:width="9.002cm" svg:height="1.914cm" svg:x="6.797cm" svg:y="1.914cm">
          <text:p text:style-name="P4"><text:span text:style-name="T4">move(destino: ICelula): boolean</text:span></text:p>
          <text:p text:style-name="P4"><text:span text:style-name="T4">destro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31" draw:style-name="gr3" draw:text-style-name="P6" draw:layer="layout" svg:width="9.406cm" svg:height="1.889cm" svg:x="15.997cm" svg:y="0.051cm">
          <text:p text:style-name="P1"><text:span text:style-name="T10">«interface»</text:span></text:p>
          <text:p text:style-name="P1"><text:span text:style-name="T3">ITabulei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1" draw:style-name="gr3" draw:text-style-name="P6" draw:layer="layout" svg:width="9.406cm" svg:height="1.776cm" svg:x="15.997cm" svg:y="1.878cm">
          <text:p text:style-name="P4"><text:span text:style-name="T4">move(destino: ICelula, peca: IPe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31" draw:style-name="gr7" draw:text-style-name="P8" draw:layer="layout" svg:width="3.559cm" svg:height="2.266cm" svg:x="18.307cm" svg:y="3.92cm">
          <text:p/>
          <draw:enhanced-geometry draw:mirror-horizontal="false" draw:mirror-vertical="false" drawooo:sub-view-size="4488 2858" draw:text-areas="0 0 ?f0 ?f1" svg:viewBox="0 0 0 0" draw:type="ooxml-non-primitive" draw:enhanced-path="M 0 2857 L 0 1582 4487 1582 4487 0 N">
            <draw:equation draw:name="f0" draw:formula="logwidth"/>
            <draw:equation draw:name="f1" draw:formula="logheight"/>
          </draw:enhanced-geometry>
        </draw:custom-shape>
        <draw:custom-shape draw:name="Google Shape;188;p31" draw:style-name="gr12" draw:text-style-name="P10" draw:layer="layout" svg:width="0.903cm" svg:height="0.784cm" svg:x="21.391cm" svg:y="3.92cm">
          <text:p/>
          <draw:enhanced-geometry draw:mirror-horizontal="false" draw:mirror-vertical="false" drawooo:sub-view-size="1141 992" draw:text-areas="0 0 ?f0 ?f1" svg:viewBox="0 0 0 0" draw:type="ooxml-non-primitive" draw:enhanced-path="M 570 0 L 1140 991 0 991 570 0 N">
            <draw:equation draw:name="f0" draw:formula="logwidth"/>
            <draw:equation draw:name="f1" draw:formula="logheight"/>
          </draw:enhanced-geometry>
        </draw:custom-shape>
        <draw:custom-shape draw:name="Google Shape;189;p31" draw:style-name="gr7" draw:text-style-name="P8" draw:layer="layout" svg:width="3.027cm" svg:height="2.23cm" svg:x="11.932cm" svg:y="3.957cm">
          <text:p/>
          <draw:enhanced-geometry draw:mirror-horizontal="false" draw:mirror-vertical="false" drawooo:sub-view-size="3817 2812" draw:text-areas="0 0 ?f0 ?f1" svg:viewBox="0 0 0 0" draw:type="ooxml-non-primitive" draw:enhanced-path="M 3816 2811 L 3816 1451 0 1451 0 0 N">
            <draw:equation draw:name="f0" draw:formula="logwidth"/>
            <draw:equation draw:name="f1" draw:formula="logheight"/>
          </draw:enhanced-geometry>
        </draw:custom-shape>
        <draw:custom-shape draw:name="Google Shape;190;p31" draw:style-name="gr12" draw:text-style-name="P10" draw:layer="layout" svg:width="0.903cm" svg:height="0.784cm" svg:x="11.423cm" svg:y="3.957cm">
          <text:p/>
          <draw:enhanced-geometry draw:mirror-horizontal="false" draw:mirror-vertical="false" drawooo:sub-view-size="1141 992" draw:text-areas="0 0 ?f0 ?f1" svg:viewBox="0 0 0 0" draw:type="ooxml-non-primitive" draw:enhanced-path="M 570 0 L 1140 991 0 991 570 0 N">
            <draw:equation draw:name="f0" draw:formula="logwidth"/>
            <draw:equation draw:name="f1" draw:formula="logheight"/>
          </draw:enhanced-geometry>
        </draw:custom-shape>
        <presentation:notes draw:style-name="dp2">
          <draw:page-thumbnail draw:name="Google Shape;170;g9627ea7ff7_0_314:notes" draw:style-name="gr1" draw:layer="layout" svg:width="12.7cm" svg:height="9.524cm" svg:x="3.175cm" svg:y="1.905cm" draw:page-number="4" presentation:class="page"/>
          <draw:frame draw:name="Google Shape;171;g9627ea7ff7_0_314:notes" presentation:style-name="pr6"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BLANK">
        <draw:custom-shape draw:name="Google Shape;195;p32" draw:style-name="gr13" draw:text-style-name="P11" draw:layer="layout" svg:width="24.711cm" svg:height="3.862cm" svg:x="0.238cm" svg:y="10.035cm">
          <text:p text:style-name="P4"><text:span text:style-name="T15">Mode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6;p32" draw:style-name="gr13" draw:text-style-name="P11" draw:layer="layout" svg:width="13.069cm" svg:height="5.35cm" svg:x="11.88cm" svg:y="4.458cm">
          <text:p text:style-name="P4"><text:span text:style-name="T15">Control Compon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7;p32" draw:style-name="gr13" draw:text-style-name="P11" draw:layer="layout" svg:width="11.461cm" svg:height="5.35cm" svg:x="0.238cm" svg:y="4.458cm">
          <text:p text:style-name="P4"><text:span text:style-name="T15">Control Activity Diagr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8;p32" draw:style-name="gr13" draw:text-style-name="P11" draw:layer="layout" svg:width="24.711cm" svg:height="3.862cm" svg:x="0.238cm" svg:y="0.212cm">
          <text:p text:style-name="P4"><text:span text:style-name="T15">Vie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2;p:notes" draw:style-name="gr1" draw:layer="layout" svg:width="16.933cm" svg:height="9.524cm" svg:x="1.059cm" svg:y="1.905cm" draw:page-number="5" presentation:class="page"/>
          <draw:frame draw:name="Google Shape;193;p:notes" presentation:style-name="pr7"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203;p33" draw:style-name="gr13" draw:text-style-name="P11" draw:layer="layout" svg:width="24.711cm" svg:height="3.862cm" svg:x="0.238cm" svg:y="10.035cm">
          <text:p text:style-name="P4"><text:span text:style-name="T15">Mode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4;p33" draw:style-name="gr13" draw:text-style-name="P11" draw:layer="layout" svg:width="13.069cm" svg:height="5.35cm" svg:x="11.88cm" svg:y="4.458cm">
          <text:p text:style-name="P4"><text:span text:style-name="T15">Control Compon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5;p33" draw:style-name="gr13" draw:text-style-name="P11" draw:layer="layout" svg:width="11.461cm" svg:height="5.35cm" svg:x="0.238cm" svg:y="4.458cm">
          <text:p text:style-name="P4"><text:span text:style-name="T15">Control Activity Diagr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33" draw:style-name="gr13" draw:text-style-name="P11" draw:layer="layout" svg:width="24.711cm" svg:height="3.862cm" svg:x="0.238cm" svg:y="0.212cm">
          <text:p text:style-name="P4"><text:span text:style-name="T15">Vie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33" draw:style-name="gr14" draw:text-style-name="P7" draw:layer="layout" svg:width="0.465cm" svg:height="0.465cm" svg:x="9.073cm" svg:y="5.767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p33" draw:style-name="gr15" draw:text-style-name="P6" draw:layer="layout" svg:width="1.829cm" svg:height="0.881cm" svg:x="8.39cm" svg:y="7.417cm">
          <text:p text:style-name="P1"><text:span text:style-name="T16">Realiza</text:span></text:p>
          <text:p text:style-name="P1"><text:span text:style-name="T16">Pedid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9;p33" draw:style-name="gr16" draw:text-style-name="P6" draw:layer="layout" svg:width="3.43cm" svg:height="1.199cm" svg:x="14.208cm" svg:y="7.434cm">
          <text:p text:style-name="P1"><text:span text:style-name="T17">«component»</text:span></text:p>
          <text:p text:style-name="P1"><text:span text:style-name="T18"/></text:p>
          <text:p text:style-name="P1"><text:span text:style-name="T19">Efetiva 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3" draw:style-name="gr17" draw:text-style-name="P8" draw:layer="layout" svg:width="0.692cm" svg:height="0.001cm" svg:x="17.638cm" svg:y="8.328cm">
          <text:p/>
          <draw:enhanced-geometry draw:mirror-horizontal="false" draw:mirror-vertical="false" svg:viewBox="0 0 21600 21600" draw:type="mso-spt32" draw:enhanced-path="M 0 0 L 21600 21600 N"/>
        </draw:custom-shape>
        <draw:custom-shape draw:name="Google Shape;211;p33" draw:style-name="gr14" draw:text-style-name="P7" draw:layer="layout" svg:width="0.141cm" svg:height="0.276cm" svg:x="18.35cm" svg:y="8.189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212;p33" draw:style-name="gr18" draw:text-style-name="P5" draw:layer="layout" svg:width="1.728cm" svg:height="0.408cm" svg:x="17.673cm" svg:y="8.466cm">
          <text:p text:style-name="P4"><text:span text:style-name="T20">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3" draw:style-name="gr19" draw:text-style-name="P6" draw:layer="layout" svg:width="0.27cm" svg:height="0.27cm" svg:x="18.396cm" svg:y="7.434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4;p33" draw:style-name="gr17" draw:text-style-name="P8" draw:layer="layout" svg:width="0.757cm" svg:height="0.001cm" svg:x="17.638cm" svg:y="7.569cm">
          <text:p/>
          <draw:enhanced-geometry draw:mirror-horizontal="false" draw:mirror-vertical="false" svg:viewBox="0 0 21600 21600" draw:type="mso-spt32" draw:enhanced-path="M 0 0 L 21600 21600 N"/>
        </draw:custom-shape>
        <draw:custom-shape draw:name="Google Shape;215;p33" draw:style-name="gr18" draw:text-style-name="P5" draw:layer="layout" svg:width="1.671cm" svg:height="0.397cm" svg:x="17.638cm" svg:y="7.697cm">
          <text:p text:style-name="P4"><text:span text:style-name="T20">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33" draw:style-name="gr20" draw:text-style-name="P8" draw:layer="layout" svg:width="3.987cm" svg:height="0.176cm" svg:x="10.22cm" svg:y="7.858cm">
          <text:p/>
          <draw:enhanced-geometry draw:mirror-horizontal="false" draw:mirror-vertical="false" svg:viewBox="0 0 21600 21600" draw:type="mso-spt32" draw:enhanced-path="M 0 0 L 21600 21600 N"/>
        </draw:custom-shape>
        <draw:custom-shape draw:name="Google Shape;217;p33" draw:style-name="gr21" draw:text-style-name="P8" draw:layer="layout" svg:width="0.001cm" svg:height="1.183cm" svg:x="9.305cm" svg:y="6.233cm">
          <text:p/>
          <draw:enhanced-geometry draw:mirror-horizontal="false" draw:mirror-vertical="false" svg:viewBox="0 0 21600 21600" draw:type="mso-spt32" draw:enhanced-path="M 0 0 L 21600 21600 N"/>
        </draw:custom-shape>
        <draw:custom-shape draw:name="Google Shape;218;p33" draw:style-name="gr22" draw:text-style-name="P8" draw:layer="layout" svg:width="0.001cm" svg:height="0.877cm" svg:x="9.305cm" svg:y="8.298cm">
          <text:p/>
          <draw:enhanced-geometry draw:mirror-horizontal="false" draw:mirror-vertical="false" svg:viewBox="0 0 21600 21600" draw:type="mso-spt32" draw:enhanced-path="M 0 0 L 21600 21600 N"/>
        </draw:custom-shape>
        <draw:custom-shape draw:name="Google Shape;219;p33" draw:style-name="gr16" draw:text-style-name="P6" draw:layer="layout" svg:width="2.742cm" svg:height="1.199cm" svg:x="11.165cm" svg:y="1.216cm">
          <text:p text:style-name="P1"><text:span text:style-name="T17">«component»</text:span></text:p>
          <text:p text:style-name="P1"><text:span text:style-name="T18"/></text:p>
          <text:p text:style-name="P1"><text:span text:style-name="T19">Interface 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33" draw:style-name="gr17" draw:text-style-name="P8" draw:layer="layout" svg:width="0.692cm" svg:height="0.001cm" svg:x="13.907cm" svg:y="2.11cm">
          <text:p/>
          <draw:enhanced-geometry draw:mirror-horizontal="false" draw:mirror-vertical="false" svg:viewBox="0 0 21600 21600" draw:type="mso-spt32" draw:enhanced-path="M 0 0 L 21600 21600 N"/>
        </draw:custom-shape>
        <draw:custom-shape draw:name="Google Shape;221;p33" draw:style-name="gr14" draw:text-style-name="P7" draw:layer="layout" svg:width="0.141cm" svg:height="0.276cm" svg:x="14.62cm" svg:y="1.972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222;p33" draw:style-name="gr18" draw:text-style-name="P5" draw:layer="layout" svg:width="1.728cm" svg:height="0.408cm" svg:x="13.943cm" svg:y="2.248cm">
          <text:p text:style-name="P4"><text:span text:style-name="T20">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3" draw:style-name="gr19" draw:text-style-name="P6" draw:layer="layout" svg:width="0.27cm" svg:height="0.27cm" svg:x="14.665cm" svg:y="1.216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4;p33" draw:style-name="gr17" draw:text-style-name="P8" draw:layer="layout" svg:width="0.757cm" svg:height="0.001cm" svg:x="13.907cm" svg:y="1.351cm">
          <text:p/>
          <draw:enhanced-geometry draw:mirror-horizontal="false" draw:mirror-vertical="false" svg:viewBox="0 0 21600 21600" draw:type="mso-spt32" draw:enhanced-path="M 0 0 L 21600 21600 N"/>
        </draw:custom-shape>
        <draw:custom-shape draw:name="Google Shape;225;p33" draw:style-name="gr18" draw:text-style-name="P5" draw:layer="layout" svg:width="1.671cm" svg:height="0.397cm" svg:x="13.907cm" svg:y="1.479cm">
          <text:p text:style-name="P4"><text:span text:style-name="T20">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33" draw:style-name="gr23" draw:text-style-name="P8" draw:layer="layout" svg:width="5.211cm" svg:height="5.528cm" svg:x="14.896cm" svg:y="2.09cm">
          <text:p/>
          <draw:enhanced-geometry draw:mirror-horizontal="false" draw:mirror-vertical="false" drawooo:sub-view-size="75057 89916" draw:text-areas="0 0 ?f0 ?f1" svg:viewBox="0 0 0 0" draw:type="ooxml-non-primitive" draw:enhanced-path="M 0 0 L 75057 0 74676 89535 52959 89916 N">
            <draw:equation draw:name="f0" draw:formula="logwidth"/>
            <draw:equation draw:name="f1" draw:formula="logheight"/>
          </draw:enhanced-geometry>
        </draw:custom-shape>
        <draw:custom-shape draw:name="Google Shape;227;p33" draw:style-name="gr20" draw:text-style-name="P8" draw:layer="layout" svg:width="1.606cm" svg:height="5.528cm" draw:transform="rotate (-3.14159265358979) translate (11.827cm 7.858cm)">
          <text:p/>
          <draw:enhanced-geometry draw:mirror-horizontal="true" draw:mirror-vertical="false" svg:viewBox="0 0 21600 21600" draw:type="mso-spt32" draw:enhanced-path="M 0 0 L 21600 21600 N"/>
        </draw:custom-shape>
        <draw:custom-shape draw:name="Google Shape;228;p33" draw:style-name="gr16" draw:text-style-name="P6" draw:layer="layout" svg:width="2.742cm" svg:height="1.199cm" svg:x="9.073cm" svg:y="11.429cm">
          <text:p text:style-name="P1"><text:span text:style-name="T17">«component»</text:span></text:p>
          <text:p text:style-name="P1"><text:span text:style-name="T18"/></text:p>
          <text:p text:style-name="P1"><text:span text:style-name="T19">Pedido DA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3" draw:style-name="gr17" draw:text-style-name="P8" draw:layer="layout" svg:width="0.692cm" svg:height="0.001cm" svg:x="11.814cm" svg:y="12.323cm">
          <text:p/>
          <draw:enhanced-geometry draw:mirror-horizontal="false" draw:mirror-vertical="false" svg:viewBox="0 0 21600 21600" draw:type="mso-spt32" draw:enhanced-path="M 0 0 L 21600 21600 N"/>
        </draw:custom-shape>
        <draw:custom-shape draw:name="Google Shape;230;p33" draw:style-name="gr14" draw:text-style-name="P7" draw:layer="layout" svg:width="0.141cm" svg:height="0.276cm" svg:x="12.527cm" svg:y="12.185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231;p33" draw:style-name="gr18" draw:text-style-name="P5" draw:layer="layout" svg:width="1.728cm" svg:height="0.408cm" svg:x="11.85cm" svg:y="12.461cm">
          <text:p text:style-name="P4"><text:span text:style-name="T20">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33" draw:style-name="gr19" draw:text-style-name="P6" draw:layer="layout" svg:width="0.27cm" svg:height="0.27cm" svg:x="12.572cm" svg:y="11.429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3;p33" draw:style-name="gr17" draw:text-style-name="P8" draw:layer="layout" svg:width="0.757cm" svg:height="0.001cm" svg:x="11.814cm" svg:y="11.564cm">
          <text:p/>
          <draw:enhanced-geometry draw:mirror-horizontal="false" draw:mirror-vertical="false" svg:viewBox="0 0 21600 21600" draw:type="mso-spt32" draw:enhanced-path="M 0 0 L 21600 21600 N"/>
        </draw:custom-shape>
        <draw:custom-shape draw:name="Google Shape;234;p33" draw:style-name="gr18" draw:text-style-name="P5" draw:layer="layout" svg:width="1.671cm" svg:height="0.397cm" svg:x="11.814cm" svg:y="11.692cm">
          <text:p text:style-name="P4"><text:span text:style-name="T20">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3" draw:style-name="gr15" draw:text-style-name="P6" draw:layer="layout" svg:width="1.829cm" svg:height="0.881cm" svg:x="8.305cm" svg:y="9.176cm">
          <text:p text:style-name="P1"><text:span text:style-name="T16">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33" draw:style-name="gr23" draw:text-style-name="P8" draw:layer="layout" svg:width="7.262cm" svg:height="3.24cm" svg:x="12.898cm" svg:y="8.374cm">
          <text:p/>
          <draw:enhanced-geometry draw:mirror-horizontal="false" draw:mirror-vertical="false" drawooo:sub-view-size="104584 46672" draw:text-areas="0 0 ?f0 ?f1" svg:viewBox="0 0 0 0" draw:type="ooxml-non-primitive" draw:enhanced-path="M 81915 0 L 104394 190 104584 46672 0 46101 N">
            <draw:equation draw:name="f0" draw:formula="logwidth"/>
            <draw:equation draw:name="f1" draw:formula="logheight"/>
          </draw:enhanced-geometry>
        </draw:custom-shape>
        <draw:custom-shape draw:name="Google Shape;237;p33" draw:style-name="gr16" draw:text-style-name="P6" draw:layer="layout" svg:width="3.031cm" svg:height="0.422cm" svg:x="4.612cm" svg:y="11.429cm">
          <text:p text:style-name="P1"><text:span text:style-name="T21">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3" draw:style-name="gr19" draw:text-style-name="P6" draw:layer="layout" svg:width="3.031cm" svg:height="0.403cm" svg:x="4.612cm" svg:y="11.852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3" draw:style-name="gr19" draw:text-style-name="P6" draw:layer="layout" svg:width="3.031cm" svg:height="0.52cm" svg:x="4.612cm" svg:y="12.248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3" draw:style-name="gr20" draw:text-style-name="P8" draw:layer="layout" svg:width="2.177cm" svg:height="1.812cm" svg:x="6.125cm" svg:y="9.617cm">
          <text:p/>
          <draw:enhanced-geometry draw:mirror-horizontal="true" draw:mirror-vertical="false" svg:viewBox="0 0 21600 21600" draw:type="mso-spt32" draw:enhanced-path="M 0 0 L 21600 21600 N"/>
        </draw:custom-shape>
        <presentation:notes draw:style-name="dp2">
          <draw:page-thumbnail draw:name="Google Shape;200;g90b00f2025_1_400:notes" draw:style-name="gr1" draw:layer="layout" svg:width="16.932cm" svg:height="9.524cm" svg:x="1.059cm" svg:y="1.905cm" draw:page-number="6" presentation:class="page"/>
          <draw:frame draw:name="Google Shape;201;g90b00f2025_1_400:notes" presentation:style-name="pr8"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245;p34" draw:style-name="gr13" draw:text-style-name="P11" draw:layer="layout" svg:width="24.791cm" svg:height="3.862cm" svg:x="0.318cm" svg:y="10.134cm">
          <text:p text:style-name="P4"><text:span text:style-name="T15">Mode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6;p34" draw:style-name="gr13" draw:text-style-name="P11" draw:layer="layout" svg:width="24.627cm" svg:height="5.35cm" svg:x="0.318cm" svg:y="4.458cm">
          <text:p text:style-name="P4"><text:span text:style-name="T15">Control Compon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7;p34" draw:style-name="gr13" draw:text-style-name="P11" draw:layer="layout" svg:width="24.599cm" svg:height="3.862cm" svg:x="0.318cm" svg:y="0.212cm">
          <text:p text:style-name="P4"><text:span text:style-name="T15">Vie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42;g90b00f2025_1_41:notes" draw:style-name="gr1" draw:layer="layout" svg:width="16.932cm" svg:height="9.524cm" svg:x="1.059cm" svg:y="1.905cm" draw:page-number="7" presentation:class="page"/>
          <draw:frame draw:name="Google Shape;243;g90b00f2025_1_41:notes" presentation:style-name="pr9"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BLANK">
        <draw:custom-shape draw:name="Google Shape;252;p35" draw:style-name="gr13" draw:text-style-name="P11" draw:layer="layout" svg:width="24.791cm" svg:height="2.84cm" svg:x="0.318cm" svg:y="11.155cm">
          <text:p text:style-name="P4"><text:span text:style-name="T15">Mode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3;p35" draw:style-name="gr13" draw:text-style-name="P11" draw:layer="layout" svg:width="24.627cm" svg:height="7.474cm" svg:x="0.318cm" svg:y="3.395cm">
          <text:p text:style-name="P4"><text:span text:style-name="T15">Control Compon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4;p35" draw:style-name="gr13" draw:text-style-name="P11" draw:layer="layout" svg:width="24.599cm" svg:height="2.84cm" svg:x="0.318cm" svg:y="0.212cm">
          <text:p text:style-name="P4"><text:span text:style-name="T15">Vie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5;p35" draw:style-name="gr18" draw:text-style-name="P5" draw:layer="layout" svg:width="1.933cm" svg:height="0.457cm" svg:x="15.156cm" svg:y="5.901cm">
          <text:p text:style-name="P4"><text:span text:style-name="T20">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35" draw:style-name="gr18" draw:text-style-name="P5" draw:layer="layout" svg:width="1.868cm" svg:height="0.444cm" svg:x="16.877cm" svg:y="5.778cm">
          <text:p text:style-name="P4"><text:span text:style-name="T20">Interface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35" draw:style-name="gr16" draw:text-style-name="P6" draw:layer="layout" svg:width="3.01cm" svg:height="1.341cm" svg:x="14.412cm" svg:y="4.354cm">
          <text:p text:style-name="P1"><text:span text:style-name="T17">«component»</text:span></text:p>
          <text:p text:style-name="P1"><text:span text:style-name="T22"/></text:p>
          <text:p text:style-name="P1"><text:span text:style-name="T19">Leil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5" draw:style-name="gr17" draw:text-style-name="P8" draw:layer="layout" svg:width="0.001cm" svg:height="0.599cm" svg:x="16.779cm" svg:y="5.704cm">
          <text:p/>
          <draw:enhanced-geometry draw:mirror-horizontal="false" draw:mirror-vertical="false" svg:viewBox="0 0 21600 21600" draw:type="mso-spt32" draw:enhanced-path="M 0 0 L 21600 21600 N"/>
        </draw:custom-shape>
        <draw:custom-shape draw:name="Google Shape;259;p35" draw:style-name="gr19" draw:text-style-name="P6" draw:layer="layout" svg:width="0.471cm" svg:height="0.448cm" svg:x="16.544cm" svg:y="6.313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60;p35" draw:style-name="gr17" draw:text-style-name="P8" draw:layer="layout" svg:width="0.001cm" svg:height="0.599cm" svg:x="15.228cm" svg:y="5.704cm">
          <text:p/>
          <draw:enhanced-geometry draw:mirror-horizontal="false" draw:mirror-vertical="false" svg:viewBox="0 0 21600 21600" draw:type="mso-spt32" draw:enhanced-path="M 0 0 L 21600 21600 N"/>
        </draw:custom-shape>
        <draw:custom-shape draw:name="Google Shape;261;p35" draw:style-name="gr17" draw:text-style-name="P8" draw:layer="layout" svg:width="0.47cm" svg:height="0.214cm" svg:x="14.997cm" svg:y="6.304cm">
          <text:p/>
          <draw:enhanced-geometry draw:mirror-horizontal="fals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262;p35" draw:style-name="gr18" draw:text-style-name="P5" draw:layer="layout" svg:width="1.582cm" svg:height="0.444cm" svg:x="8.322cm" svg:y="5.874cm">
          <text:p text:style-name="P4"><text:span text:style-name="T20">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5" draw:style-name="gr16" draw:text-style-name="P6" draw:layer="layout" svg:width="2.86cm" svg:height="1.341cm" svg:x="8.427cm" svg:y="4.314cm">
          <text:p text:style-name="P1"><text:span text:style-name="T17">«component»</text:span></text:p>
          <text:p text:style-name="P1"><text:span text:style-name="T22"/></text:p>
          <text:p text:style-name="P1"><text:span text:style-name="T19">Componente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5" draw:style-name="gr17" draw:text-style-name="P8" draw:layer="layout" svg:width="0.001cm" svg:height="0.599cm" svg:x="9.905cm" svg:y="5.671cm">
          <text:p/>
          <draw:enhanced-geometry draw:mirror-horizontal="false" draw:mirror-vertical="false" svg:viewBox="0 0 21600 21600" draw:type="mso-spt32" draw:enhanced-path="M 0 0 L 21600 21600 N"/>
        </draw:custom-shape>
        <draw:custom-shape draw:name="Google Shape;265;p35" draw:style-name="gr19" draw:text-style-name="P6" draw:layer="layout" svg:width="0.471cm" svg:height="0.448cm" svg:x="9.67cm" svg:y="6.279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66;p35" draw:style-name="gr19" draw:text-style-name="P6" draw:layer="layout" svg:width="0.363cm" svg:height="0.377cm" svg:x="8.931cm" svg:y="3.988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35" draw:style-name="gr18" draw:text-style-name="P5" draw:layer="layout" svg:width="1.186cm" svg:height="0.444cm" svg:x="8.59cm" svg:y="3.533cm">
          <text:p text:style-name="P4"><text:span text:style-name="T20">Pro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35" draw:style-name="gr19" draw:text-style-name="P6" draw:layer="layout" svg:width="0.363cm" svg:height="0.377cm" svg:x="10.483cm" svg:y="3.988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35" draw:style-name="gr18" draw:text-style-name="P5" draw:layer="layout" svg:width="1.186cm" svg:height="0.444cm" svg:x="10.142cm" svg:y="3.533cm">
          <text:p text:style-name="P4"><text:span text:style-name="T20">Prop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35" draw:style-name="gr24" draw:text-style-name="P6" draw:layer="layout" svg:width="11.361cm" svg:height="0.789cm" svg:x="7.926cm" svg:y="6.802cm">
          <text:p text:style-name="P1"><text:span text:style-name="T23">Barr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35" draw:style-name="gr16" draw:text-style-name="P6" draw:layer="layout" svg:width="2.742cm" svg:height="1.341cm" svg:x="11.995cm" svg:y="8.699cm">
          <text:p text:style-name="P1"><text:span text:style-name="T17">«component»</text:span></text:p>
          <text:p text:style-name="P1"><text:span text:style-name="T22"/></text:p>
          <text:p text:style-name="P1"><text:span text:style-name="T19">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35" draw:style-name="gr17" draw:text-style-name="P8" draw:layer="layout" svg:width="0.001cm" svg:height="0.599cm" draw:transform="rotate (-3.14159265358979) translate (14.098cm 8.699cm)">
          <text:p/>
          <draw:enhanced-geometry draw:mirror-horizontal="false" draw:mirror-vertical="false" svg:viewBox="0 0 21600 21600" draw:type="mso-spt32" draw:enhanced-path="M 0 0 L 21600 21600 N"/>
        </draw:custom-shape>
        <draw:custom-shape draw:name="Google Shape;273;p35" draw:style-name="gr19" draw:text-style-name="P6" draw:layer="layout" svg:width="0.471cm" svg:height="0.448cm" draw:transform="rotate (-3.14159265358979) translate (14.333cm 8.091cm)">
          <text:p text:style-name="P4"><text:span text:style-name="T8"/></text:p>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74;p35" draw:style-name="gr17" draw:text-style-name="P8" draw:layer="layout" svg:width="0.001cm" svg:height="0.599cm" draw:transform="rotate (-3.14159265358979) translate (12.548cm 8.699cm)">
          <text:p/>
          <draw:enhanced-geometry draw:mirror-horizontal="false" draw:mirror-vertical="false" svg:viewBox="0 0 21600 21600" draw:type="mso-spt32" draw:enhanced-path="M 0 0 L 21600 21600 N"/>
        </draw:custom-shape>
        <draw:custom-shape draw:name="Google Shape;275;p35" draw:style-name="gr17" draw:text-style-name="P8" draw:layer="layout" svg:width="0.47cm" svg:height="0.214cm" draw:transform="rotate (-3.14159265358979) translate (12.788cm 8.1cm)">
          <text:p/>
          <draw:enhanced-geometry draw:mirror-horizontal="tru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276;p35" draw:style-name="gr18" draw:text-style-name="P5" draw:layer="layout" svg:width="1.933cm" svg:height="0.457cm" svg:x="10.557cm" svg:y="8.025cm">
          <text:p text:style-name="P4"><text:span text:style-name="T20">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5" draw:style-name="gr18" draw:text-style-name="P5" draw:layer="layout" svg:width="1.868cm" svg:height="0.444cm" svg:x="14.428cm" svg:y="8.084cm">
          <text:p text:style-name="P4"><text:span text:style-name="T20">Interface 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35" draw:style-name="gr19" draw:text-style-name="P6" draw:layer="layout" svg:width="0.363cm" svg:height="0.377cm" svg:x="13.12cm" svg:y="9.982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35" draw:style-name="gr18" draw:text-style-name="P5" draw:layer="layout" svg:width="1.186cm" svg:height="0.444cm" svg:x="12.779cm" svg:y="10.309cm">
          <text:p text:style-name="P4"><text:span text:style-name="T20">Prop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35" draw:style-name="gr16" draw:text-style-name="P6" draw:layer="layout" svg:width="3.01cm" svg:height="1.341cm" svg:x="11.208cm" svg:y="0.428cm">
          <text:p text:style-name="P1"><text:span text:style-name="T17">«component»</text:span></text:p>
          <text:p text:style-name="P1"><text:span text:style-name="T22"/></text:p>
          <text:p text:style-name="P1"><text:span text:style-name="T19">Solicita</text:span></text:p>
          <text:p text:style-name="P1"><text:span text:style-name="T19">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5" draw:style-name="gr17" draw:text-style-name="P8" draw:layer="layout" svg:width="0.001cm" svg:height="4.206cm" svg:x="13.575cm" svg:y="1.779cm">
          <text:p/>
          <draw:enhanced-geometry draw:mirror-horizontal="false" draw:mirror-vertical="false" svg:viewBox="0 0 21600 21600" draw:type="mso-spt32" draw:enhanced-path="M 0 0 L 21600 21600 N"/>
        </draw:custom-shape>
        <draw:custom-shape draw:name="Google Shape;282;p35" draw:style-name="gr19" draw:text-style-name="P6" draw:layer="layout" svg:width="0.471cm" svg:height="0.448cm" svg:x="13.34cm" svg:y="5.985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83;p35" draw:style-name="gr16" draw:text-style-name="P6" draw:layer="layout" svg:width="2.742cm" svg:height="1.199cm" svg:x="15.469cm" svg:y="0.661cm">
          <text:p text:style-name="P1"><text:span text:style-name="T17">«component»</text:span></text:p>
          <text:p text:style-name="P1"><text:span text:style-name="T18"/></text:p>
          <text:p text:style-name="P1"><text:span text:style-name="T19">Solicita</text:span></text:p>
          <text:p text:style-name="P1"><text:span text:style-name="T19">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35" draw:style-name="gr17" draw:text-style-name="P8" draw:layer="layout" svg:width="0.692cm" svg:height="0.001cm" svg:x="18.211cm" svg:y="1.554cm">
          <text:p/>
          <draw:enhanced-geometry draw:mirror-horizontal="false" draw:mirror-vertical="false" svg:viewBox="0 0 21600 21600" draw:type="mso-spt32" draw:enhanced-path="M 0 0 L 21600 21600 N"/>
        </draw:custom-shape>
        <draw:custom-shape draw:name="Google Shape;285;p35" draw:style-name="gr14" draw:text-style-name="P7" draw:layer="layout" svg:width="0.141cm" svg:height="0.276cm" svg:x="18.923cm" svg:y="1.416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286;p35" draw:style-name="gr18" draw:text-style-name="P5" draw:layer="layout" svg:width="1.728cm" svg:height="0.408cm" svg:x="18.246cm" svg:y="1.693cm">
          <text:p text:style-name="P4"><text:span text:style-name="T20">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5" draw:style-name="gr19" draw:text-style-name="P6" draw:layer="layout" svg:width="0.27cm" svg:height="0.27cm" svg:x="18.968cm" svg:y="0.661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35" draw:style-name="gr17" draw:text-style-name="P8" draw:layer="layout" svg:width="0.757cm" svg:height="0.001cm" svg:x="18.211cm" svg:y="0.796cm">
          <text:p/>
          <draw:enhanced-geometry draw:mirror-horizontal="false" draw:mirror-vertical="false" svg:viewBox="0 0 21600 21600" draw:type="mso-spt32" draw:enhanced-path="M 0 0 L 21600 21600 N"/>
        </draw:custom-shape>
        <draw:custom-shape draw:name="Google Shape;289;p35" draw:style-name="gr18" draw:text-style-name="P5" draw:layer="layout" svg:width="1.671cm" svg:height="0.397cm" svg:x="18.211cm" svg:y="0.923cm">
          <text:p text:style-name="P4"><text:span text:style-name="T20">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35" draw:style-name="gr19" draw:text-style-name="P6" draw:layer="layout" svg:width="0.27cm" svg:height="0.27cm" svg:x="18.18cm" svg:y="4.597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35" draw:style-name="gr17" draw:text-style-name="P8" draw:layer="layout" svg:width="0.757cm" svg:height="0.001cm" svg:x="17.423cm" svg:y="4.732cm">
          <text:p/>
          <draw:enhanced-geometry draw:mirror-horizontal="false" draw:mirror-vertical="false" svg:viewBox="0 0 21600 21600" draw:type="mso-spt32" draw:enhanced-path="M 0 0 L 21600 21600 N"/>
        </draw:custom-shape>
        <draw:custom-shape draw:name="Google Shape;292;p35" draw:style-name="gr18" draw:text-style-name="P5" draw:layer="layout" svg:width="1.671cm" svg:height="0.397cm" svg:x="17.423cm" svg:y="4.86cm">
          <text:p text:style-name="P4"><text:span text:style-name="T20">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35" draw:style-name="gr23" draw:text-style-name="P8" draw:layer="layout" svg:width="2.513cm" svg:height="3.234cm" svg:x="18.336cm" svg:y="1.554cm">
          <text:p/>
          <draw:enhanced-geometry draw:mirror-horizontal="false" draw:mirror-vertical="false" drawooo:sub-view-size="36195 57150" draw:text-areas="0 0 ?f0 ?f1" svg:viewBox="0 0 0 0" draw:type="ooxml-non-primitive" draw:enhanced-path="M 11430 0 L 36195 0 35814 57150 0 56388 N">
            <draw:equation draw:name="f0" draw:formula="logwidth"/>
            <draw:equation draw:name="f1" draw:formula="logheight"/>
          </draw:enhanced-geometry>
        </draw:custom-shape>
        <draw:custom-shape draw:name="Google Shape;294;p35" draw:style-name="gr16" draw:text-style-name="P6" draw:layer="layout" svg:width="2.742cm" svg:height="1.199cm" svg:x="14.737cm" svg:y="11.855cm">
          <text:p text:style-name="P1"><text:span text:style-name="T17">«component»</text:span></text:p>
          <text:p text:style-name="P1"><text:span text:style-name="T18"/></text:p>
          <text:p text:style-name="P1"><text:span text:style-name="T19">Rastre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35" draw:style-name="gr17" draw:text-style-name="P8" draw:layer="layout" svg:width="0.692cm" svg:height="0.001cm" svg:x="17.479cm" svg:y="12.749cm">
          <text:p/>
          <draw:enhanced-geometry draw:mirror-horizontal="false" draw:mirror-vertical="false" svg:viewBox="0 0 21600 21600" draw:type="mso-spt32" draw:enhanced-path="M 0 0 L 21600 21600 N"/>
        </draw:custom-shape>
        <draw:custom-shape draw:name="Google Shape;296;p35" draw:style-name="gr14" draw:text-style-name="P7" draw:layer="layout" svg:width="0.141cm" svg:height="0.276cm" svg:x="18.191cm" svg:y="12.611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297;p35" draw:style-name="gr18" draw:text-style-name="P5" draw:layer="layout" svg:width="1.728cm" svg:height="0.408cm" svg:x="17.514cm" svg:y="12.887cm">
          <text:p text:style-name="P4"><text:span text:style-name="T20">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35" draw:style-name="gr19" draw:text-style-name="P6" draw:layer="layout" svg:width="0.27cm" svg:height="0.27cm" svg:x="18.237cm" svg:y="11.855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9;p35" draw:style-name="gr17" draw:text-style-name="P8" draw:layer="layout" svg:width="0.757cm" svg:height="0.001cm" svg:x="17.479cm" svg:y="11.99cm">
          <text:p/>
          <draw:enhanced-geometry draw:mirror-horizontal="false" draw:mirror-vertical="false" svg:viewBox="0 0 21600 21600" draw:type="mso-spt32" draw:enhanced-path="M 0 0 L 21600 21600 N"/>
        </draw:custom-shape>
        <draw:custom-shape draw:name="Google Shape;300;p35" draw:style-name="gr18" draw:text-style-name="P5" draw:layer="layout" svg:width="1.671cm" svg:height="0.397cm" svg:x="17.479cm" svg:y="12.118cm">
          <text:p text:style-name="P4"><text:span text:style-name="T20">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35" draw:style-name="gr17" draw:text-style-name="P8" draw:layer="layout" svg:width="0.692cm" svg:height="0.001cm" svg:x="17.38cm" svg:y="5.563cm">
          <text:p/>
          <draw:enhanced-geometry draw:mirror-horizontal="false" draw:mirror-vertical="false" svg:viewBox="0 0 21600 21600" draw:type="mso-spt32" draw:enhanced-path="M 0 0 L 21600 21600 N"/>
        </draw:custom-shape>
        <draw:custom-shape draw:name="Google Shape;302;p35" draw:style-name="gr14" draw:text-style-name="P7" draw:layer="layout" svg:width="0.141cm" svg:height="0.276cm" svg:x="18.092cm" svg:y="5.424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303;p35" draw:style-name="gr18" draw:text-style-name="P5" draw:layer="layout" svg:width="1.728cm" svg:height="0.408cm" svg:x="17.415cm" svg:y="5.701cm">
          <text:p text:style-name="P4"><text:span text:style-name="T20">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35" draw:style-name="gr23" draw:text-style-name="P8" draw:layer="layout" svg:width="2.46cm" svg:height="6.428cm" svg:x="18.256cm" svg:y="5.609cm">
          <text:p/>
          <draw:enhanced-geometry draw:mirror-horizontal="false" draw:mirror-vertical="false" drawooo:sub-view-size="35433 92583" draw:text-areas="0 0 ?f0 ?f1" svg:viewBox="0 0 0 0" draw:type="ooxml-non-primitive" draw:enhanced-path="M 0 0 L 35052 762 35433 92583 2667 92583 N">
            <draw:equation draw:name="f0" draw:formula="logwidth"/>
            <draw:equation draw:name="f1" draw:formula="logheight"/>
          </draw:enhanced-geometry>
        </draw:custom-shape>
        <presentation:notes draw:style-name="dp2">
          <draw:page-thumbnail draw:name="Google Shape;249;g90b00f2025_1_441:notes" draw:style-name="gr1" draw:layer="layout" svg:width="16.932cm" svg:height="9.524cm" svg:x="1.059cm" svg:y="1.905cm" draw:page-number="8" presentation:class="page"/>
          <draw:frame draw:name="Google Shape;250;g90b00f2025_1_441:notes" presentation:style-name="pr10"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_5f_1">
        <draw:custom-shape draw:name="Google Shape;309;p36" draw:style-name="gr3" draw:text-style-name="P6" draw:layer="layout" svg:width="4.76cm" svg:height="5.804cm" svg:x="9.754cm" svg:y="0.532cm">
          <text:p text:style-name="P1"><text:span text:style-name="T24">«component»</text:span></text:p>
          <text:p text:style-name="P1"><text:span text:style-name="T25"/></text:p>
          <text:p text:style-name="P1"><text:span text:style-name="T26">Solicita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36" draw:style-name="gr3" draw:text-style-name="P6" draw:layer="layout" svg:width="3.532cm" svg:height="3.083cm" svg:x="1.408cm" svg:y="3.96cm">
          <text:p text:style-name="P1"><text:span text:style-name="T27">«component»</text:span></text:p>
          <text:p text:style-name="P1"><text:span text:style-name="T16"/></text:p>
          <text:p text:style-name="P1"><text:span text:style-name="T28">Monta 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36" draw:style-name="gr3" draw:text-style-name="P6" draw:layer="layout" svg:width="4.625cm" svg:height="4.127cm" svg:x="9.754cm" svg:y="8.512cm">
          <text:p text:style-name="P1"><text:span text:style-name="T27">«component»</text:span></text:p>
          <text:p text:style-name="P1"><text:span text:style-name="T16"/></text:p>
          <text:p text:style-name="P1"><text:span text:style-name="T28">Solicita 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2;p36">
          <draw:custom-shape draw:name="Google Shape;313;p36" draw:style-name="gr10" draw:text-style-name="P6" draw:layer="layout" svg:width="0.611cm" svg:height="0.613cm" svg:x="8.507cm" svg:y="9.213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4;p36" draw:style-name="gr7" draw:text-style-name="P8" draw:layer="layout" svg:width="0.634cm" svg:height="0.001cm" svg:x="9.119cm" svg:y="9.52cm">
            <text:p/>
            <draw:enhanced-geometry draw:mirror-horizontal="false" draw:mirror-vertical="false" svg:viewBox="0 0 21600 21600" draw:type="mso-spt32" draw:enhanced-path="M 0 0 L 21600 21600 N"/>
          </draw:custom-shape>
        </draw:g>
        <draw:g draw:name="Google Shape;315;p36">
          <draw:custom-shape draw:name="Google Shape;316;p36" draw:style-name="gr10" draw:text-style-name="P6" draw:layer="layout" svg:width="0.611cm" svg:height="0.613cm" svg:x="8.507cm" svg:y="2.802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7;p36" draw:style-name="gr7" draw:text-style-name="P8" draw:layer="layout" svg:width="0.634cm" svg:height="0.001cm" svg:x="9.119cm" svg:y="3.108cm">
            <text:p/>
            <draw:enhanced-geometry draw:mirror-horizontal="false" draw:mirror-vertical="false" svg:viewBox="0 0 21600 21600" draw:type="mso-spt32" draw:enhanced-path="M 0 0 L 21600 21600 N"/>
          </draw:custom-shape>
        </draw:g>
        <draw:custom-shape draw:name="Google Shape;318;p36" draw:style-name="gr9" draw:text-style-name="P5" draw:layer="layout" svg:width="4.339cm" svg:height="0.599cm" svg:x="4.166cm" svg:y="1.041cm">
          <text:p text:style-name="P12"><text:span text:style-name="T29">Verifica Dispon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9;p36">
          <draw:custom-shape draw:name="Google Shape;320;p36" draw:style-name="gr10" draw:text-style-name="P6" draw:layer="layout" svg:width="0.611cm" svg:height="0.613cm" svg:x="8.507cm" svg:y="1.602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1;p36" draw:style-name="gr7" draw:text-style-name="P8" draw:layer="layout" svg:width="0.634cm" svg:height="0.001cm" svg:x="9.119cm" svg:y="1.908cm">
            <text:p/>
            <draw:enhanced-geometry draw:mirror-horizontal="false" draw:mirror-vertical="false" svg:viewBox="0 0 21600 21600" draw:type="mso-spt32" draw:enhanced-path="M 0 0 L 21600 21600 N"/>
          </draw:custom-shape>
        </draw:g>
        <draw:custom-shape draw:name="Google Shape;322;p36" draw:style-name="gr25" draw:text-style-name="P8" draw:layer="layout" svg:width="2.594cm" svg:height="2.561cm" draw:transform="rotate (-3.14159265358979) translate (8.507cm 4.4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23;p36" draw:style-name="gr25" draw:text-style-name="P8" draw:layer="layout" svg:width="2.456cm" svg:height="2.317cm" draw:transform="rotate (-3.14159265358979) translate (8.507cm 5.426cm)">
          <text:p/>
          <draw:enhanced-geometry draw:mirror-horizontal="true" draw:mirror-vertical="false" draw:text-areas="0 0 ?f2 ?f3" svg:viewBox="0 0 0 0" draw:type="ooxml-bentConnector3" draw:modifiers="6884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24;p36" draw:style-name="gr9" draw:text-style-name="P5" draw:layer="layout" svg:width="3.165cm" svg:height="0.625cm" svg:x="6.437cm" svg:y="9.801cm">
          <text:p text:style-name="P12"><text:span text:style-name="T29">Solicita 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5;p36">
          <draw:custom-shape draw:name="Google Shape;326;p36" draw:style-name="gr10" draw:text-style-name="P6" draw:layer="layout" svg:width="0.611cm" svg:height="0.613cm" draw:transform="rotate (1.5707963267949) translate (20.06cm 10.169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7;p36" draw:style-name="gr7" draw:text-style-name="P8" draw:layer="layout" svg:width="0.001cm" svg:height="0.502cm" draw:transform="rotate (-3.14159265358979) translate (20.367cm 10.673cm)">
            <text:p/>
            <draw:enhanced-geometry draw:mirror-horizontal="false" draw:mirror-vertical="false" svg:viewBox="0 0 21600 21600" draw:type="mso-spt32" draw:enhanced-path="M 0 0 L 21600 21600 N"/>
          </draw:custom-shape>
        </draw:g>
        <draw:custom-shape draw:name="Google Shape;328;p36" draw:style-name="gr3" draw:text-style-name="P6" draw:layer="layout" svg:width="5.714cm" svg:height="2.013cm" svg:x="17.464cm" svg:y="10.672cm">
          <text:p text:style-name="P1"><text:span text:style-name="T27">«component»</text:span></text:p>
          <text:p text:style-name="P1"><text:span text:style-name="T16"/></text:p>
          <text:p text:style-name="P1"><text:span text:style-name="T28">Despacha Encom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36" draw:style-name="gr9" draw:text-style-name="P5" draw:layer="layout" svg:width="3.347cm" svg:height="0.599cm" svg:x="15.411cm" svg:y="4.744cm">
          <text:p text:style-name="P4"><text:span text:style-name="T29">Entrega 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6" draw:style-name="gr25" draw:text-style-name="P8" draw:layer="layout" svg:width="1.542cm" svg:height="0.524cm" svg:x="15.48cm" svg:y="5.50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31;p36" draw:style-name="gr3" draw:text-style-name="P6" draw:layer="layout" svg:width="4.92cm" svg:height="2.013cm" svg:x="18.269cm" svg:y="5.683cm">
          <text:p text:style-name="P1"><text:span text:style-name="T27">«component»</text:span></text:p>
          <text:p text:style-name="P1"><text:span text:style-name="T16"/></text:p>
          <text:p text:style-name="P1"><text:span text:style-name="T28">Prepara Encom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2;p36">
          <draw:custom-shape draw:name="Google Shape;333;p36" draw:style-name="gr7" draw:text-style-name="P8" draw:layer="layout" svg:width="0.001cm" svg:height="0.533cm" svg:x="20.368cm" svg:y="7.679cm">
            <text:p/>
            <draw:enhanced-geometry draw:mirror-horizontal="false" draw:mirror-vertical="false" svg:viewBox="0 0 21600 21600" draw:type="mso-spt32" draw:enhanced-path="M 0 0 L 21600 21600 N"/>
          </draw:custom-shape>
          <draw:custom-shape draw:name="Google Shape;334;p36" draw:style-name="gr8" draw:text-style-name="P7" draw:layer="layout" svg:width="0.625cm" svg:height="0.32cm" svg:x="20.055cm" svg:y="8.258cm">
            <text:p text:style-name="P4"><text:span text:style-name="T8"/></text:p>
            <draw:enhanced-geometry draw:mirror-horizontal="false" draw:mirror-vertical="false" drawooo:sub-view-size="690 354" draw:text-areas="0 0 ?f0 ?f1" svg:viewBox="0 0 0 0" draw:type="ooxml-non-primitive" draw:enhanced-path="M 689 352 C 689 351 689 351 688 350 688 350 688 349 687 349 686 348 686 348 685 348 L 681 348 C 681 347 681 346 681 345 681 298 672 252 656 211 639 171 614 135 585 104 554 75 518 50 478 33 437 17 391 8 344 8 297 8 252 17 211 33 170 50 134 75 104 104 74 135 49 171 33 211 16 252 6 298 6 345 6 346 6 347 6 348 L 0 348 C 0 347 0 346 0 345 0 296 9 250 26 208 43 167 68 130 99 99 130 68 167 43 208 27 250 10 296 0 344 0 393 0 439 10 481 27 522 43 559 68 590 99 621 130 646 167 662 208 679 250 689 296 689 345 689 347 689 350 689 353 L 689 352 N">
              <draw:equation draw:name="f0" draw:formula="logwidth"/>
              <draw:equation draw:name="f1" draw:formula="logheight"/>
            </draw:enhanced-geometry>
          </draw:custom-shape>
        </draw:g>
        <draw:custom-shape draw:name="Google Shape;335;p36" draw:style-name="gr9" draw:text-style-name="P5" draw:layer="layout" svg:width="2.189cm" svg:height="0.599cm" svg:x="18.177cm" svg:y="9.728cm">
          <text:p text:style-name="P4"><text:span text:style-name="T29">Despach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36" draw:style-name="gr26" draw:text-style-name="P8" draw:layer="layout" svg:width="0.001cm" svg:height="0.979cm" svg:x="20.367cm" svg:y="8.577cm">
          <text:p/>
          <draw:enhanced-geometry draw:mirror-horizontal="false" draw:mirror-vertical="false" svg:viewBox="0 0 21600 21600" draw:type="mso-spt32" draw:enhanced-path="M 0 0 L 21600 21600 N"/>
        </draw:custom-shape>
        <draw:custom-shape draw:name="Google Shape;337;p36" draw:style-name="gr9" draw:text-style-name="P5" draw:layer="layout" svg:width="1.632cm" svg:height="0.972cm" svg:x="17.101cm" svg:y="7.722cm">
          <text:p text:style-name="P1"><text:span text:style-name="T29">Envia</text:span></text:p>
          <text:p text:style-name="P1"><text:span text:style-name="T29">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36" draw:style-name="gr8" draw:text-style-name="P7" draw:layer="layout" svg:width="0.32cm" svg:height="0.625cm" svg:x="5.592cm" svg:y="4.158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339;p36" draw:style-name="gr7" draw:text-style-name="P8" draw:layer="layout" svg:width="0.634cm" svg:height="0.001cm" svg:x="4.946cm" svg:y="4.47cm">
          <text:p/>
          <draw:enhanced-geometry draw:mirror-horizontal="false" draw:mirror-vertical="false" svg:viewBox="0 0 21600 21600" draw:type="mso-spt32" draw:enhanced-path="M 0 0 L 21600 21600 N"/>
        </draw:custom-shape>
        <draw:g draw:name="Google Shape;340;p36">
          <draw:custom-shape draw:name="Google Shape;341;p36" draw:style-name="gr8" draw:text-style-name="P7" draw:layer="layout" svg:width="0.32cm" svg:height="0.625cm" svg:x="5.592cm" svg:y="5.24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342;p36" draw:style-name="gr7" draw:text-style-name="P8" draw:layer="layout" svg:width="0.634cm" svg:height="0.001cm" svg:x="4.942cm" svg:y="5.552cm">
            <text:p/>
            <draw:enhanced-geometry draw:mirror-horizontal="false" draw:mirror-vertical="false" svg:viewBox="0 0 21600 21600" draw:type="mso-spt32" draw:enhanced-path="M 0 0 L 21600 21600 N"/>
          </draw:custom-shape>
        </draw:g>
        <draw:g draw:name="Google Shape;343;p36">
          <draw:custom-shape draw:name="Google Shape;344;p36" draw:style-name="gr8" draw:text-style-name="P7" draw:layer="layout" svg:width="0.32cm" svg:height="0.625cm" svg:x="5.624cm" svg:y="6.419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345;p36" draw:style-name="gr7" draw:text-style-name="P8" draw:layer="layout" svg:width="0.634cm" svg:height="0.001cm" svg:x="4.989cm" svg:y="6.731cm">
            <text:p/>
            <draw:enhanced-geometry draw:mirror-horizontal="false" draw:mirror-vertical="false" svg:viewBox="0 0 21600 21600" draw:type="mso-spt32" draw:enhanced-path="M 0 0 L 21600 21600 N"/>
          </draw:custom-shape>
        </draw:g>
        <draw:g draw:name="Google Shape;346;p36">
          <draw:custom-shape draw:name="Google Shape;347;p36" draw:style-name="gr8" draw:text-style-name="P7" draw:layer="layout" svg:width="0.32cm" svg:height="0.625cm" svg:x="15.16cm" svg:y="5.193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348;p36" draw:style-name="gr7" draw:text-style-name="P8" draw:layer="layout" svg:width="0.634cm" svg:height="0.001cm" svg:x="14.514cm" svg:y="5.505cm">
            <text:p/>
            <draw:enhanced-geometry draw:mirror-horizontal="false" draw:mirror-vertical="false" svg:viewBox="0 0 21600 21600" draw:type="mso-spt32" draw:enhanced-path="M 0 0 L 21600 21600 N"/>
          </draw:custom-shape>
        </draw:g>
        <draw:g draw:name="Google Shape;349;p36">
          <draw:custom-shape draw:name="Google Shape;350;p36" draw:style-name="gr8" draw:text-style-name="P7" draw:layer="layout" svg:width="0.32cm" svg:height="0.625cm" svg:x="14.994cm" svg:y="9.208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351;p36" draw:style-name="gr7" draw:text-style-name="P8" draw:layer="layout" svg:width="0.634cm" svg:height="0.001cm" svg:x="14.348cm" svg:y="9.52cm">
            <text:p/>
            <draw:enhanced-geometry draw:mirror-horizontal="false" draw:mirror-vertical="false" svg:viewBox="0 0 21600 21600" draw:type="mso-spt32" draw:enhanced-path="M 0 0 L 21600 21600 N"/>
          </draw:custom-shape>
        </draw:g>
        <draw:g draw:name="Google Shape;352;p36">
          <draw:custom-shape draw:name="Google Shape;353;p36" draw:style-name="gr10" draw:text-style-name="P6" draw:layer="layout" svg:width="0.611cm" svg:height="0.613cm" svg:x="17.022cm" svg:y="5.724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4;p36" draw:style-name="gr7" draw:text-style-name="P8" draw:layer="layout" svg:width="0.634cm" svg:height="0.001cm" svg:x="17.635cm" svg:y="6.03cm">
            <text:p/>
            <draw:enhanced-geometry draw:mirror-horizontal="false" draw:mirror-vertical="false" svg:viewBox="0 0 21600 21600" draw:type="mso-spt32" draw:enhanced-path="M 0 0 L 21600 21600 N"/>
          </draw:custom-shape>
        </draw:g>
        <draw:g draw:name="Google Shape;355;p36">
          <draw:custom-shape draw:name="Google Shape;356;p36" draw:style-name="gr10" draw:text-style-name="P6" draw:layer="layout" svg:width="0.611cm" svg:height="0.613cm" svg:x="17.022cm" svg:y="5.723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7;p36" draw:style-name="gr7" draw:text-style-name="P8" draw:layer="layout" svg:width="0.634cm" svg:height="0.001cm" svg:x="17.635cm" svg:y="6.029cm">
            <text:p/>
            <draw:enhanced-geometry draw:mirror-horizontal="false" draw:mirror-vertical="false" svg:viewBox="0 0 21600 21600" draw:type="mso-spt32" draw:enhanced-path="M 0 0 L 21600 21600 N"/>
          </draw:custom-shape>
        </draw:g>
        <draw:g draw:name="Google Shape;358;p36">
          <draw:custom-shape draw:name="Google Shape;359;p36" draw:style-name="gr10" draw:text-style-name="P6" draw:layer="layout" svg:width="0.611cm" svg:height="0.613cm" svg:x="17.011cm" svg:y="6.903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p36" draw:style-name="gr7" draw:text-style-name="P8" draw:layer="layout" svg:width="0.634cm" svg:height="0.001cm" svg:x="17.623cm" svg:y="7.209cm">
            <text:p/>
            <draw:enhanced-geometry draw:mirror-horizontal="false" draw:mirror-vertical="false" svg:viewBox="0 0 21600 21600" draw:type="mso-spt32" draw:enhanced-path="M 0 0 L 21600 21600 N"/>
          </draw:custom-shape>
        </draw:g>
        <draw:g draw:name="Google Shape;361;p36">
          <draw:custom-shape draw:name="Google Shape;362;p36" draw:style-name="gr10" draw:text-style-name="P6" draw:layer="layout" svg:width="0.611cm" svg:height="0.613cm" svg:x="0.161cm" svg:y="5.196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3;p36" draw:style-name="gr7" draw:text-style-name="P8" draw:layer="layout" svg:width="0.634cm" svg:height="0.001cm" svg:x="0.773cm" svg:y="5.502cm">
            <text:p/>
            <draw:enhanced-geometry draw:mirror-horizontal="false" draw:mirror-vertical="false" svg:viewBox="0 0 21600 21600" draw:type="mso-spt32" draw:enhanced-path="M 0 0 L 21600 21600 N"/>
          </draw:custom-shape>
        </draw:g>
        <draw:custom-shape draw:name="Google Shape;364;p36" draw:style-name="gr9" draw:text-style-name="P5" draw:layer="layout" svg:width="1.813cm" svg:height="0.972cm" svg:x="8.03cm" svg:y="3.435cm">
          <text:p text:style-name="P1"><text:span text:style-name="T29">Solicita</text:span></text:p>
          <text:p text:style-name="P1"><text:span text:style-name="T29">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36" draw:style-name="gr9" draw:text-style-name="P5" draw:layer="layout" svg:width="1.813cm" svg:height="0.972cm" svg:x="-0.294cm" svg:y="5.908cm">
          <text:p text:style-name="P1"><text:span text:style-name="T29">Solicita</text:span></text:p>
          <text:p text:style-name="P1"><text:span text:style-name="T29">Entre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36" draw:style-name="gr9" draw:text-style-name="P5" draw:layer="layout" svg:width="2.539cm" svg:height="0.972cm" svg:x="23.19cm" svg:y="12.135cm">
          <text:p text:style-name="P1"><text:span text:style-name="T29">Encomenda</text:span></text:p>
          <text:p text:style-name="P1"><text:span text:style-name="T29">Despach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7;p36">
          <draw:custom-shape draw:name="Google Shape;368;p36" draw:style-name="gr10" draw:text-style-name="P6" draw:layer="layout" svg:width="0.611cm" svg:height="0.613cm" svg:x="15.121cm" svg:y="1.642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9;p36" draw:style-name="gr7" draw:text-style-name="P8" draw:layer="layout" svg:width="0.634cm" svg:height="0.001cm" draw:transform="rotate (-3.14159265358979) translate (15.127cm 1.948cm)">
            <text:p/>
            <draw:enhanced-geometry draw:mirror-horizontal="false" draw:mirror-vertical="false" svg:viewBox="0 0 21600 21600" draw:type="mso-spt32" draw:enhanced-path="M 0 0 L 21600 21600 N"/>
          </draw:custom-shape>
        </draw:g>
        <draw:custom-shape draw:name="Google Shape;370;p36" draw:style-name="gr9" draw:text-style-name="P5" draw:layer="layout" svg:width="3.347cm" svg:height="0.599cm" svg:x="15.762cm" svg:y="0.638cm">
          <text:p text:style-name="P4"><text:span text:style-name="T29">Consulta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36" draw:style-name="gr9" draw:text-style-name="P5" draw:layer="layout" svg:width="3.165cm" svg:height="0.599cm" svg:x="15.762cm" svg:y="1.585cm">
          <text:p text:style-name="P4"><text:span text:style-name="T29">Posição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72;p36">
          <draw:custom-shape draw:name="Google Shape;373;p36" draw:style-name="gr10" draw:text-style-name="P6" draw:layer="layout" svg:width="0.611cm" svg:height="0.613cm" svg:x="15.121cm" svg:y="3.861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4;p36" draw:style-name="gr7" draw:text-style-name="P8" draw:layer="layout" svg:width="0.634cm" svg:height="0.001cm" draw:transform="rotate (-3.14159265358979) translate (15.127cm 4.168cm)">
            <text:p/>
            <draw:enhanced-geometry draw:mirror-horizontal="false" draw:mirror-vertical="false" svg:viewBox="0 0 21600 21600" draw:type="mso-spt32" draw:enhanced-path="M 0 0 L 21600 21600 N"/>
          </draw:custom-shape>
        </draw:g>
        <draw:custom-shape draw:name="Google Shape;375;p36" draw:style-name="gr9" draw:text-style-name="P5" draw:layer="layout" svg:width="4.495cm" svg:height="0.524cm" svg:x="15.762cm" svg:y="2.742cm">
          <text:p text:style-name="P4"><text:span text:style-name="T29">Solicita Produto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36" draw:style-name="gr9" draw:text-style-name="P5" draw:layer="layout" svg:width="3.347cm" svg:height="0.599cm" svg:x="15.762cm" svg:y="3.842cm">
          <text:p text:style-name="P4"><text:span text:style-name="T29">Entrega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6" draw:style-name="gr27" draw:text-style-name="P5" draw:layer="layout" svg:width="10.976cm" svg:height="0.907cm" svg:x="5.944cm" svg:y="6.337cm">
          <text:p text:style-name="P4"><text:span text:style-name="T8"/></text:p>
          <draw:enhanced-geometry draw:mirror-horizontal="false" draw:mirror-vertical="false" drawooo:sub-view-size="12101 1001" draw:text-areas="0 0 ?f0 ?f1" svg:viewBox="0 0 0 0" draw:type="ooxml-non-primitive" draw:enhanced-path="M 0 400 L 1300 400 C 1300 400 1511 0 1700 0 1889 0 2100 400 2100 400 L 6700 400 6700 1000 10500 1000 C 10500 1000 10711 600 10900 600 11089 600 11300 1000 11300 1000 L 12100 1000 N">
            <draw:equation draw:name="f0" draw:formula="logwidth"/>
            <draw:equation draw:name="f1" draw:formula="logheight"/>
          </draw:enhanced-geometry>
        </draw:custom-shape>
        <draw:g draw:name="Google Shape;378;p36">
          <draw:custom-shape draw:name="Google Shape;379;p36" draw:style-name="gr10" draw:text-style-name="P6" draw:layer="layout" svg:width="0.611cm" svg:height="0.613cm" svg:x="14.988cm" svg:y="11.871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0;p36" draw:style-name="gr7" draw:text-style-name="P8" draw:layer="layout" svg:width="0.634cm" svg:height="0.001cm" draw:transform="rotate (-3.14159265358979) translate (14.995cm 12.178cm)">
            <text:p/>
            <draw:enhanced-geometry draw:mirror-horizontal="false" draw:mirror-vertical="false" svg:viewBox="0 0 21600 21600" draw:type="mso-spt32" draw:enhanced-path="M 0 0 L 21600 21600 N"/>
          </draw:custom-shape>
        </draw:g>
        <draw:g draw:name="Google Shape;381;p36">
          <draw:custom-shape draw:name="Google Shape;382;p36" draw:style-name="gr8" draw:text-style-name="P7" draw:layer="layout" svg:width="0.32cm" svg:height="0.625cm" svg:x="15.138cm" svg:y="2.693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383;p36" draw:style-name="gr7" draw:text-style-name="P8" draw:layer="layout" svg:width="0.634cm" svg:height="0.001cm" svg:x="14.492cm" svg:y="3.005cm">
            <text:p/>
            <draw:enhanced-geometry draw:mirror-horizontal="false" draw:mirror-vertical="false" svg:viewBox="0 0 21600 21600" draw:type="mso-spt32" draw:enhanced-path="M 0 0 L 21600 21600 N"/>
          </draw:custom-shape>
        </draw:g>
        <draw:custom-shape draw:name="Google Shape;384;p36" draw:style-name="gr9" draw:text-style-name="P5" draw:layer="layout" svg:width="3.165cm" svg:height="0.972cm" svg:x="14.695cm" svg:y="9.929cm">
          <text:p text:style-name="P1"><text:span text:style-name="T29">Solicita Compra</text:span></text:p>
          <text:p text:style-name="P1"><text:span text:style-name="T29">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36" draw:style-name="gr9" draw:text-style-name="P5" draw:layer="layout" svg:width="3.165cm" svg:height="0.599cm" svg:x="14.298cm" svg:y="12.703cm">
          <text:p text:style-name="P1"><text:span text:style-name="T29">Entrega 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6;p36">
          <draw:custom-shape draw:name="Google Shape;387;p36" draw:style-name="gr8" draw:text-style-name="P7" draw:layer="layout" svg:width="0.32cm" svg:height="0.625cm" svg:x="15.144cm" svg:y="0.672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388;p36" draw:style-name="gr7" draw:text-style-name="P8" draw:layer="layout" svg:width="0.634cm" svg:height="0.001cm" svg:x="14.498cm" svg:y="0.984cm">
            <text:p/>
            <draw:enhanced-geometry draw:mirror-horizontal="false" draw:mirror-vertical="false" svg:viewBox="0 0 21600 21600" draw:type="mso-spt32" draw:enhanced-path="M 0 0 L 21600 21600 N"/>
          </draw:custom-shape>
        </draw:g>
        <draw:g draw:name="Google Shape;389;p36">
          <draw:custom-shape draw:name="Google Shape;390;p36" draw:style-name="gr8" draw:text-style-name="P7" draw:layer="layout" svg:width="0.32cm" svg:height="0.625cm" svg:x="23.825cm" svg:y="11.367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391;p36" draw:style-name="gr7" draw:text-style-name="P8" draw:layer="layout" svg:width="0.634cm" svg:height="0.001cm" svg:x="23.179cm" svg:y="11.679cm">
            <text:p/>
            <draw:enhanced-geometry draw:mirror-horizontal="false" draw:mirror-vertical="false" svg:viewBox="0 0 21600 21600" draw:type="mso-spt32" draw:enhanced-path="M 0 0 L 21600 21600 N"/>
          </draw:custom-shape>
        </draw:g>
        <draw:g draw:name="Google Shape;392;p36">
          <draw:custom-shape draw:name="Google Shape;393;p36" draw:style-name="gr8" draw:text-style-name="P7" draw:layer="layout" svg:width="0.32cm" svg:height="0.625cm" svg:x="14.994cm" svg:y="10.444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394;p36" draw:style-name="gr7" draw:text-style-name="P8" draw:layer="layout" svg:width="0.634cm" svg:height="0.001cm" svg:x="14.348cm" svg:y="10.756cm">
            <text:p/>
            <draw:enhanced-geometry draw:mirror-horizontal="false" draw:mirror-vertical="false" svg:viewBox="0 0 21600 21600" draw:type="mso-spt32" draw:enhanced-path="M 0 0 L 21600 21600 N"/>
          </draw:custom-shape>
        </draw:g>
        <draw:custom-shape draw:name="Google Shape;395;p36" draw:style-name="gr25" draw:text-style-name="P8" draw:layer="layout" svg:width="2.427cm" svg:height="3.846cm" svg:x="6.069cm" svg:y="5.645cm">
          <text:p/>
          <draw:enhanced-geometry draw:mirror-horizontal="false" draw:mirror-vertical="false" drawooo:sub-view-size="38541 59391" draw:text-areas="0 0 ?f0 ?f1" svg:viewBox="0 0 0 0" draw:type="ooxml-non-primitive" draw:enhanced-path="M 0 0 L 23693 0 23693 59391 38541 59391 N">
            <draw:equation draw:name="f0" draw:formula="logwidth"/>
            <draw:equation draw:name="f1" draw:formula="logheight"/>
          </draw:enhanced-geometry>
        </draw:custom-shape>
        <draw:custom-shape draw:name="Google Shape;396;p36" draw:style-name="gr11" draw:text-style-name="P8" draw:layer="layout" svg:width="1.094cm" svg:height="3.402cm" svg:x="15.363cm" svg:y="6.138cm">
          <text:p/>
          <draw:enhanced-geometry draw:mirror-horizontal="false" draw:mirror-vertical="false" drawooo:sub-view-size="17375 54020" draw:text-areas="0 0 ?f0 ?f1" svg:viewBox="0 0 0 0" draw:type="ooxml-non-primitive" draw:enhanced-path="M 0 54020 L 7898 54020 7898 0 17375 0 N">
            <draw:equation draw:name="f0" draw:formula="logwidth"/>
            <draw:equation draw:name="f1" draw:formula="logheight"/>
          </draw:enhanced-geometry>
        </draw:custom-shape>
        <presentation:notes draw:style-name="dp2">
          <draw:frame draw:name="Google Shape;306;g90b00f2025_0_1:notes" presentation:style-name="pr11" draw:text-style-name="P3" draw:layer="layout" svg:width="15.239cm" svg:height="11.429cm" svg:x="1.905cm" svg:y="12.065cm" presentation:class="notes" presentation:placeholder="true" presentation:user-transformed="true">
            <draw:text-box/>
          </draw:frame>
          <draw:page-thumbnail draw:name="Google Shape;307;g90b00f2025_0_1:notes" draw:style-name="gr1" draw:layer="layout" svg:width="12.7cm" svg:height="9.524cm" svg:x="3.175cm" svg:y="1.905cm" draw:page-number="9" presentation:class="page"/>
        </presentation:notes>
      </draw:page>
      <draw:page draw:name="page10" draw:style-name="dp1" draw:master-page-name="TITLE_5f_AND_5f_BODY" presentation:presentation-page-layout-name="AL2T1">
        <draw:custom-shape draw:name="Google Shape;401;p37" draw:style-name="gr10" draw:text-style-name="P6" draw:layer="layout" svg:width="26.486cm" svg:height="16.929cm" svg:x="-0.907cm" svg:y="1.937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37" draw:style-name="gr3" draw:text-style-name="P6" draw:layer="layout" svg:width="4.76cm" svg:height="5.804cm" svg:x="10.25cm" svg:y="2.177cm">
          <text:p text:style-name="P1"><text:span text:style-name="T27">«component»</text:span></text:p>
          <text:p text:style-name="P1"><text:span text:style-name="T16"/></text:p>
          <text:p text:style-name="P1"><text:span text:style-name="T28">Solicita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37" draw:style-name="gr3" draw:text-style-name="P6" draw:layer="layout" svg:width="3.532cm" svg:height="3.083cm" svg:x="1.905cm" svg:y="5.605cm">
          <text:p text:style-name="P1"><text:span text:style-name="T27">«component»</text:span></text:p>
          <text:p text:style-name="P1"><text:span text:style-name="T16"/></text:p>
          <text:p text:style-name="P1"><text:span text:style-name="T28">Monta 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37" draw:style-name="gr3" draw:text-style-name="P6" draw:layer="layout" svg:width="4.625cm" svg:height="4.127cm" svg:x="10.25cm" svg:y="10.157cm">
          <text:p text:style-name="P1"><text:span text:style-name="T27">«component»</text:span></text:p>
          <text:p text:style-name="P1"><text:span text:style-name="T16"/></text:p>
          <text:p text:style-name="P1"><text:span text:style-name="T28">Solicita 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5;p37">
          <draw:custom-shape draw:name="Google Shape;406;p37" draw:style-name="gr10" draw:text-style-name="P6" draw:layer="layout" svg:width="0.611cm" svg:height="0.613cm" svg:x="9.003cm" svg:y="10.858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7;p37" draw:style-name="gr7" draw:text-style-name="P8" draw:layer="layout" svg:width="0.634cm" svg:height="0.001cm" svg:x="9.615cm" svg:y="11.165cm">
            <text:p/>
            <draw:enhanced-geometry draw:mirror-horizontal="false" draw:mirror-vertical="false" svg:viewBox="0 0 21600 21600" draw:type="mso-spt32" draw:enhanced-path="M 0 0 L 21600 21600 N"/>
          </draw:custom-shape>
        </draw:g>
        <draw:g draw:name="Google Shape;408;p37">
          <draw:custom-shape draw:name="Google Shape;409;p37" draw:style-name="gr10" draw:text-style-name="P6" draw:layer="layout" svg:width="0.611cm" svg:height="0.613cm" svg:x="9.003cm" svg:y="4.447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0;p37" draw:style-name="gr7" draw:text-style-name="P8" draw:layer="layout" svg:width="0.634cm" svg:height="0.001cm" svg:x="9.615cm" svg:y="4.753cm">
            <text:p/>
            <draw:enhanced-geometry draw:mirror-horizontal="false" draw:mirror-vertical="false" svg:viewBox="0 0 21600 21600" draw:type="mso-spt32" draw:enhanced-path="M 0 0 L 21600 21600 N"/>
          </draw:custom-shape>
        </draw:g>
        <draw:custom-shape draw:name="Google Shape;411;p37" draw:style-name="gr9" draw:text-style-name="P5" draw:layer="layout" svg:width="4.241cm" svg:height="0.599cm" svg:x="6.009cm" svg:y="2.555cm">
          <text:p text:style-name="P4"><text:span text:style-name="T29">Verifica Dispon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2;p37">
          <draw:custom-shape draw:name="Google Shape;413;p37" draw:style-name="gr10" draw:text-style-name="P6" draw:layer="layout" svg:width="0.611cm" svg:height="0.613cm" svg:x="9.003cm" svg:y="3.247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p37" draw:style-name="gr7" draw:text-style-name="P8" draw:layer="layout" svg:width="0.634cm" svg:height="0.001cm" svg:x="9.615cm" svg:y="3.553cm">
            <text:p/>
            <draw:enhanced-geometry draw:mirror-horizontal="false" draw:mirror-vertical="false" svg:viewBox="0 0 21600 21600" draw:type="mso-spt32" draw:enhanced-path="M 0 0 L 21600 21600 N"/>
          </draw:custom-shape>
        </draw:g>
        <draw:custom-shape draw:name="Google Shape;415;p37" draw:style-name="gr25" draw:text-style-name="P8" draw:layer="layout" svg:width="2.594cm" svg:height="2.561cm" draw:transform="rotate (-3.14159265358979) translate (9.003cm 6.11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16;p37" draw:style-name="gr25" draw:text-style-name="P8" draw:layer="layout" svg:width="3.502cm" svg:height="2.443cm" draw:transform="rotate (-3.14159265358979) translate (9.003cm 7.19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17;p37" draw:style-name="gr25" draw:text-style-name="P8" draw:layer="layout" svg:width="3.968cm" svg:height="3.502cm" draw:transform="rotate (-1.5707963267949) translate (9.003cm 7.196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18;p37" draw:style-name="gr9" draw:text-style-name="P5" draw:layer="layout" svg:width="1.701cm" svg:height="0.972cm" svg:x="8.548cm" svg:y="9.887cm">
          <text:p text:style-name="P1"><text:span text:style-name="T29">Solicita</text:span></text:p>
          <text:p text:style-name="P1"><text:span text:style-name="T29">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9;p37">
          <draw:custom-shape draw:name="Google Shape;420;p37" draw:style-name="gr10" draw:text-style-name="P6" draw:layer="layout" svg:width="0.611cm" svg:height="0.613cm" draw:transform="rotate (1.5707963267949) translate (20.557cm 11.814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p37" draw:style-name="gr7" draw:text-style-name="P8" draw:layer="layout" svg:width="0.001cm" svg:height="0.502cm" draw:transform="rotate (-3.14159265358979) translate (20.863cm 12.318cm)">
            <text:p/>
            <draw:enhanced-geometry draw:mirror-horizontal="false" draw:mirror-vertical="false" svg:viewBox="0 0 21600 21600" draw:type="mso-spt32" draw:enhanced-path="M 0 0 L 21600 21600 N"/>
          </draw:custom-shape>
        </draw:g>
        <draw:custom-shape draw:name="Google Shape;422;p37" draw:style-name="gr3" draw:text-style-name="P6" draw:layer="layout" svg:width="5.714cm" svg:height="2.013cm" svg:x="17.96cm" svg:y="12.317cm">
          <text:p text:style-name="P1"><text:span text:style-name="T27">«component»</text:span></text:p>
          <text:p text:style-name="P1"><text:span text:style-name="T16"/></text:p>
          <text:p text:style-name="P1"><text:span text:style-name="T28">Despacha Encom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37" draw:style-name="gr9" draw:text-style-name="P5" draw:layer="layout" svg:width="3.152cm" svg:height="0.599cm" svg:x="16.69cm" svg:y="6.637cm">
          <text:p text:style-name="P4"><text:span text:style-name="T29">Entrega 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37" draw:style-name="gr25" draw:text-style-name="P8" draw:layer="layout" svg:width="1.542cm" svg:height="0.524cm" svg:x="15.977cm" svg:y="7.14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25;p37" draw:style-name="gr3" draw:text-style-name="P6" draw:layer="layout" svg:width="4.92cm" svg:height="2.013cm" svg:x="18.766cm" svg:y="7.328cm">
          <text:p text:style-name="P1"><text:span text:style-name="T27">«component»</text:span></text:p>
          <text:p text:style-name="P1"><text:span text:style-name="T16"/></text:p>
          <text:p text:style-name="P1"><text:span text:style-name="T28">Prepara Encom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6;p37">
          <draw:custom-shape draw:name="Google Shape;427;p37" draw:style-name="gr7" draw:text-style-name="P8" draw:layer="layout" svg:width="0.001cm" svg:height="0.533cm" svg:x="20.864cm" svg:y="9.324cm">
            <text:p/>
            <draw:enhanced-geometry draw:mirror-horizontal="false" draw:mirror-vertical="false" svg:viewBox="0 0 21600 21600" draw:type="mso-spt32" draw:enhanced-path="M 0 0 L 21600 21600 N"/>
          </draw:custom-shape>
          <draw:custom-shape draw:name="Google Shape;428;p37" draw:style-name="gr8" draw:text-style-name="P7" draw:layer="layout" svg:width="0.625cm" svg:height="0.32cm" svg:x="20.551cm" svg:y="9.903cm">
            <text:p text:style-name="P4"><text:span text:style-name="T8"/></text:p>
            <draw:enhanced-geometry draw:mirror-horizontal="false" draw:mirror-vertical="false" drawooo:sub-view-size="690 354" draw:text-areas="0 0 ?f0 ?f1" svg:viewBox="0 0 0 0" draw:type="ooxml-non-primitive" draw:enhanced-path="M 689 352 C 689 351 689 351 688 350 688 350 688 349 687 349 686 348 686 348 685 348 L 681 348 C 681 347 681 346 681 345 681 298 672 252 656 211 639 171 614 135 585 104 554 75 518 50 478 33 437 17 391 8 344 8 297 8 252 17 211 33 170 50 134 75 104 104 74 135 49 171 33 211 16 252 6 298 6 345 6 346 6 347 6 348 L 0 348 C 0 347 0 346 0 345 0 296 9 250 26 208 43 167 68 130 99 99 130 68 167 43 208 27 250 10 296 0 344 0 393 0 439 10 481 27 522 43 559 68 590 99 621 130 646 167 662 208 679 250 689 296 689 345 689 347 689 350 689 353 L 689 352 N">
              <draw:equation draw:name="f0" draw:formula="logwidth"/>
              <draw:equation draw:name="f1" draw:formula="logheight"/>
            </draw:enhanced-geometry>
          </draw:custom-shape>
        </draw:g>
        <draw:custom-shape draw:name="Google Shape;429;p37" draw:style-name="gr9" draw:text-style-name="P5" draw:layer="layout" svg:width="2.189cm" svg:height="0.599cm" svg:x="18.673cm" svg:y="11.373cm">
          <text:p text:style-name="P4"><text:span text:style-name="T29">Despach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37" draw:style-name="gr26" draw:text-style-name="P8" draw:layer="layout" svg:width="0.001cm" svg:height="0.979cm" svg:x="20.863cm" svg:y="10.222cm">
          <text:p/>
          <draw:enhanced-geometry draw:mirror-horizontal="false" draw:mirror-vertical="false" svg:viewBox="0 0 21600 21600" draw:type="mso-spt32" draw:enhanced-path="M 0 0 L 21600 21600 N"/>
        </draw:custom-shape>
        <draw:custom-shape draw:name="Google Shape;431;p37" draw:style-name="gr9" draw:text-style-name="P5" draw:layer="layout" svg:width="1.632cm" svg:height="0.972cm" svg:x="17.597cm" svg:y="9.367cm">
          <text:p text:style-name="P1"><text:span text:style-name="T29">Envia</text:span></text:p>
          <text:p text:style-name="P1"><text:span text:style-name="T29">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37" draw:style-name="gr3" draw:text-style-name="P6" draw:layer="layout" svg:width="26.482cm" svg:height="1.813cm" svg:x="-0.903cm" svg:y="0.122cm">
          <text:p text:style-name="P1"><text:span text:style-name="T30">«component»</text:span></text:p>
          <text:p text:style-name="P1"><text:span text:style-name="T25"/></text:p>
          <text:p text:style-name="P1"><text:span text:style-name="T31">Entrega Pedido 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37" draw:style-name="gr25" draw:text-style-name="P8" draw:layer="layout" svg:width="1.292cm" svg:height="0.001cm" svg:x="-0.726cm" svg:y="7.147cm">
          <text:p/>
          <draw:enhanced-geometry draw:mirror-horizontal="false" draw:mirror-vertical="false" svg:viewBox="0 0 21600 21600" draw:type="mso-spt32" draw:enhanced-path="M 0 0 L 21600 21600 N"/>
        </draw:custom-shape>
        <draw:custom-shape draw:name="Google Shape;434;p37" draw:style-name="gr8" draw:text-style-name="P7" draw:layer="layout" svg:width="0.32cm" svg:height="0.625cm" svg:x="6.088cm" svg:y="5.802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435;p37" draw:style-name="gr7" draw:text-style-name="P8" draw:layer="layout" svg:width="0.634cm" svg:height="0.001cm" svg:x="5.443cm" svg:y="6.114cm">
          <text:p/>
          <draw:enhanced-geometry draw:mirror-horizontal="false" draw:mirror-vertical="false" svg:viewBox="0 0 21600 21600" draw:type="mso-spt32" draw:enhanced-path="M 0 0 L 21600 21600 N"/>
        </draw:custom-shape>
        <draw:g draw:name="Google Shape;436;p37">
          <draw:custom-shape draw:name="Google Shape;437;p37" draw:style-name="gr8" draw:text-style-name="P7" draw:layer="layout" svg:width="0.32cm" svg:height="0.625cm" svg:x="6.088cm" svg:y="6.885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438;p37" draw:style-name="gr7" draw:text-style-name="P8" draw:layer="layout" svg:width="0.634cm" svg:height="0.001cm" svg:x="5.438cm" svg:y="7.197cm">
            <text:p/>
            <draw:enhanced-geometry draw:mirror-horizontal="false" draw:mirror-vertical="false" svg:viewBox="0 0 21600 21600" draw:type="mso-spt32" draw:enhanced-path="M 0 0 L 21600 21600 N"/>
          </draw:custom-shape>
        </draw:g>
        <draw:g draw:name="Google Shape;439;p37">
          <draw:custom-shape draw:name="Google Shape;440;p37" draw:style-name="gr8" draw:text-style-name="P7" draw:layer="layout" svg:width="0.32cm" svg:height="0.625cm" svg:x="6.12cm" svg:y="8.064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441;p37" draw:style-name="gr7" draw:text-style-name="P8" draw:layer="layout" svg:width="0.634cm" svg:height="0.001cm" svg:x="5.485cm" svg:y="8.376cm">
            <text:p/>
            <draw:enhanced-geometry draw:mirror-horizontal="false" draw:mirror-vertical="false" svg:viewBox="0 0 21600 21600" draw:type="mso-spt32" draw:enhanced-path="M 0 0 L 21600 21600 N"/>
          </draw:custom-shape>
        </draw:g>
        <draw:g draw:name="Google Shape;442;p37">
          <draw:custom-shape draw:name="Google Shape;443;p37" draw:style-name="gr8" draw:text-style-name="P7" draw:layer="layout" svg:width="0.32cm" svg:height="0.625cm" svg:x="15.657cm" svg:y="6.838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444;p37" draw:style-name="gr7" draw:text-style-name="P8" draw:layer="layout" svg:width="0.634cm" svg:height="0.001cm" svg:x="15.011cm" svg:y="7.15cm">
            <text:p/>
            <draw:enhanced-geometry draw:mirror-horizontal="false" draw:mirror-vertical="false" svg:viewBox="0 0 21600 21600" draw:type="mso-spt32" draw:enhanced-path="M 0 0 L 21600 21600 N"/>
          </draw:custom-shape>
        </draw:g>
        <draw:g draw:name="Google Shape;445;p37">
          <draw:custom-shape draw:name="Google Shape;446;p37" draw:style-name="gr8" draw:text-style-name="P7" draw:layer="layout" svg:width="0.32cm" svg:height="0.625cm" svg:x="15.491cm" svg:y="10.853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447;p37" draw:style-name="gr7" draw:text-style-name="P8" draw:layer="layout" svg:width="0.634cm" svg:height="0.001cm" svg:x="14.845cm" svg:y="11.165cm">
            <text:p/>
            <draw:enhanced-geometry draw:mirror-horizontal="false" draw:mirror-vertical="false" svg:viewBox="0 0 21600 21600" draw:type="mso-spt32" draw:enhanced-path="M 0 0 L 21600 21600 N"/>
          </draw:custom-shape>
        </draw:g>
        <draw:g draw:name="Google Shape;448;p37">
          <draw:custom-shape draw:name="Google Shape;449;p37" draw:style-name="gr10" draw:text-style-name="P6" draw:layer="layout" svg:width="0.611cm" svg:height="0.613cm" svg:x="17.519cm" svg:y="7.368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37" draw:style-name="gr7" draw:text-style-name="P8" draw:layer="layout" svg:width="0.634cm" svg:height="0.001cm" svg:x="18.131cm" svg:y="7.675cm">
            <text:p/>
            <draw:enhanced-geometry draw:mirror-horizontal="false" draw:mirror-vertical="false" svg:viewBox="0 0 21600 21600" draw:type="mso-spt32" draw:enhanced-path="M 0 0 L 21600 21600 N"/>
          </draw:custom-shape>
        </draw:g>
        <draw:g draw:name="Google Shape;451;p37">
          <draw:custom-shape draw:name="Google Shape;452;p37" draw:style-name="gr10" draw:text-style-name="P6" draw:layer="layout" svg:width="0.611cm" svg:height="0.613cm" svg:x="17.519cm" svg:y="7.367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p37" draw:style-name="gr7" draw:text-style-name="P8" draw:layer="layout" svg:width="0.634cm" svg:height="0.001cm" svg:x="18.131cm" svg:y="7.674cm">
            <text:p/>
            <draw:enhanced-geometry draw:mirror-horizontal="false" draw:mirror-vertical="false" svg:viewBox="0 0 21600 21600" draw:type="mso-spt32" draw:enhanced-path="M 0 0 L 21600 21600 N"/>
          </draw:custom-shape>
        </draw:g>
        <draw:g draw:name="Google Shape;454;p37">
          <draw:custom-shape draw:name="Google Shape;455;p37" draw:style-name="gr10" draw:text-style-name="P6" draw:layer="layout" svg:width="0.611cm" svg:height="0.613cm" svg:x="17.507cm" svg:y="8.548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6;p37" draw:style-name="gr7" draw:text-style-name="P8" draw:layer="layout" svg:width="0.634cm" svg:height="0.001cm" svg:x="18.119cm" svg:y="8.854cm">
            <text:p/>
            <draw:enhanced-geometry draw:mirror-horizontal="false" draw:mirror-vertical="false" svg:viewBox="0 0 21600 21600" draw:type="mso-spt32" draw:enhanced-path="M 0 0 L 21600 21600 N"/>
          </draw:custom-shape>
        </draw:g>
        <draw:g draw:name="Google Shape;457;p37">
          <draw:custom-shape draw:name="Google Shape;458;p37" draw:style-name="gr10" draw:text-style-name="P6" draw:layer="layout" svg:width="0.611cm" svg:height="0.613cm" svg:x="0.658cm" svg:y="6.84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9;p37" draw:style-name="gr7" draw:text-style-name="P8" draw:layer="layout" svg:width="0.634cm" svg:height="0.001cm" svg:x="1.27cm" svg:y="7.147cm">
            <text:p/>
            <draw:enhanced-geometry draw:mirror-horizontal="false" draw:mirror-vertical="false" svg:viewBox="0 0 21600 21600" draw:type="mso-spt32" draw:enhanced-path="M 0 0 L 21600 21600 N"/>
          </draw:custom-shape>
        </draw:g>
        <draw:custom-shape draw:name="Google Shape;460;p37" draw:style-name="gr9" draw:text-style-name="P5" draw:layer="layout" svg:width="1.813cm" svg:height="0.972cm" svg:x="8.527cm" svg:y="5.08cm">
          <text:p text:style-name="P1"><text:span text:style-name="T29">Solicita</text:span></text:p>
          <text:p text:style-name="P1"><text:span text:style-name="T29">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37" draw:style-name="gr9" draw:text-style-name="P5" draw:layer="layout" svg:width="1.813cm" svg:height="0.972cm" svg:x="-0.181cm" svg:y="7.553cm">
          <text:p text:style-name="P1"><text:span text:style-name="T29">Solicita</text:span></text:p>
          <text:p text:style-name="P1"><text:span text:style-name="T29">Entre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2;p37">
          <draw:custom-shape draw:name="Google Shape;463;p37" draw:style-name="gr10" draw:text-style-name="P6" draw:layer="layout" svg:width="0.543cm" svg:height="0.543cm" svg:x="-1.175cm" svg:y="6.87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4;p37">
            <draw:custom-shape draw:name="Google Shape;465;p37" draw:style-name="gr12" draw:text-style-name="P10" draw:layer="layout" svg:width="0.37cm" svg:height="0.726cm" svg:x="-2.203cm" svg:y="6.781cm">
              <text:p/>
              <draw:enhanced-geometry draw:mirror-horizontal="false" draw:mirror-vertical="false" drawooo:sub-view-size="409 801" draw:text-areas="0 0 ?f0 ?f1" svg:viewBox="0 0 0 0" draw:type="ooxml-non-primitive" draw:enhanced-path="M 13 0 L 408 390 0 800 N">
                <draw:equation draw:name="f0" draw:formula="logwidth"/>
                <draw:equation draw:name="f1" draw:formula="logheight"/>
              </draw:enhanced-geometry>
            </draw:custom-shape>
            <draw:custom-shape draw:name="Google Shape;466;p37" draw:style-name="gr7" draw:text-style-name="P8" draw:layer="layout" svg:width="0.634cm" svg:height="0.001cm" draw:transform="rotate (-3.14159265358979) translate (-1.175cm 7.144cm)">
              <text:p/>
              <draw:enhanced-geometry draw:mirror-horizontal="false" draw:mirror-vertical="false" svg:viewBox="0 0 21600 21600" draw:type="mso-spt32" draw:enhanced-path="M 0 0 L 21600 21600 N"/>
            </draw:custom-shape>
          </draw:g>
        </draw:g>
        <draw:custom-shape draw:name="Google Shape;467;p37" draw:style-name="gr11" draw:text-style-name="P8" draw:layer="layout" svg:width="1.088cm" svg:height="3.462cm" svg:x="15.602cm" svg:y="7.674cm">
          <text:p/>
          <draw:enhanced-geometry draw:mirror-horizontal="false" draw:mirror-vertical="false" drawooo:sub-view-size="1201 3818" draw:text-areas="0 0 ?f0 ?f1" svg:viewBox="0 0 0 0" draw:type="ooxml-non-primitive" draw:enhanced-path="M 0 3817 L 800 3817 800 0 1200 0 N">
            <draw:equation draw:name="f0" draw:formula="logwidth"/>
            <draw:equation draw:name="f1" draw:formula="logheight"/>
          </draw:enhanced-geometry>
        </draw:custom-shape>
        <draw:custom-shape draw:name="Google Shape;468;p37" draw:style-name="gr9" draw:text-style-name="P5" draw:layer="layout" svg:width="1.813cm" svg:height="0.972cm" svg:x="-3.084cm" svg:y="7.734cm">
          <text:p text:style-name="P1"><text:span text:style-name="T29">Solicita</text:span></text:p>
          <text:p text:style-name="P1"><text:span text:style-name="T29">Entre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9;p37">
          <draw:custom-shape draw:name="Google Shape;470;p37" draw:style-name="gr10" draw:text-style-name="P6" draw:layer="layout" svg:width="0.543cm" svg:height="0.543cm" svg:x="25.309cm" svg:y="12.508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71;p37">
            <draw:custom-shape draw:name="Google Shape;472;p37" draw:style-name="gr12" draw:text-style-name="P10" draw:layer="layout" svg:width="0.706cm" svg:height="0.706cm" svg:x="26.536cm" svg:y="12.427cm">
              <text:p/>
              <draw:enhanced-geometry draw:mirror-horizontal="true" draw:mirror-vertical="false" drawooo:sub-view-size="21600 21600" draw:text-areas="0 0 ?f0 ?f1" svg:viewBox="0 0 0 0" draw:type="ooxml-non-primitive" draw:enhanced-path="M 10800 0 L 21600 10800 10800 21600 0 10800 10800 0 Z N">
                <draw:equation draw:name="f0" draw:formula="logwidth"/>
                <draw:equation draw:name="f1" draw:formula="logheight"/>
              </draw:enhanced-geometry>
            </draw:custom-shape>
            <draw:custom-shape draw:name="Google Shape;473;p37" draw:style-name="gr7" draw:text-style-name="P8" draw:layer="layout" svg:width="0.634cm" svg:height="0.001cm" svg:x="25.887cm" svg:y="12.78cm">
              <text:p/>
              <draw:enhanced-geometry draw:mirror-horizontal="false" draw:mirror-vertical="false" svg:viewBox="0 0 21600 21600" draw:type="mso-spt32" draw:enhanced-path="M 0 0 L 21600 21600 N"/>
            </draw:custom-shape>
          </draw:g>
        </draw:g>
        <draw:custom-shape draw:name="Google Shape;474;p37" draw:style-name="gr10" draw:text-style-name="P6" draw:layer="layout" svg:width="0.543cm" svg:height="0.543cm" svg:x="23.403cm" svg:y="13.052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37" draw:style-name="gr9" draw:text-style-name="P5" draw:layer="layout" svg:width="2.539cm" svg:height="0.972cm" svg:x="25.58cm" svg:y="13.152cm">
          <text:p text:style-name="P1"><text:span text:style-name="T29">Encomenda</text:span></text:p>
          <text:p text:style-name="P1"><text:span text:style-name="T29">Despach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76;p37">
          <draw:custom-shape draw:name="Google Shape;477;p37" draw:style-name="gr10" draw:text-style-name="P6" draw:layer="layout" svg:width="0.543cm" svg:height="0.543cm" svg:x="25.309cm" svg:y="2.391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78;p37">
            <draw:custom-shape draw:name="Google Shape;479;p37" draw:style-name="gr12" draw:text-style-name="P10" draw:layer="layout" svg:width="0.706cm" svg:height="0.706cm" svg:x="26.536cm" svg:y="2.31cm">
              <text:p/>
              <draw:enhanced-geometry draw:mirror-horizontal="true" draw:mirror-vertical="false" drawooo:sub-view-size="21600 21600" draw:text-areas="0 0 ?f0 ?f1" svg:viewBox="0 0 0 0" draw:type="ooxml-non-primitive" draw:enhanced-path="M 10800 0 L 21600 10800 10800 21600 0 10800 10800 0 Z N">
                <draw:equation draw:name="f0" draw:formula="logwidth"/>
                <draw:equation draw:name="f1" draw:formula="logheight"/>
              </draw:enhanced-geometry>
            </draw:custom-shape>
            <draw:custom-shape draw:name="Google Shape;480;p37" draw:style-name="gr7" draw:text-style-name="P8" draw:layer="layout" svg:width="0.634cm" svg:height="0.001cm" svg:x="25.887cm" svg:y="2.663cm">
              <text:p/>
              <draw:enhanced-geometry draw:mirror-horizontal="false" draw:mirror-vertical="false" svg:viewBox="0 0 21600 21600" draw:type="mso-spt32" draw:enhanced-path="M 0 0 L 21600 21600 N"/>
            </draw:custom-shape>
          </draw:g>
        </draw:g>
        <draw:custom-shape draw:name="Google Shape;481;p37" draw:style-name="gr9" draw:text-style-name="P5" draw:layer="layout" svg:width="3.347cm" svg:height="0.599cm" svg:x="25.581cm" svg:y="3.036cm">
          <text:p text:style-name="P1"><text:span text:style-name="T29">Consulta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2;p37">
          <draw:custom-shape draw:name="Google Shape;483;p37" draw:style-name="gr10" draw:text-style-name="P6" draw:layer="layout" svg:width="0.543cm" svg:height="0.543cm" svg:x="25.307cm" svg:y="4.992cm">
            <text:p text:style-name="P4"><text:span text:style-name="T8"/></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4;p37">
            <draw:custom-shape draw:name="Google Shape;485;p37" draw:style-name="gr12" draw:text-style-name="P10" draw:layer="layout" svg:width="0.37cm" svg:height="0.726cm" svg:x="26.512cm" svg:y="4.898cm">
              <text:p/>
              <draw:enhanced-geometry draw:mirror-horizontal="false" draw:mirror-vertical="false" drawooo:sub-view-size="409 801" draw:text-areas="0 0 ?f0 ?f1" svg:viewBox="0 0 0 0" draw:type="ooxml-non-primitive" draw:enhanced-path="M 396 0 L 0 390 408 800 N">
                <draw:equation draw:name="f0" draw:formula="logwidth"/>
                <draw:equation draw:name="f1" draw:formula="logheight"/>
              </draw:enhanced-geometry>
            </draw:custom-shape>
            <draw:custom-shape draw:name="Google Shape;486;p37" draw:style-name="gr7" draw:text-style-name="P8" draw:layer="layout" svg:width="0.634cm" svg:height="0.001cm" svg:x="25.853cm" svg:y="5.261cm">
              <text:p/>
              <draw:enhanced-geometry draw:mirror-horizontal="false" draw:mirror-vertical="false" svg:viewBox="0 0 21600 21600" draw:type="mso-spt32" draw:enhanced-path="M 0 0 L 21600 21600 N"/>
            </draw:custom-shape>
          </draw:g>
        </draw:g>
        <draw:g draw:name="Google Shape;487;p37">
          <draw:custom-shape draw:name="Google Shape;488;p37" draw:style-name="gr10" draw:text-style-name="P6" draw:layer="layout" svg:width="0.611cm" svg:height="0.613cm" svg:x="15.617cm" svg:y="3.286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37" draw:style-name="gr7" draw:text-style-name="P8" draw:layer="layout" svg:width="0.634cm" svg:height="0.001cm" draw:transform="rotate (-3.14159265358979) translate (15.624cm 3.593cm)">
            <text:p/>
            <draw:enhanced-geometry draw:mirror-horizontal="false" draw:mirror-vertical="false" svg:viewBox="0 0 21600 21600" draw:type="mso-spt32" draw:enhanced-path="M 0 0 L 21600 21600 N"/>
          </draw:custom-shape>
        </draw:g>
        <draw:custom-shape draw:name="Google Shape;490;p37" draw:style-name="gr10" draw:text-style-name="P6" draw:layer="layout" svg:width="0.543cm" svg:height="0.543cm" svg:x="14.727cm" svg:y="2.358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37" draw:style-name="gr25" draw:text-style-name="P8" draw:layer="layout" svg:width="10.068cm" svg:height="0.001cm" svg:x="15.239cm" svg:y="2.63cm">
          <text:p/>
          <draw:enhanced-geometry draw:mirror-horizontal="false" draw:mirror-vertical="false" svg:viewBox="0 0 21600 21600" draw:type="mso-spt32" draw:enhanced-path="M 0 0 L 21600 21600 N"/>
        </draw:custom-shape>
        <draw:g draw:name="Google Shape;492;p37">
          <draw:custom-shape draw:name="Google Shape;493;p37" draw:style-name="gr10" draw:text-style-name="P6" draw:layer="layout" svg:width="0.543cm" svg:height="0.543cm" svg:x="25.308cm" svg:y="7.586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4;p37">
            <draw:custom-shape draw:name="Google Shape;495;p37" draw:style-name="gr12" draw:text-style-name="P10" draw:layer="layout" svg:width="0.706cm" svg:height="0.706cm" svg:x="26.535cm" svg:y="7.505cm">
              <text:p/>
              <draw:enhanced-geometry draw:mirror-horizontal="true" draw:mirror-vertical="false" drawooo:sub-view-size="21600 21600" draw:text-areas="0 0 ?f0 ?f1" svg:viewBox="0 0 0 0" draw:type="ooxml-non-primitive" draw:enhanced-path="M 10800 0 L 21600 10800 10800 21600 0 10800 10800 0 Z N">
                <draw:equation draw:name="f0" draw:formula="logwidth"/>
                <draw:equation draw:name="f1" draw:formula="logheight"/>
              </draw:enhanced-geometry>
            </draw:custom-shape>
            <draw:custom-shape draw:name="Google Shape;496;p37" draw:style-name="gr7" draw:text-style-name="P8" draw:layer="layout" svg:width="0.634cm" svg:height="0.001cm" svg:x="25.886cm" svg:y="7.858cm">
              <text:p/>
              <draw:enhanced-geometry draw:mirror-horizontal="false" draw:mirror-vertical="false" svg:viewBox="0 0 21600 21600" draw:type="mso-spt32" draw:enhanced-path="M 0 0 L 21600 21600 N"/>
            </draw:custom-shape>
          </draw:g>
        </draw:g>
        <draw:g draw:name="Google Shape;497;p37">
          <draw:custom-shape draw:name="Google Shape;498;p37" draw:style-name="gr10" draw:text-style-name="P6" draw:layer="layout" svg:width="0.543cm" svg:height="0.543cm" svg:x="25.306cm" svg:y="10.096cm">
            <text:p text:style-name="P4"><text:span text:style-name="T8"/></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9;p37">
            <draw:custom-shape draw:name="Google Shape;500;p37" draw:style-name="gr12" draw:text-style-name="P10" draw:layer="layout" svg:width="0.37cm" svg:height="0.726cm" svg:x="26.511cm" svg:y="10.003cm">
              <text:p/>
              <draw:enhanced-geometry draw:mirror-horizontal="false" draw:mirror-vertical="false" drawooo:sub-view-size="409 801" draw:text-areas="0 0 ?f0 ?f1" svg:viewBox="0 0 0 0" draw:type="ooxml-non-primitive" draw:enhanced-path="M 396 0 L 0 390 408 800 N">
                <draw:equation draw:name="f0" draw:formula="logwidth"/>
                <draw:equation draw:name="f1" draw:formula="logheight"/>
              </draw:enhanced-geometry>
            </draw:custom-shape>
            <draw:custom-shape draw:name="Google Shape;501;p37" draw:style-name="gr7" draw:text-style-name="P8" draw:layer="layout" svg:width="0.634cm" svg:height="0.001cm" svg:x="25.852cm" svg:y="10.365cm">
              <text:p/>
              <draw:enhanced-geometry draw:mirror-horizontal="false" draw:mirror-vertical="false" svg:viewBox="0 0 21600 21600" draw:type="mso-spt32" draw:enhanced-path="M 0 0 L 21600 21600 N"/>
            </draw:custom-shape>
          </draw:g>
        </draw:g>
        <draw:custom-shape draw:name="Google Shape;502;p37" draw:style-name="gr9" draw:text-style-name="P5" draw:layer="layout" svg:width="3.165cm" svg:height="0.599cm" svg:x="25.581cm" svg:y="5.714cm">
          <text:p text:style-name="P1"><text:span text:style-name="T29">Posição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37" draw:style-name="gr10" draw:text-style-name="P6" draw:layer="layout" svg:width="0.543cm" svg:height="0.543cm" svg:x="14.727cm" svg:y="4.44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4;p37">
          <draw:custom-shape draw:name="Google Shape;505;p37" draw:style-name="gr10" draw:text-style-name="P6" draw:layer="layout" svg:width="0.611cm" svg:height="0.613cm" svg:x="15.617cm" svg:y="5.506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6;p37" draw:style-name="gr7" draw:text-style-name="P8" draw:layer="layout" svg:width="0.634cm" svg:height="0.001cm" draw:transform="rotate (-3.14159265358979) translate (15.624cm 5.813cm)">
            <text:p/>
            <draw:enhanced-geometry draw:mirror-horizontal="false" draw:mirror-vertical="false" svg:viewBox="0 0 21600 21600" draw:type="mso-spt32" draw:enhanced-path="M 0 0 L 21600 21600 N"/>
          </draw:custom-shape>
        </draw:g>
        <draw:custom-shape draw:name="Google Shape;507;p37" draw:style-name="gr25" draw:text-style-name="P8" draw:layer="layout" svg:width="9.073cm" svg:height="4.535cm" svg:x="16.234cm" svg:y="5.805cm">
          <text:p/>
          <draw:enhanced-geometry draw:mirror-horizontal="false" draw:mirror-vertical="false" drawooo:sub-view-size="10004 5001" draw:text-areas="0 0 ?f0 ?f1" svg:viewBox="0 0 0 0" draw:type="ooxml-non-primitive" draw:enhanced-path="M 10003 5000 L 8503 5000 8503 0 0 0 N">
            <draw:equation draw:name="f0" draw:formula="logwidth"/>
            <draw:equation draw:name="f1" draw:formula="logheight"/>
          </draw:enhanced-geometry>
        </draw:custom-shape>
        <draw:custom-shape draw:name="Google Shape;508;p37" draw:style-name="gr28" draw:text-style-name="P8" draw:layer="layout" svg:width="10.097cm" svg:height="3.175cm" svg:x="15.211cm" svg:y="4.717cm">
          <text:p/>
          <draw:enhanced-geometry draw:mirror-horizontal="false" draw:mirror-vertical="false" drawooo:sub-view-size="11132 3501" draw:text-areas="0 0 ?f0 ?f1" svg:viewBox="0 0 0 0" draw:type="ooxml-non-primitive" draw:enhanced-path="M 11131 3500 L 10008 3500 10008 0 0 0 N">
            <draw:equation draw:name="f0" draw:formula="logwidth"/>
            <draw:equation draw:name="f1" draw:formula="logheight"/>
          </draw:enhanced-geometry>
        </draw:custom-shape>
        <draw:custom-shape draw:name="Google Shape;509;p37" draw:style-name="gr25" draw:text-style-name="P8" draw:layer="layout" svg:width="8.98cm" svg:height="1.667cm" svg:x="16.328cm" svg:y="3.611cm">
          <text:p/>
          <draw:enhanced-geometry draw:mirror-horizontal="false" draw:mirror-vertical="false" drawooo:sub-view-size="9901 1839" draw:text-areas="0 0 ?f0 ?f1" svg:viewBox="0 0 0 0" draw:type="ooxml-non-primitive" draw:enhanced-path="M 9900 1838 L 9200 1838 9200 0 0 0 N">
            <draw:equation draw:name="f0" draw:formula="logwidth"/>
            <draw:equation draw:name="f1" draw:formula="logheight"/>
          </draw:enhanced-geometry>
        </draw:custom-shape>
        <draw:g draw:name="Google Shape;510;p37">
          <draw:custom-shape draw:name="Google Shape;511;p37" draw:style-name="gr10" draw:text-style-name="P6" draw:layer="layout" svg:width="0.543cm" svg:height="0.543cm" svg:x="25.276cm" svg:y="15.139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12;p37">
            <draw:custom-shape draw:name="Google Shape;513;p37" draw:style-name="gr12" draw:text-style-name="P10" draw:layer="layout" svg:width="0.706cm" svg:height="0.706cm" svg:x="26.504cm" svg:y="15.058cm">
              <text:p/>
              <draw:enhanced-geometry draw:mirror-horizontal="true" draw:mirror-vertical="false" drawooo:sub-view-size="21600 21600" draw:text-areas="0 0 ?f0 ?f1" svg:viewBox="0 0 0 0" draw:type="ooxml-non-primitive" draw:enhanced-path="M 10800 0 L 21600 10800 10800 21600 0 10800 10800 0 Z N">
                <draw:equation draw:name="f0" draw:formula="logwidth"/>
                <draw:equation draw:name="f1" draw:formula="logheight"/>
              </draw:enhanced-geometry>
            </draw:custom-shape>
            <draw:custom-shape draw:name="Google Shape;514;p37" draw:style-name="gr7" draw:text-style-name="P8" draw:layer="layout" svg:width="0.634cm" svg:height="0.001cm" svg:x="25.854cm" svg:y="15.411cm">
              <text:p/>
              <draw:enhanced-geometry draw:mirror-horizontal="false" draw:mirror-vertical="false" svg:viewBox="0 0 21600 21600" draw:type="mso-spt32" draw:enhanced-path="M 0 0 L 21600 21600 N"/>
            </draw:custom-shape>
          </draw:g>
        </draw:g>
        <draw:g draw:name="Google Shape;515;p37">
          <draw:custom-shape draw:name="Google Shape;516;p37" draw:style-name="gr10" draw:text-style-name="P6" draw:layer="layout" svg:width="0.543cm" svg:height="0.543cm" svg:x="25.274cm" svg:y="17.376cm">
            <text:p text:style-name="P4"><text:span text:style-name="T8"/></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17;p37">
            <draw:custom-shape draw:name="Google Shape;518;p37" draw:style-name="gr12" draw:text-style-name="P10" draw:layer="layout" svg:width="0.37cm" svg:height="0.726cm" svg:x="26.479cm" svg:y="17.283cm">
              <text:p/>
              <draw:enhanced-geometry draw:mirror-horizontal="false" draw:mirror-vertical="false" drawooo:sub-view-size="409 801" draw:text-areas="0 0 ?f0 ?f1" svg:viewBox="0 0 0 0" draw:type="ooxml-non-primitive" draw:enhanced-path="M 396 0 L 0 390 408 800 N">
                <draw:equation draw:name="f0" draw:formula="logwidth"/>
                <draw:equation draw:name="f1" draw:formula="logheight"/>
              </draw:enhanced-geometry>
            </draw:custom-shape>
            <draw:custom-shape draw:name="Google Shape;519;p37" draw:style-name="gr7" draw:text-style-name="P8" draw:layer="layout" svg:width="0.634cm" svg:height="0.001cm" svg:x="25.821cm" svg:y="17.646cm">
              <text:p/>
              <draw:enhanced-geometry draw:mirror-horizontal="false" draw:mirror-vertical="false" svg:viewBox="0 0 21600 21600" draw:type="mso-spt32" draw:enhanced-path="M 0 0 L 21600 21600 N"/>
            </draw:custom-shape>
          </draw:g>
        </draw:g>
        <draw:custom-shape draw:name="Google Shape;520;p37" draw:style-name="gr9" draw:text-style-name="P5" draw:layer="layout" svg:width="3.165cm" svg:height="0.972cm" svg:x="25.58cm" svg:y="8.163cm">
          <text:p text:style-name="P1"><text:span text:style-name="T29">Solicita Produto</text:span></text:p>
          <text:p text:style-name="P1"><text:span text:style-name="T29">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37" draw:style-name="gr9" draw:text-style-name="P5" draw:layer="layout" svg:width="3.165cm" svg:height="0.599cm" svg:x="25.58cm" svg:y="10.703cm">
          <text:p text:style-name="P1"><text:span text:style-name="T29">Entrega Est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37" draw:style-name="gr29" draw:text-style-name="P10" draw:layer="layout" svg:width="1.361cm" svg:height="0.517cm" svg:x="23.947cm" svg:y="12.803cm">
          <text:p/>
          <draw:enhanced-geometry draw:mirror-horizontal="false" draw:mirror-vertical="false" drawooo:sub-view-size="1502 571" draw:text-areas="0 0 ?f0 ?f1" svg:viewBox="0 0 0 0" draw:type="ooxml-non-primitive" draw:enhanced-path="M 0 570 L 818 570 818 0 1501 0 N">
            <draw:equation draw:name="f0" draw:formula="logwidth"/>
            <draw:equation draw:name="f1" draw:formula="logheight"/>
          </draw:enhanced-geometry>
        </draw:custom-shape>
        <draw:custom-shape draw:name="Google Shape;523;p37" draw:style-name="gr27" draw:text-style-name="P5" draw:layer="layout" svg:width="10.976cm" svg:height="0.907cm" svg:x="6.44cm" svg:y="7.982cm">
          <text:p text:style-name="P4"><text:span text:style-name="T8"/></text:p>
          <draw:enhanced-geometry draw:mirror-horizontal="false" draw:mirror-vertical="false" drawooo:sub-view-size="12101 1001" draw:text-areas="0 0 ?f0 ?f1" svg:viewBox="0 0 0 0" draw:type="ooxml-non-primitive" draw:enhanced-path="M 0 400 L 1300 400 C 1300 400 1511 0 1700 0 1889 0 2100 400 2100 400 L 6700 400 6700 1000 10500 1000 C 10500 1000 10711 600 10900 600 11089 600 11300 1000 11300 1000 L 12100 1000 N">
            <draw:equation draw:name="f0" draw:formula="logwidth"/>
            <draw:equation draw:name="f1" draw:formula="logheight"/>
          </draw:enhanced-geometry>
        </draw:custom-shape>
        <draw:custom-shape draw:name="Google Shape;524;p37" draw:style-name="gr10" draw:text-style-name="P6" draw:layer="layout" svg:width="0.543cm" svg:height="0.543cm" svg:x="14.604cm" svg:y="12.06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5;p37">
          <draw:custom-shape draw:name="Google Shape;526;p37" draw:style-name="gr10" draw:text-style-name="P6" draw:layer="layout" svg:width="0.611cm" svg:height="0.613cm" svg:x="15.485cm" svg:y="13.516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7;p37" draw:style-name="gr7" draw:text-style-name="P8" draw:layer="layout" svg:width="0.634cm" svg:height="0.001cm" draw:transform="rotate (-3.14159265358979) translate (15.491cm 13.822cm)">
            <text:p/>
            <draw:enhanced-geometry draw:mirror-horizontal="false" draw:mirror-vertical="false" svg:viewBox="0 0 21600 21600" draw:type="mso-spt32" draw:enhanced-path="M 0 0 L 21600 21600 N"/>
          </draw:custom-shape>
        </draw:g>
        <draw:custom-shape draw:name="Google Shape;528;p37" draw:style-name="gr25" draw:text-style-name="P8" draw:layer="layout" svg:width="10.127cm" svg:height="3.084cm" svg:x="15.148cm" svg:y="12.336cm">
          <text:p/>
          <draw:enhanced-geometry draw:mirror-horizontal="false" draw:mirror-vertical="false" drawooo:sub-view-size="11166 3401" draw:text-areas="0 0 ?f0 ?f1" svg:viewBox="0 0 0 0" draw:type="ooxml-non-primitive" draw:enhanced-path="M 0 0 L 2700 0 2700 3400 11165 3400 N">
            <draw:equation draw:name="f0" draw:formula="logwidth"/>
            <draw:equation draw:name="f1" draw:formula="logheight"/>
          </draw:enhanced-geometry>
        </draw:custom-shape>
        <draw:custom-shape draw:name="Google Shape;529;p37" draw:style-name="gr25" draw:text-style-name="P8" draw:layer="layout" svg:width="9.174cm" svg:height="3.81cm" svg:x="16.102cm" svg:y="13.787cm">
          <text:p/>
          <draw:enhanced-geometry draw:mirror-horizontal="false" draw:mirror-vertical="false" drawooo:sub-view-size="10115 4201" draw:text-areas="0 0 ?f0 ?f1" svg:viewBox="0 0 0 0" draw:type="ooxml-non-primitive" draw:enhanced-path="M 10114 4200 L 1049 4200 1049 0 0 0 N">
            <draw:equation draw:name="f0" draw:formula="logwidth"/>
            <draw:equation draw:name="f1" draw:formula="logheight"/>
          </draw:enhanced-geometry>
        </draw:custom-shape>
        <draw:custom-shape draw:name="Google Shape;530;p37" draw:style-name="gr9" draw:text-style-name="P5" draw:layer="layout" svg:width="3.165cm" svg:height="0.972cm" svg:x="25.68cm" svg:y="15.807cm">
          <text:p text:style-name="P1"><text:span text:style-name="T29">Solicita Compra</text:span></text:p>
          <text:p text:style-name="P1"><text:span text:style-name="T29">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37" draw:style-name="gr9" draw:text-style-name="P5" draw:layer="layout" svg:width="3.165cm" svg:height="0.599cm" svg:x="25.58cm" svg:y="18.141cm">
          <text:p text:style-name="P1"><text:span text:style-name="T29">Entrega 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8;g933a20c63b_0_196:notes" presentation:style-name="pr12" draw:text-style-name="P3" draw:layer="layout" svg:width="15.239cm" svg:height="11.429cm" svg:x="1.905cm" svg:y="12.065cm" presentation:class="notes" presentation:placeholder="true" presentation:user-transformed="true">
            <draw:text-box/>
          </draw:frame>
          <draw:page-thumbnail draw:name="Google Shape;399;g933a20c63b_0_196:notes" draw:style-name="gr1" draw:layer="layout" svg:width="12.7cm" svg:height="9.524cm" svg:x="3.175cm" svg:y="1.905cm" draw:page-number="10" presentation:class="page"/>
        </presentation:notes>
      </draw:page>
      <draw:page draw:name="page11" draw:style-name="dp1" draw:master-page-name="TITLE_5f_AND_5f_BODY" presentation:presentation-page-layout-name="AL2T1">
        <draw:custom-shape draw:name="Google Shape;536;p38" draw:style-name="gr10" draw:text-style-name="P6" draw:layer="layout" svg:width="26.486cm" svg:height="8.728cm" svg:x="-0.056cm" svg:y="6.591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38" draw:style-name="gr3" draw:text-style-name="P6" draw:layer="layout" svg:width="4.76cm" svg:height="4.275cm" svg:x="11.101cm" svg:y="6.832cm">
          <text:p text:style-name="P1"><text:span text:style-name="T27">«component»</text:span></text:p>
          <text:p text:style-name="P1"><text:span text:style-name="T16"/></text:p>
          <text:p text:style-name="P1"><text:span text:style-name="T28">Processa</text:span></text:p>
          <text:p text:style-name="P1"><text:span text:style-name="T28">Pag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8" draw:style-name="gr3" draw:text-style-name="P6" draw:layer="layout" svg:width="3.532cm" svg:height="3.556cm" svg:x="2.756cm" svg:y="10.259cm">
          <text:p text:style-name="P1"><text:span text:style-name="T27">«component»</text:span></text:p>
          <text:p text:style-name="P1"><text:span text:style-name="T16"/></text:p>
          <text:p text:style-name="P1"><text:span text:style-name="T28">Gerencia</text:span></text:p>
          <text:p text:style-name="P1"><text:span text:style-name="T28">Fech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39;p38">
          <draw:custom-shape draw:name="Google Shape;540;p38" draw:style-name="gr10" draw:text-style-name="P6" draw:layer="layout" svg:width="0.611cm" svg:height="0.613cm" svg:x="9.854cm" svg:y="9.101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1;p38" draw:style-name="gr7" draw:text-style-name="P8" draw:layer="layout" svg:width="0.634cm" svg:height="0.001cm" svg:x="10.466cm" svg:y="9.408cm">
            <text:p/>
            <draw:enhanced-geometry draw:mirror-horizontal="false" draw:mirror-vertical="false" svg:viewBox="0 0 21600 21600" draw:type="mso-spt32" draw:enhanced-path="M 0 0 L 21600 21600 N"/>
          </draw:custom-shape>
        </draw:g>
        <draw:custom-shape draw:name="Google Shape;542;p38" draw:style-name="gr9" draw:text-style-name="P5" draw:layer="layout" svg:width="4.241cm" svg:height="0.599cm" svg:x="6.859cm" svg:y="7.21cm">
          <text:p text:style-name="P4"><text:span text:style-name="T29">Verifica Pag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3;p38">
          <draw:custom-shape draw:name="Google Shape;544;p38" draw:style-name="gr10" draw:text-style-name="P6" draw:layer="layout" svg:width="0.611cm" svg:height="0.613cm" svg:x="9.854cm" svg:y="7.901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5;p38" draw:style-name="gr7" draw:text-style-name="P8" draw:layer="layout" svg:width="0.634cm" svg:height="0.001cm" svg:x="10.466cm" svg:y="8.208cm">
            <text:p/>
            <draw:enhanced-geometry draw:mirror-horizontal="false" draw:mirror-vertical="false" svg:viewBox="0 0 21600 21600" draw:type="mso-spt32" draw:enhanced-path="M 0 0 L 21600 21600 N"/>
          </draw:custom-shape>
        </draw:g>
        <draw:custom-shape draw:name="Google Shape;546;p38" draw:style-name="gr25" draw:text-style-name="P8" draw:layer="layout" svg:width="2.594cm" svg:height="2.561cm" draw:transform="rotate (-3.14159265358979) translate (9.854cm 10.77cm)">
          <text:p/>
          <draw:enhanced-geometry draw:mirror-horizontal="true" draw:mirror-vertical="false" draw:text-areas="0 0 ?f2 ?f3" svg:viewBox="0 0 0 0" draw:type="ooxml-bentConnector3" draw:modifiers="3125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47;p38" draw:style-name="gr25" draw:text-style-name="P8" draw:layer="layout" svg:width="3.502cm" svg:height="2.443cm" draw:transform="rotate (-3.14159265358979) translate (9.854cm 11.852cm)">
          <text:p/>
          <draw:enhanced-geometry draw:mirror-horizontal="true" draw:mirror-vertical="false" draw:text-areas="0 0 ?f2 ?f3" svg:viewBox="0 0 0 0" draw:type="ooxml-bentConnector3" draw:modifiers="6870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48;p38" draw:style-name="gr9" draw:text-style-name="P5" draw:layer="layout" svg:width="3.347cm" svg:height="0.599cm" svg:x="9.225cm" svg:y="14.632cm">
          <text:p text:style-name="P4"><text:span text:style-name="T29">Fecha 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38" draw:style-name="gr3" draw:text-style-name="P6" draw:layer="layout" svg:width="4.92cm" svg:height="2.013cm" svg:x="11.471cm" svg:y="12.618cm">
          <text:p text:style-name="P1"><text:span text:style-name="T27">«component»</text:span></text:p>
          <text:p text:style-name="P1"><text:span text:style-name="T16"/></text:p>
          <text:p text:style-name="P1"><text:span text:style-name="T28">Efetiva</text:span></text:p>
          <text:p text:style-name="P1"><text:span text:style-name="T28">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38" draw:style-name="gr3" draw:text-style-name="P6" draw:layer="layout" svg:width="26.482cm" svg:height="1.813cm" svg:x="-0.052cm" svg:y="4.777cm">
          <text:p text:style-name="P1"><text:span text:style-name="T30">«component»</text:span></text:p>
          <text:p text:style-name="P1"><text:span text:style-name="T25"/></text:p>
          <text:p text:style-name="P1"><text:span text:style-name="T31">Controller Fechamento 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38" draw:style-name="gr25" draw:text-style-name="P8" draw:layer="layout" svg:width="2.455cm" svg:height="0.05cm" svg:x="0.125cm" svg:y="11.802cm">
          <text:p/>
          <draw:enhanced-geometry draw:mirror-horizontal="false" draw:mirror-vertical="false" svg:viewBox="0 0 21600 21600" draw:type="mso-spt32" draw:enhanced-path="M 0 0 L 21600 21600 N"/>
        </draw:custom-shape>
        <draw:custom-shape draw:name="Google Shape;553;p38" draw:style-name="gr8" draw:text-style-name="P7" draw:layer="layout" svg:width="0.32cm" svg:height="0.625cm" svg:x="6.939cm" svg:y="10.457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554;p38" draw:style-name="gr7" draw:text-style-name="P8" draw:layer="layout" svg:width="0.634cm" svg:height="0.001cm" svg:x="6.293cm" svg:y="10.769cm">
          <text:p/>
          <draw:enhanced-geometry draw:mirror-horizontal="false" draw:mirror-vertical="false" svg:viewBox="0 0 21600 21600" draw:type="mso-spt32" draw:enhanced-path="M 0 0 L 21600 21600 N"/>
        </draw:custom-shape>
        <draw:g draw:name="Google Shape;555;p38">
          <draw:custom-shape draw:name="Google Shape;556;p38" draw:style-name="gr8" draw:text-style-name="P7" draw:layer="layout" svg:width="0.32cm" svg:height="0.625cm" svg:x="6.939cm" svg:y="11.54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557;p38" draw:style-name="gr7" draw:text-style-name="P8" draw:layer="layout" svg:width="0.634cm" svg:height="0.001cm" svg:x="6.289cm" svg:y="11.852cm">
            <text:p/>
            <draw:enhanced-geometry draw:mirror-horizontal="false" draw:mirror-vertical="false" svg:viewBox="0 0 21600 21600" draw:type="mso-spt32" draw:enhanced-path="M 0 0 L 21600 21600 N"/>
          </draw:custom-shape>
        </draw:g>
        <draw:g draw:name="Google Shape;558;p38">
          <draw:custom-shape draw:name="Google Shape;559;p38" draw:style-name="gr8" draw:text-style-name="P7" draw:layer="layout" svg:width="0.32cm" svg:height="0.625cm" svg:x="6.971cm" svg:y="12.719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560;p38" draw:style-name="gr7" draw:text-style-name="P8" draw:layer="layout" svg:width="0.634cm" svg:height="0.001cm" svg:x="6.336cm" svg:y="13.031cm">
            <text:p/>
            <draw:enhanced-geometry draw:mirror-horizontal="false" draw:mirror-vertical="false" svg:viewBox="0 0 21600 21600" draw:type="mso-spt32" draw:enhanced-path="M 0 0 L 21600 21600 N"/>
          </draw:custom-shape>
        </draw:g>
        <draw:g draw:name="Google Shape;561;p38">
          <draw:custom-shape draw:name="Google Shape;562;p38" draw:style-name="gr10" draw:text-style-name="P6" draw:layer="layout" svg:width="0.611cm" svg:height="0.613cm" svg:x="10.213cm" svg:y="13.837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3;p38" draw:style-name="gr7" draw:text-style-name="P8" draw:layer="layout" svg:width="0.634cm" svg:height="0.001cm" svg:x="10.825cm" svg:y="14.144cm">
            <text:p/>
            <draw:enhanced-geometry draw:mirror-horizontal="false" draw:mirror-vertical="false" svg:viewBox="0 0 21600 21600" draw:type="mso-spt32" draw:enhanced-path="M 0 0 L 21600 21600 N"/>
          </draw:custom-shape>
        </draw:g>
        <draw:custom-shape draw:name="Google Shape;564;p38" draw:style-name="gr9" draw:text-style-name="P5" draw:layer="layout" svg:width="2.357cm" svg:height="0.972cm" svg:x="8.833cm" svg:y="9.734cm">
          <text:p text:style-name="P1"><text:span text:style-name="T29">Efetiva</text:span></text:p>
          <text:p text:style-name="P1"><text:span text:style-name="T29">Pag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38" draw:style-name="gr10" draw:text-style-name="P6" draw:layer="layout" svg:width="0.543cm" svg:height="0.543cm" svg:x="-0.324cm" svg:y="11.53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6;p38">
          <draw:custom-shape draw:name="Google Shape;567;p38" draw:style-name="gr10" draw:text-style-name="P6" draw:layer="layout" svg:width="0.543cm" svg:height="0.543cm" svg:x="26.16cm" svg:y="7.046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8;p38">
            <draw:custom-shape draw:name="Google Shape;569;p38" draw:style-name="gr12" draw:text-style-name="P10" draw:layer="layout" svg:width="0.706cm" svg:height="0.706cm" svg:x="27.387cm" svg:y="6.965cm">
              <text:p/>
              <draw:enhanced-geometry draw:mirror-horizontal="true" draw:mirror-vertical="false" drawooo:sub-view-size="21600 21600" draw:text-areas="0 0 ?f0 ?f1" svg:viewBox="0 0 0 0" draw:type="ooxml-non-primitive" draw:enhanced-path="M 10800 0 L 21600 10800 10800 21600 0 10800 10800 0 Z N">
                <draw:equation draw:name="f0" draw:formula="logwidth"/>
                <draw:equation draw:name="f1" draw:formula="logheight"/>
              </draw:enhanced-geometry>
            </draw:custom-shape>
            <draw:custom-shape draw:name="Google Shape;570;p38" draw:style-name="gr7" draw:text-style-name="P8" draw:layer="layout" svg:width="0.634cm" svg:height="0.001cm" svg:x="26.738cm" svg:y="7.318cm">
              <text:p/>
              <draw:enhanced-geometry draw:mirror-horizontal="false" draw:mirror-vertical="false" svg:viewBox="0 0 21600 21600" draw:type="mso-spt32" draw:enhanced-path="M 0 0 L 21600 21600 N"/>
            </draw:custom-shape>
          </draw:g>
        </draw:g>
        <draw:custom-shape draw:name="Google Shape;571;p38" draw:style-name="gr9" draw:text-style-name="P5" draw:layer="layout" svg:width="3.347cm" svg:height="0.599cm" svg:x="26.431cm" svg:y="7.691cm">
          <text:p text:style-name="P1"><text:span text:style-name="T29">Consulta Créd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2;p38">
          <draw:custom-shape draw:name="Google Shape;573;p38" draw:style-name="gr10" draw:text-style-name="P6" draw:layer="layout" svg:width="0.543cm" svg:height="0.543cm" svg:x="26.158cm" svg:y="9.646cm">
            <text:p text:style-name="P4"><text:span text:style-name="T8"/></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4;p38">
            <draw:custom-shape draw:name="Google Shape;575;p38" draw:style-name="gr12" draw:text-style-name="P10" draw:layer="layout" svg:width="0.37cm" svg:height="0.726cm" svg:x="27.363cm" svg:y="9.553cm">
              <text:p/>
              <draw:enhanced-geometry draw:mirror-horizontal="false" draw:mirror-vertical="false" drawooo:sub-view-size="409 801" draw:text-areas="0 0 ?f0 ?f1" svg:viewBox="0 0 0 0" draw:type="ooxml-non-primitive" draw:enhanced-path="M 396 0 L 0 390 408 800 N">
                <draw:equation draw:name="f0" draw:formula="logwidth"/>
                <draw:equation draw:name="f1" draw:formula="logheight"/>
              </draw:enhanced-geometry>
            </draw:custom-shape>
            <draw:custom-shape draw:name="Google Shape;576;p38" draw:style-name="gr7" draw:text-style-name="P8" draw:layer="layout" svg:width="0.634cm" svg:height="0.001cm" svg:x="26.704cm" svg:y="9.916cm">
              <text:p/>
              <draw:enhanced-geometry draw:mirror-horizontal="false" draw:mirror-vertical="false" svg:viewBox="0 0 21600 21600" draw:type="mso-spt32" draw:enhanced-path="M 0 0 L 21600 21600 N"/>
            </draw:custom-shape>
          </draw:g>
        </draw:g>
        <draw:g draw:name="Google Shape;577;p38">
          <draw:custom-shape draw:name="Google Shape;578;p38" draw:style-name="gr10" draw:text-style-name="P6" draw:layer="layout" svg:width="0.611cm" svg:height="0.613cm" svg:x="16.468cm" svg:y="7.941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38" draw:style-name="gr7" draw:text-style-name="P8" draw:layer="layout" svg:width="0.634cm" svg:height="0.001cm" draw:transform="rotate (-3.14159265358979) translate (16.475cm 8.248cm)">
            <text:p/>
            <draw:enhanced-geometry draw:mirror-horizontal="false" draw:mirror-vertical="false" svg:viewBox="0 0 21600 21600" draw:type="mso-spt32" draw:enhanced-path="M 0 0 L 21600 21600 N"/>
          </draw:custom-shape>
        </draw:g>
        <draw:custom-shape draw:name="Google Shape;580;p38" draw:style-name="gr10" draw:text-style-name="P6" draw:layer="layout" svg:width="0.543cm" svg:height="0.543cm" svg:x="15.577cm" svg:y="7.013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38" draw:style-name="gr25" draw:text-style-name="P8" draw:layer="layout" svg:width="10.068cm" svg:height="0.001cm" svg:x="16.09cm" svg:y="7.285cm">
          <text:p/>
          <draw:enhanced-geometry draw:mirror-horizontal="false" draw:mirror-vertical="false" svg:viewBox="0 0 21600 21600" draw:type="mso-spt32" draw:enhanced-path="M 0 0 L 21600 21600 N"/>
        </draw:custom-shape>
        <draw:g draw:name="Google Shape;582;p38">
          <draw:custom-shape draw:name="Google Shape;583;p38" draw:style-name="gr10" draw:text-style-name="P6" draw:layer="layout" svg:width="0.543cm" svg:height="0.543cm" svg:x="26.159cm" svg:y="12.241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4;p38">
            <draw:custom-shape draw:name="Google Shape;585;p38" draw:style-name="gr12" draw:text-style-name="P10" draw:layer="layout" svg:width="0.706cm" svg:height="0.706cm" svg:x="27.386cm" svg:y="12.16cm">
              <text:p/>
              <draw:enhanced-geometry draw:mirror-horizontal="true" draw:mirror-vertical="false" drawooo:sub-view-size="21600 21600" draw:text-areas="0 0 ?f0 ?f1" svg:viewBox="0 0 0 0" draw:type="ooxml-non-primitive" draw:enhanced-path="M 10800 0 L 21600 10800 10800 21600 0 10800 10800 0 Z N">
                <draw:equation draw:name="f0" draw:formula="logwidth"/>
                <draw:equation draw:name="f1" draw:formula="logheight"/>
              </draw:enhanced-geometry>
            </draw:custom-shape>
            <draw:custom-shape draw:name="Google Shape;586;p38" draw:style-name="gr7" draw:text-style-name="P8" draw:layer="layout" svg:width="0.634cm" svg:height="0.001cm" svg:x="26.737cm" svg:y="12.513cm">
              <text:p/>
              <draw:enhanced-geometry draw:mirror-horizontal="false" draw:mirror-vertical="false" svg:viewBox="0 0 21600 21600" draw:type="mso-spt32" draw:enhanced-path="M 0 0 L 21600 21600 N"/>
            </draw:custom-shape>
          </draw:g>
        </draw:g>
        <draw:custom-shape draw:name="Google Shape;587;p38" draw:style-name="gr9" draw:text-style-name="P5" draw:layer="layout" svg:width="3.165cm" svg:height="0.599cm" svg:x="26.431cm" svg:y="10.369cm">
          <text:p text:style-name="P1"><text:span text:style-name="T29">Posição Créd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38" draw:style-name="gr10" draw:text-style-name="P6" draw:layer="layout" svg:width="0.543cm" svg:height="0.543cm" svg:x="15.577cm" svg:y="9.099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38" draw:style-name="gr28" draw:text-style-name="P8" draw:layer="layout" svg:width="10.097cm" svg:height="3.175cm" svg:x="16.062cm" svg:y="9.371cm">
          <text:p/>
          <draw:enhanced-geometry draw:mirror-horizontal="false" draw:mirror-vertical="false" drawooo:sub-view-size="11132 3501" draw:text-areas="0 0 ?f0 ?f1" svg:viewBox="0 0 0 0" draw:type="ooxml-non-primitive" draw:enhanced-path="M 11131 3500 L 10008 3500 10008 0 0 0 N">
            <draw:equation draw:name="f0" draw:formula="logwidth"/>
            <draw:equation draw:name="f1" draw:formula="logheight"/>
          </draw:enhanced-geometry>
        </draw:custom-shape>
        <draw:custom-shape draw:name="Google Shape;590;p38" draw:style-name="gr25" draw:text-style-name="P8" draw:layer="layout" svg:width="8.98cm" svg:height="1.667cm" svg:x="17.178cm" svg:y="8.266cm">
          <text:p/>
          <draw:enhanced-geometry draw:mirror-horizontal="false" draw:mirror-vertical="false" drawooo:sub-view-size="9901 1839" draw:text-areas="0 0 ?f0 ?f1" svg:viewBox="0 0 0 0" draw:type="ooxml-non-primitive" draw:enhanced-path="M 9900 1838 L 9200 1838 9200 0 0 0 N">
            <draw:equation draw:name="f0" draw:formula="logwidth"/>
            <draw:equation draw:name="f1" draw:formula="logheight"/>
          </draw:enhanced-geometry>
        </draw:custom-shape>
        <draw:custom-shape draw:name="Google Shape;591;p38" draw:style-name="gr9" draw:text-style-name="P5" draw:layer="layout" svg:width="3.165cm" svg:height="0.972cm" svg:x="26.431cm" svg:y="12.818cm">
          <text:p text:style-name="P1"><text:span text:style-name="T29">Efetua Pag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38" draw:style-name="gr10" draw:text-style-name="P6" draw:layer="layout" svg:width="20.187cm" svg:height="8.177cm" svg:x="0cm" svg:y="-4.10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3;p38" draw:style-name="gr3" draw:text-style-name="P6" draw:layer="layout" svg:width="20.187cm" svg:height="1.813cm" svg:x="0.005cm" svg:y="-5.918cm">
          <text:p text:style-name="P1"><text:span text:style-name="T30">«component»</text:span></text:p>
          <text:p text:style-name="P1"><text:span text:style-name="T25"/></text:p>
          <text:p text:style-name="P1"><text:span text:style-name="T31">View Fechamento 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38" draw:style-name="gr3" draw:text-style-name="P6" draw:layer="layout" svg:width="4.241cm" svg:height="4.275cm" svg:x="2.144cm" svg:y="-2.25cm">
          <text:p text:style-name="P1"><text:span text:style-name="T27">«component»</text:span></text:p>
          <text:p text:style-name="P1"><text:span text:style-name="T16"/></text:p>
          <text:p text:style-name="P1"><text:span text:style-name="T28">Gerencia</text:span></text:p>
          <text:p text:style-name="P1"><text:span text:style-name="T28">Preench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38" draw:style-name="gr25" draw:text-style-name="P8" draw:layer="layout" svg:width="2.925cm" svg:height="1.381cm" draw:transform="rotate (-3.14159265358979) translate (9.949cm -1.7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96;p38" draw:style-name="gr25" draw:text-style-name="P8" draw:layer="layout" svg:width="2.357cm" svg:height="0.05cm" svg:x="-0.492cm" svg:y="-1.394cm">
          <text:p/>
          <draw:enhanced-geometry draw:mirror-horizontal="false" draw:mirror-vertical="false" svg:viewBox="0 0 21600 21600" draw:type="mso-spt32" draw:enhanced-path="M 0 0 L 21600 21600 N"/>
        </draw:custom-shape>
        <draw:custom-shape draw:name="Google Shape;598;p38" draw:style-name="gr8" draw:text-style-name="P7" draw:layer="layout" svg:width="0.32cm" svg:height="0.625cm" svg:x="7.036cm" svg:y="-2.052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599;p38" draw:style-name="gr7" draw:text-style-name="P8" draw:layer="layout" svg:width="0.634cm" svg:height="0.001cm" svg:x="6.39cm" svg:y="-1.74cm">
          <text:p/>
          <draw:enhanced-geometry draw:mirror-horizontal="false" draw:mirror-vertical="false" svg:viewBox="0 0 21600 21600" draw:type="mso-spt32" draw:enhanced-path="M 0 0 L 21600 21600 N"/>
        </draw:custom-shape>
        <draw:g draw:name="Google Shape;600;p38">
          <draw:custom-shape draw:name="Google Shape;601;p38" draw:style-name="gr8" draw:text-style-name="P7" draw:layer="layout" svg:width="0.32cm" svg:height="0.625cm" svg:x="7.036cm" svg:y="-0.97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602;p38" draw:style-name="gr7" draw:text-style-name="P8" draw:layer="layout" svg:width="0.634cm" svg:height="0.001cm" svg:x="6.386cm" svg:y="-0.658cm">
            <text:p/>
            <draw:enhanced-geometry draw:mirror-horizontal="false" draw:mirror-vertical="false" svg:viewBox="0 0 21600 21600" draw:type="mso-spt32" draw:enhanced-path="M 0 0 L 21600 21600 N"/>
          </draw:custom-shape>
        </draw:g>
        <draw:g draw:name="Google Shape;603;p38">
          <draw:custom-shape draw:name="Google Shape;604;p38" draw:style-name="gr8" draw:text-style-name="P7" draw:layer="layout" svg:width="0.32cm" svg:height="0.625cm" svg:x="7.068cm" svg:y="0.209cm">
            <text:p text:style-name="P4"><text:span text:style-name="T8"/></text:p>
            <draw:enhanced-geometry draw:mirror-horizontal="fals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605;p38" draw:style-name="gr7" draw:text-style-name="P8" draw:layer="layout" svg:width="0.634cm" svg:height="0.001cm" svg:x="6.433cm" svg:y="0.522cm">
            <text:p/>
            <draw:enhanced-geometry draw:mirror-horizontal="false" draw:mirror-vertical="false" svg:viewBox="0 0 21600 21600" draw:type="mso-spt32" draw:enhanced-path="M 0 0 L 21600 21600 N"/>
          </draw:custom-shape>
        </draw:g>
        <draw:custom-shape draw:name="Google Shape;606;p38" draw:style-name="gr10" draw:text-style-name="P6" draw:layer="layout" svg:width="0.543cm" svg:height="0.543cm" svg:x="-0.227cm" svg:y="-1.61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38" draw:style-name="gr9" draw:text-style-name="P5" draw:layer="layout" svg:width="1.813cm" svg:height="0.972cm" svg:x="-1.618cm" svg:y="-0.861cm">
          <text:p text:style-name="P1"><text:span text:style-name="T29">Fecha</text:span></text:p>
          <text:p text:style-name="P1"><text:span text:style-name="T29">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38" draw:style-name="gr3" draw:text-style-name="P6" draw:layer="layout" svg:width="4.76cm" svg:height="2.159cm" svg:x="11.26cm" svg:y="-3.8cm">
          <text:p text:style-name="P1"><text:span text:style-name="T27">«component»</text:span></text:p>
          <text:p text:style-name="P1"><text:span text:style-name="T16"/></text:p>
          <text:p text:style-name="P1"><text:span text:style-name="T28">Preenchimento de 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09;p38">
          <draw:custom-shape draw:name="Google Shape;610;p38" draw:style-name="gr10" draw:text-style-name="P6" draw:layer="layout" svg:width="0.611cm" svg:height="0.613cm" svg:x="10.013cm" svg:y="-3.454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1;p38" draw:style-name="gr7" draw:text-style-name="P8" draw:layer="layout" svg:width="0.634cm" svg:height="0.001cm" svg:x="10.625cm" svg:y="-3.147cm">
            <text:p/>
            <draw:enhanced-geometry draw:mirror-horizontal="false" draw:mirror-vertical="false" svg:viewBox="0 0 21600 21600" draw:type="mso-spt32" draw:enhanced-path="M 0 0 L 21600 21600 N"/>
          </draw:custom-shape>
        </draw:g>
        <draw:g draw:name="Google Shape;612;p38">
          <draw:custom-shape draw:name="Google Shape;613;p38" draw:style-name="gr8" draw:text-style-name="P7" draw:layer="layout" svg:width="0.32cm" svg:height="0.625cm" svg:x="-1.194cm" svg:y="-1.655cm">
            <text:p text:style-name="P4"><text:span text:style-name="T8"/></text:p>
            <draw:enhanced-geometry draw:mirror-horizontal="tru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614;p38" draw:style-name="gr7" draw:text-style-name="P8" draw:layer="layout" svg:width="0.634cm" svg:height="0.001cm" draw:transform="rotate (-3.14159265358979) translate (-0.227cm -1.343cm)">
            <text:p/>
            <draw:enhanced-geometry draw:mirror-horizontal="false" draw:mirror-vertical="false" svg:viewBox="0 0 21600 21600" draw:type="mso-spt32" draw:enhanced-path="M 0 0 L 21600 21600 N"/>
          </draw:custom-shape>
        </draw:g>
        <draw:g draw:name="Google Shape;615;p38">
          <draw:custom-shape draw:name="Google Shape;616;p38" draw:style-name="gr10" draw:text-style-name="P6" draw:layer="layout" svg:width="0.543cm" svg:height="0.543cm" svg:x="19.981cm" svg:y="-3.482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17;p38">
            <draw:custom-shape draw:name="Google Shape;618;p38" draw:style-name="gr12" draw:text-style-name="P10" draw:layer="layout" svg:width="0.706cm" svg:height="0.706cm" svg:x="21.209cm" svg:y="-3.563cm">
              <text:p/>
              <draw:enhanced-geometry draw:mirror-horizontal="true" draw:mirror-vertical="false" drawooo:sub-view-size="21600 21600" draw:text-areas="0 0 ?f0 ?f1" svg:viewBox="0 0 0 0" draw:type="ooxml-non-primitive" draw:enhanced-path="M 10800 0 L 21600 10800 10800 21600 0 10800 10800 0 Z N">
                <draw:equation draw:name="f0" draw:formula="logwidth"/>
                <draw:equation draw:name="f1" draw:formula="logheight"/>
              </draw:enhanced-geometry>
            </draw:custom-shape>
            <draw:custom-shape draw:name="Google Shape;619;p38" draw:style-name="gr7" draw:text-style-name="P8" draw:layer="layout" svg:width="0.634cm" svg:height="0.001cm" svg:x="20.559cm" svg:y="-3.21cm">
              <text:p/>
              <draw:enhanced-geometry draw:mirror-horizontal="false" draw:mirror-vertical="false" svg:viewBox="0 0 21600 21600" draw:type="mso-spt32" draw:enhanced-path="M 0 0 L 21600 21600 N"/>
            </draw:custom-shape>
          </draw:g>
        </draw:g>
        <draw:custom-shape draw:name="Google Shape;620;p38" draw:style-name="gr25" draw:text-style-name="P8" draw:layer="layout" svg:width="3.588cm" svg:height="0.001cm" draw:transform="rotate (-3.14159265358979) translate (19.981cm -3.21cm)">
          <text:p/>
          <draw:enhanced-geometry draw:mirror-horizontal="true" draw:mirror-vertical="false" svg:viewBox="0 0 21600 21600" draw:type="mso-spt32" draw:enhanced-path="M 0 0 L 21600 21600 N"/>
        </draw:custom-shape>
        <draw:custom-shape draw:name="Google Shape;621;p38" draw:style-name="gr10" draw:text-style-name="P6" draw:layer="layout" svg:width="0.543cm" svg:height="0.543cm" svg:x="15.848cm" svg:y="-3.482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38" draw:style-name="gr10" draw:text-style-name="P6" draw:layer="layout" svg:width="0.543cm" svg:height="0.543cm" svg:x="1.866cm" svg:y="-1.61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38" draw:style-name="gr9" draw:text-style-name="P5" draw:layer="layout" svg:width="2.14cm" svg:height="0.972cm" svg:x="20.348cm" svg:y="-2.962cm">
          <text:p text:style-name="P1"><text:span text:style-name="T29">Consulta</text:span></text:p>
          <text:p text:style-name="P1"><text:span text:style-name="T29">C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38" draw:style-name="gr3" draw:text-style-name="P6" draw:layer="layout" svg:width="6.977cm" svg:height="2.357cm" svg:x="11.392cm" svg:y="-1.379cm">
          <text:p text:style-name="P1"><text:span text:style-name="T27">«component»</text:span></text:p>
          <text:p text:style-name="P1"><text:span text:style-name="T16"/></text:p>
          <text:p text:style-name="P1"><text:span text:style-name="T28">Seleção e Preenchimento da Forma de Pag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4;p38">
          <draw:custom-shape draw:name="Google Shape;625;p38" draw:style-name="gr10" draw:text-style-name="P6" draw:layer="layout" svg:width="0.611cm" svg:height="0.613cm" svg:x="10.145cm" svg:y="-1.033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6;p38" draw:style-name="gr7" draw:text-style-name="P8" draw:layer="layout" svg:width="0.634cm" svg:height="0.001cm" svg:x="10.757cm" svg:y="-0.726cm">
            <text:p/>
            <draw:enhanced-geometry draw:mirror-horizontal="false" draw:mirror-vertical="false" svg:viewBox="0 0 21600 21600" draw:type="mso-spt32" draw:enhanced-path="M 0 0 L 21600 21600 N"/>
          </draw:custom-shape>
        </draw:g>
        <draw:custom-shape draw:name="Google Shape;627;p38" draw:style-name="gr3" draw:text-style-name="P6" draw:layer="layout" svg:width="4.76cm" svg:height="2.357cm" svg:x="11.392cm" svg:y="1.373cm">
          <text:p text:style-name="P1"><text:span text:style-name="T27">«component»</text:span></text:p>
          <text:p text:style-name="P1"><text:span text:style-name="T16"/></text:p>
          <text:p text:style-name="P1"><text:span text:style-name="T28">Seleção da Forma de Entre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8;p38">
          <draw:custom-shape draw:name="Google Shape;629;p38" draw:style-name="gr10" draw:text-style-name="P6" draw:layer="layout" svg:width="0.611cm" svg:height="0.613cm" svg:x="10.145cm" svg:y="1.719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0;p38" draw:style-name="gr7" draw:text-style-name="P8" draw:layer="layout" svg:width="0.634cm" svg:height="0.001cm" svg:x="10.757cm" svg:y="2.025cm">
            <text:p/>
            <draw:enhanced-geometry draw:mirror-horizontal="false" draw:mirror-vertical="false" svg:viewBox="0 0 21600 21600" draw:type="mso-spt32" draw:enhanced-path="M 0 0 L 21600 21600 N"/>
          </draw:custom-shape>
        </draw:g>
        <draw:custom-shape draw:name="Google Shape;631;p38" draw:style-name="gr25" draw:text-style-name="P8" draw:layer="layout" svg:width="2.789cm" svg:height="0.001cm" svg:x="7.355cm" svg:y="-0.728cm">
          <text:p/>
          <draw:enhanced-geometry draw:mirror-horizontal="false" draw:mirror-vertical="false" svg:viewBox="0 0 21600 21600" draw:type="mso-spt32" draw:enhanced-path="M 0 0 L 21600 21600 N"/>
        </draw:custom-shape>
        <draw:custom-shape draw:name="Google Shape;632;p38" draw:style-name="gr25" draw:text-style-name="P8" draw:layer="layout" svg:width="2.718cm" svg:height="1.534cm" svg:x="7.426cm" svg:y="0.49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633;p38">
          <draw:custom-shape draw:name="Google Shape;634;p38" draw:style-name="gr10" draw:text-style-name="P6" draw:layer="layout" svg:width="0.611cm" svg:height="0.613cm" svg:x="-1.618cm" svg:y="11.494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5;p38" draw:style-name="gr7" draw:text-style-name="P8" draw:layer="layout" svg:width="0.634cm" svg:height="0.001cm" svg:x="-1.005cm" svg:y="11.801cm">
            <text:p/>
            <draw:enhanced-geometry draw:mirror-horizontal="false" draw:mirror-vertical="false" svg:viewBox="0 0 21600 21600" draw:type="mso-spt32" draw:enhanced-path="M 0 0 L 21600 21600 N"/>
          </draw:custom-shape>
        </draw:g>
        <draw:custom-shape draw:name="Google Shape;636;p38" draw:style-name="gr25" draw:text-style-name="P8" draw:layer="layout" svg:width="1.242cm" svg:height="10.9cm" svg:x="-2.645cm" svg:y="0.979cm">
          <text:p/>
          <draw:enhanced-geometry draw:mirror-horizontal="false" draw:mirror-vertical="false" drawooo:sub-view-size="17896 156969" draw:text-areas="0 0 ?f0 ?f1" svg:viewBox="0 0 0 0" draw:type="ooxml-non-primitive" draw:enhanced-path="M 17896 0 L 0 0 0 156580 15229 156969 N">
            <draw:equation draw:name="f0" draw:formula="logwidth"/>
            <draw:equation draw:name="f1" draw:formula="logheight"/>
          </draw:enhanced-geometry>
        </draw:custom-shape>
        <draw:custom-shape draw:name="Google Shape;637;p38" draw:style-name="gr9" draw:text-style-name="P5" draw:layer="layout" svg:width="1.813cm" svg:height="0.972cm" svg:x="-2.185cm" svg:y="13.791cm">
          <text:p text:style-name="P1"><text:span text:style-name="T29">Fecha</text:span></text:p>
          <text:p text:style-name="P1"><text:span text:style-name="T29">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38" draw:style-name="gr10" draw:text-style-name="P6" draw:layer="layout" svg:width="0.543cm" svg:height="0.543cm" svg:x="2.58cm" svg:y="11.58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38" draw:style-name="gr25" draw:text-style-name="P8" draw:layer="layout" svg:width="2.455cm" svg:height="0.05cm" svg:x="0.125cm" svg:y="13.283cm">
          <text:p/>
          <draw:enhanced-geometry draw:mirror-horizontal="false" draw:mirror-vertical="false" svg:viewBox="0 0 21600 21600" draw:type="mso-spt32" draw:enhanced-path="M 0 0 L 21600 21600 N"/>
        </draw:custom-shape>
        <draw:custom-shape draw:name="Google Shape;640;p38" draw:style-name="gr10" draw:text-style-name="P6" draw:layer="layout" svg:width="0.543cm" svg:height="0.543cm" svg:x="-0.324cm" svg:y="13.011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41;p38">
          <draw:custom-shape draw:name="Google Shape;642;p38" draw:style-name="gr10" draw:text-style-name="P6" draw:layer="layout" svg:width="0.611cm" svg:height="0.613cm" svg:x="-1.618cm" svg:y="12.976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3;p38" draw:style-name="gr7" draw:text-style-name="P8" draw:layer="layout" svg:width="0.634cm" svg:height="0.001cm" svg:x="-1.005cm" svg:y="13.283cm">
            <text:p/>
            <draw:enhanced-geometry draw:mirror-horizontal="false" draw:mirror-vertical="false" svg:viewBox="0 0 21600 21600" draw:type="mso-spt32" draw:enhanced-path="M 0 0 L 21600 21600 N"/>
          </draw:custom-shape>
        </draw:g>
        <draw:custom-shape draw:name="Google Shape;639;p38" draw:style-name="gr10" draw:text-style-name="P6" draw:layer="layout" svg:width="0.543cm" svg:height="0.543cm" svg:x="2.58cm" svg:y="13.062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38" draw:style-name="gr9" draw:text-style-name="P5" draw:layer="layout" svg:width="1.813cm" svg:height="0.972cm" svg:x="-2.147cm" svg:y="10.282cm">
          <text:p text:style-name="P1"><text:span text:style-name="T29">Dados</text:span></text:p>
          <text:p text:style-name="P1"><text:span text:style-name="T29">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38" draw:style-name="gr25" draw:text-style-name="P8" draw:layer="layout" svg:width="2.357cm" svg:height="0.05cm" svg:x="-0.488cm" svg:y="0.961cm">
          <text:p/>
          <draw:enhanced-geometry draw:mirror-horizontal="false" draw:mirror-vertical="false" svg:viewBox="0 0 21600 21600" draw:type="mso-spt32" draw:enhanced-path="M 0 0 L 21600 21600 N"/>
        </draw:custom-shape>
        <draw:custom-shape draw:name="Google Shape;647;p38" draw:style-name="gr10" draw:text-style-name="P6" draw:layer="layout" svg:width="0.543cm" svg:height="0.543cm" svg:x="-0.222cm" svg:y="0.7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38" draw:style-name="gr9" draw:text-style-name="P5" draw:layer="layout" svg:width="1.813cm" svg:height="0.972cm" svg:x="-1.613cm" svg:y="1.494cm">
          <text:p text:style-name="P1"><text:span text:style-name="T29">Dados</text:span></text:p>
          <text:p text:style-name="P1"><text:span text:style-name="T29">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49;p38">
          <draw:custom-shape draw:name="Google Shape;650;p38" draw:style-name="gr8" draw:text-style-name="P7" draw:layer="layout" svg:width="0.32cm" svg:height="0.625cm" svg:x="-1.189cm" svg:y="0.7cm">
            <text:p text:style-name="P4"><text:span text:style-name="T8"/></text:p>
            <draw:enhanced-geometry draw:mirror-horizontal="true" draw:mirror-vertical="false" drawooo:sub-view-size="354 690" draw:text-areas="0 0 ?f0 ?f1" svg:viewBox="0 0 0 0" draw:type="ooxml-non-primitive" draw:enhanced-path="M 352 0 C 351 0 351 0 350 1 350 1 349 1 349 2 348 3 348 3 348 4 L 348 8 C 347 8 346 8 345 8 298 8 252 17 211 33 171 50 135 75 104 104 75 135 50 171 33 211 17 252 8 298 8 345 8 392 17 437 33 478 50 519 75 555 104 585 135 615 171 640 211 656 252 673 298 683 345 683 346 683 347 683 348 683 L 348 689 C 347 689 346 689 345 689 296 689 250 680 208 663 167 646 130 621 99 590 68 559 43 522 27 481 10 439 0 393 0 345 0 296 10 250 27 208 43 167 68 130 99 99 130 68 167 43 208 27 250 10 296 0 345 0 347 0 350 0 353 0 L 352 0 N">
              <draw:equation draw:name="f0" draw:formula="logwidth"/>
              <draw:equation draw:name="f1" draw:formula="logheight"/>
            </draw:enhanced-geometry>
          </draw:custom-shape>
          <draw:custom-shape draw:name="Google Shape;651;p38" draw:style-name="gr7" draw:text-style-name="P8" draw:layer="layout" svg:width="0.634cm" svg:height="0.001cm" draw:transform="rotate (-3.14159265358979) translate (-0.222cm 1.012cm)">
            <text:p/>
            <draw:enhanced-geometry draw:mirror-horizontal="false" draw:mirror-vertical="false" svg:viewBox="0 0 21600 21600" draw:type="mso-spt32" draw:enhanced-path="M 0 0 L 21600 21600 N"/>
          </draw:custom-shape>
        </draw:g>
        <draw:custom-shape draw:name="Google Shape;646;p38" draw:style-name="gr10" draw:text-style-name="P6" draw:layer="layout" svg:width="0.543cm" svg:height="0.543cm" svg:x="1.871cm" svg:y="0.7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38" draw:style-name="gr25" draw:text-style-name="P8" draw:layer="layout" svg:width="1.613cm" svg:height="14.763cm" svg:x="-3.069cm" svg:y="-1.376cm">
          <text:p/>
          <draw:enhanced-geometry draw:mirror-horizontal="false" draw:mirror-vertical="false" drawooo:sub-view-size="23241 212598" draw:text-areas="0 0 ?f0 ?f1" svg:viewBox="0 0 0 0" draw:type="ooxml-non-primitive" draw:enhanced-path="M 23241 0 L 0 0 0 212598 19812 212598 N">
            <draw:equation draw:name="f0" draw:formula="logwidth"/>
            <draw:equation draw:name="f1" draw:formula="logheight"/>
          </draw:enhanced-geometry>
        </draw:custom-shape>
        <draw:custom-shape draw:name="Google Shape;653;p38" draw:style-name="gr9" draw:text-style-name="P5" draw:layer="layout" svg:width="2.14cm" svg:height="0.972cm" svg:x="9.028cm" svg:y="-2.693cm">
          <text:p text:style-name="P1"><text:span text:style-name="T29">Input</text:span></text:p>
          <text:p text:style-name="P1"><text:span text:style-name="T29">Endere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38" draw:style-name="gr9" draw:text-style-name="P5" draw:layer="layout" svg:width="2.357cm" svg:height="0.972cm" svg:x="8.996cm" svg:y="-0.344cm">
          <text:p text:style-name="P1"><text:span text:style-name="T29">Input</text:span></text:p>
          <text:p text:style-name="P1"><text:span text:style-name="T29">Pag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38" draw:style-name="gr9" draw:text-style-name="P5" draw:layer="layout" svg:width="2.357cm" svg:height="0.972cm" svg:x="8.915cm" svg:y="2.599cm">
          <text:p text:style-name="P1"><text:span text:style-name="T29">Input</text:span></text:p>
          <text:p text:style-name="P1"><text:span text:style-name="T29">Entre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38" draw:style-name="gr25" draw:text-style-name="P8" draw:layer="layout" svg:width="2.803cm" svg:height="1.179cm" svg:x="7.408cm" svg:y="12.96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657;p38">
          <draw:custom-shape draw:name="Google Shape;658;p38" draw:style-name="gr10" draw:text-style-name="P6" draw:layer="layout" svg:width="0.543cm" svg:height="0.543cm" svg:x="26.159cm" svg:y="14.22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59;p38">
            <draw:custom-shape draw:name="Google Shape;660;p38" draw:style-name="gr12" draw:text-style-name="P10" draw:layer="layout" svg:width="0.706cm" svg:height="0.706cm" svg:x="27.386cm" svg:y="14.144cm">
              <text:p/>
              <draw:enhanced-geometry draw:mirror-horizontal="true" draw:mirror-vertical="false" drawooo:sub-view-size="21600 21600" draw:text-areas="0 0 ?f0 ?f1" svg:viewBox="0 0 0 0" draw:type="ooxml-non-primitive" draw:enhanced-path="M 10800 0 L 21600 10800 10800 21600 0 10800 10800 0 Z N">
                <draw:equation draw:name="f0" draw:formula="logwidth"/>
                <draw:equation draw:name="f1" draw:formula="logheight"/>
              </draw:enhanced-geometry>
            </draw:custom-shape>
            <draw:custom-shape draw:name="Google Shape;661;p38" draw:style-name="gr7" draw:text-style-name="P8" draw:layer="layout" svg:width="0.634cm" svg:height="0.001cm" svg:x="26.737cm" svg:y="14.497cm">
              <text:p/>
              <draw:enhanced-geometry draw:mirror-horizontal="false" draw:mirror-vertical="false" svg:viewBox="0 0 21600 21600" draw:type="mso-spt32" draw:enhanced-path="M 0 0 L 21600 21600 N"/>
            </draw:custom-shape>
          </draw:g>
        </draw:g>
        <draw:custom-shape draw:name="Google Shape;662;p38" draw:style-name="gr10" draw:text-style-name="P6" draw:layer="layout" svg:width="0.543cm" svg:height="0.543cm" svg:x="16.088cm" svg:y="13.363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38" draw:style-name="gr28" draw:text-style-name="P8" draw:layer="layout" svg:width="9.438cm" svg:height="0.783cm" svg:x="16.642cm" svg:y="13.667cm">
          <text:p/>
          <draw:enhanced-geometry draw:mirror-horizontal="false" draw:mirror-vertical="false" drawooo:sub-view-size="135928 11294" draw:text-areas="0 0 ?f0 ?f1" svg:viewBox="0 0 0 0" draw:type="ooxml-non-primitive" draw:enhanced-path="M 135928 11294 L 121259 11294 121259 0 0 178 N">
            <draw:equation draw:name="f0" draw:formula="logwidth"/>
            <draw:equation draw:name="f1" draw:formula="logheight"/>
          </draw:enhanced-geometry>
        </draw:custom-shape>
        <draw:custom-shape draw:name="Google Shape;664;p38" draw:style-name="gr9" draw:text-style-name="P5" draw:layer="layout" svg:width="2.14cm" svg:height="0.972cm" svg:x="26.613cm" svg:y="14.851cm">
          <text:p text:style-name="P1"><text:span text:style-name="T29">Efetiva</text:span></text:p>
          <text:p text:style-name="P1"><text:span text:style-name="T29">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33;g933a20c63b_0_389:notes" presentation:style-name="pr13" draw:text-style-name="P3" draw:layer="layout" svg:width="15.239cm" svg:height="11.429cm" svg:x="1.905cm" svg:y="12.065cm" presentation:class="notes" presentation:placeholder="true" presentation:user-transformed="true">
            <draw:text-box/>
          </draw:frame>
          <draw:page-thumbnail draw:name="Google Shape;534;g933a20c63b_0_389:notes" draw:style-name="gr1" draw:layer="layout" svg:width="12.7cm" svg:height="9.524cm" svg:x="3.175cm" svg:y="1.905cm" draw:page-number="11" presentation:class="page"/>
        </presentation:notes>
      </draw:page>
      <draw:page draw:name="page12" draw:style-name="dp1" draw:master-page-name="BLANK">
        <draw:custom-shape draw:name="Google Shape;669;p39" draw:style-name="gr30" draw:text-style-name="P6" draw:layer="layout" svg:width="5.085cm" svg:height="2.724cm" svg:x="3.596cm" svg:y="4.052cm">
          <text:p text:style-name="P1"><text:span text:style-name="T32">«component»</text:span></text:p>
          <text:p text:style-name="P1"><text:span text:style-name="T20"/></text:p>
          <text:p text:style-name="P1"><text:span text:style-name="T33">Component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39" draw:style-name="gr7" draw:text-style-name="P8" draw:layer="layout" svg:width="1.572cm" svg:height="0.001cm" svg:x="8.681cm" svg:y="6.082cm">
          <text:p/>
          <draw:enhanced-geometry draw:mirror-horizontal="false" draw:mirror-vertical="false" svg:viewBox="0 0 21600 21600" draw:type="mso-spt32" draw:enhanced-path="M 0 0 L 21600 21600 N"/>
        </draw:custom-shape>
        <draw:custom-shape draw:name="Google Shape;671;p39" draw:style-name="gr31" draw:text-style-name="P7" draw:layer="layout" svg:width="0.322cm" svg:height="0.628cm" svg:x="10.299cm" svg:y="5.768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672;p39" draw:style-name="gr18" draw:text-style-name="P5" draw:layer="layout" svg:width="3.927cm" svg:height="0.928cm" svg:x="8.761cm" svg:y="6.396cm">
          <text:p text:style-name="P4"><text:span text:style-name="T4">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39" draw:style-name="gr32" draw:text-style-name="P6" draw:layer="layout" svg:width="0.615cm" svg:height="0.615cm" svg:x="10.402cm" svg:y="4.052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4;p39" draw:style-name="gr7" draw:text-style-name="P8" draw:layer="layout" svg:width="1.72cm" svg:height="0.001cm" svg:x="8.681cm" svg:y="4.359cm">
          <text:p/>
          <draw:enhanced-geometry draw:mirror-horizontal="false" draw:mirror-vertical="false" svg:viewBox="0 0 21600 21600" draw:type="mso-spt32" draw:enhanced-path="M 0 0 L 21600 21600 N"/>
        </draw:custom-shape>
        <draw:custom-shape draw:name="Google Shape;675;p39" draw:style-name="gr18" draw:text-style-name="P5" draw:layer="layout" svg:width="3.795cm" svg:height="0.903cm" svg:x="8.681cm" svg:y="4.649cm">
          <text:p text:style-name="P4"><text:span text:style-name="T4">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39" draw:style-name="gr30" draw:text-style-name="P6" draw:layer="layout" svg:width="5.085cm" svg:height="2.724cm" svg:x="17.116cm" svg:y="4.105cm">
          <text:p text:style-name="P1"><text:span text:style-name="T32">«component»</text:span></text:p>
          <text:p text:style-name="P1"><text:span text:style-name="T20"/></text:p>
          <text:p text:style-name="P1"><text:span text:style-name="T33">Component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77;p39">
          <draw:custom-shape draw:name="Google Shape;678;p39" draw:style-name="gr7" draw:text-style-name="P8" draw:layer="layout" svg:width="0.972cm" svg:height="0.001cm" draw:transform="rotate (-3.14159265358979) translate (17.116cm 6.135cm)">
            <text:p/>
            <draw:enhanced-geometry draw:mirror-horizontal="false" draw:mirror-vertical="false" svg:viewBox="0 0 21600 21600" draw:type="mso-spt32" draw:enhanced-path="M 0 0 L 21600 21600 N"/>
          </draw:custom-shape>
          <draw:custom-shape draw:name="Google Shape;679;p39" draw:style-name="gr31" draw:text-style-name="P7" draw:layer="layout" svg:width="0.322cm" svg:height="0.628cm" svg:x="15.776cm" svg:y="5.821cm">
            <text:p text:style-name="P4"><text:span text:style-name="T8"/></text:p>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680;p39" draw:style-name="gr18" draw:text-style-name="P5" draw:layer="layout" svg:width="3.795cm" svg:height="0.899cm" svg:x="14.324cm" svg:y="6.854cm">
          <text:p text:style-name="P4"><text:span text:style-name="T4">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81;p39">
          <draw:custom-shape draw:name="Google Shape;682;p39" draw:style-name="gr32" draw:text-style-name="P6" draw:layer="layout" svg:width="0.615cm" svg:height="0.615cm" svg:x="15.377cm" svg:y="4.105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3;p39" draw:style-name="gr7" draw:text-style-name="P8" draw:layer="layout" svg:width="1.12cm" svg:height="0.001cm" draw:transform="rotate (-3.14159265358979) translate (17.116cm 4.412cm)">
            <text:p/>
            <draw:enhanced-geometry draw:mirror-horizontal="false" draw:mirror-vertical="false" svg:viewBox="0 0 21600 21600" draw:type="mso-spt32" draw:enhanced-path="M 0 0 L 21600 21600 N"/>
          </draw:custom-shape>
        </draw:g>
        <draw:custom-shape draw:name="Google Shape;684;p39" draw:style-name="gr18" draw:text-style-name="P5" draw:layer="layout" svg:width="3.795cm" svg:height="0.864cm" svg:x="13.152cm" svg:y="4.678cm">
          <text:p text:style-name="P4"><text:span text:style-name="T4">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39" draw:style-name="gr11" draw:text-style-name="P8" draw:layer="layout" svg:width="5.085cm" svg:height="1.602cm" svg:x="10.621cm" svg:y="4.533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686;p39" draw:style-name="gr30" draw:text-style-name="P6" draw:layer="layout" svg:width="5.085cm" svg:height="2.724cm" svg:x="17.139cm" svg:y="8.377cm">
          <text:p text:style-name="P1"><text:span text:style-name="T32">«component»</text:span></text:p>
          <text:p text:style-name="P1"><text:span text:style-name="T20"/></text:p>
          <text:p text:style-name="P1"><text:span text:style-name="T33">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87;p39">
          <draw:custom-shape draw:name="Google Shape;688;p39" draw:style-name="gr32" draw:text-style-name="P6" draw:layer="layout" svg:width="0.615cm" svg:height="0.615cm" svg:x="15.4cm" svg:y="8.377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9;p39" draw:style-name="gr7" draw:text-style-name="P8" draw:layer="layout" svg:width="1.12cm" svg:height="0.001cm" draw:transform="rotate (-3.14159265358979) translate (17.139cm 8.684cm)">
            <text:p/>
            <draw:enhanced-geometry draw:mirror-horizontal="false" draw:mirror-vertical="false" svg:viewBox="0 0 21600 21600" draw:type="mso-spt32" draw:enhanced-path="M 0 0 L 21600 21600 N"/>
          </draw:custom-shape>
        </draw:g>
        <draw:custom-shape draw:name="Google Shape;690;p39" draw:style-name="gr18" draw:text-style-name="P5" draw:layer="layout" svg:width="3.62cm" svg:height="0.864cm" svg:x="13.573cm" svg:y="9.217cm">
          <text:p text:style-name="P4"><text:span text:style-name="T4">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39" draw:style-name="gr11" draw:text-style-name="P8" draw:layer="layout" svg:width="1.578cm" svg:height="2.597cm" svg:x="14.201cm" svg:y="6.135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692;p39" draw:style-name="gr33" draw:text-style-name="P6" draw:layer="layout" svg:width="0.74cm" svg:height="0.767cm" svg:x="4.471cm" svg:y="6.61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39" draw:style-name="gr18" draw:text-style-name="P5" draw:layer="layout" svg:width="2.127cm" svg:height="0.903cm" svg:x="3.825cm" svg:y="7.473cm">
          <text:p text:style-name="P4"><text:span text:style-name="T4">Prop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39" draw:style-name="gr33" draw:text-style-name="P6" draw:layer="layout" svg:width="0.74cm" svg:height="0.767cm" svg:x="7.435cm" svg:y="6.61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39" draw:style-name="gr18" draw:text-style-name="P5" draw:layer="layout" svg:width="2.127cm" svg:height="0.903cm" svg:x="6.788cm" svg:y="7.468cm">
          <text:p text:style-name="P4"><text:span text:style-name="T4">Pro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39" draw:style-name="gr33" draw:text-style-name="P6" draw:layer="layout" svg:width="0.74cm" svg:height="0.767cm" svg:x="19.341cm" svg:y="11.007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39" draw:style-name="gr18" draw:text-style-name="P5" draw:layer="layout" svg:width="2.127cm" svg:height="0.903cm" svg:x="18.695cm" svg:y="11.865cm">
          <text:p text:style-name="P4"><text:span text:style-name="T4">Pro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6;g90b00f2025_1_48:notes" draw:style-name="gr1" draw:layer="layout" svg:width="16.932cm" svg:height="9.524cm" svg:x="1.059cm" svg:y="1.905cm" draw:page-number="12" presentation:class="page"/>
          <draw:frame draw:name="Google Shape;667;g90b00f2025_1_48:notes" presentation:style-name="pr14"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BLANK">
        <draw:custom-shape draw:name="Google Shape;702;p40" draw:style-name="gr30" draw:text-style-name="P6" draw:layer="layout" svg:width="5.506cm" svg:height="2.724cm" svg:x="1.111cm" svg:y="0.348cm">
          <text:p text:style-name="P1"><text:span text:style-name="T32">«component»</text:span></text:p>
          <text:p text:style-name="P1"><text:span text:style-name="T20"/></text:p>
          <text:p text:style-name="P1"><text:span text:style-name="T33">Component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40" draw:style-name="gr7" draw:text-style-name="P8" draw:layer="layout" svg:width="1.572cm" svg:height="0.001cm" svg:x="6.617cm" svg:y="2.378cm">
          <text:p/>
          <draw:enhanced-geometry draw:mirror-horizontal="false" draw:mirror-vertical="false" svg:viewBox="0 0 21600 21600" draw:type="mso-spt32" draw:enhanced-path="M 0 0 L 21600 21600 N"/>
        </draw:custom-shape>
        <draw:custom-shape draw:name="Google Shape;704;p40" draw:style-name="gr31" draw:text-style-name="P7" draw:layer="layout" svg:width="0.322cm" svg:height="0.628cm" svg:x="8.235cm" svg:y="2.064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705;p40" draw:style-name="gr18" draw:text-style-name="P5" draw:layer="layout" svg:width="3.927cm" svg:height="0.928cm" svg:x="16.249cm" svg:y="7.827cm">
          <text:p text:style-name="P4"><text:span text:style-name="T4">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40" draw:style-name="gr32" draw:text-style-name="P6" draw:layer="layout" svg:width="0.615cm" svg:height="0.615cm" svg:x="8.338cm" svg:y="0.348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7;p40" draw:style-name="gr7" draw:text-style-name="P8" draw:layer="layout" svg:width="1.72cm" svg:height="0.001cm" svg:x="6.617cm" svg:y="0.655cm">
          <text:p/>
          <draw:enhanced-geometry draw:mirror-horizontal="false" draw:mirror-vertical="false" svg:viewBox="0 0 21600 21600" draw:type="mso-spt32" draw:enhanced-path="M 0 0 L 21600 21600 N"/>
        </draw:custom-shape>
        <draw:custom-shape draw:name="Google Shape;708;p40" draw:style-name="gr18" draw:text-style-name="P5" draw:layer="layout" svg:width="3.795cm" svg:height="0.903cm" svg:x="19.744cm" svg:y="7.578cm">
          <text:p text:style-name="P4"><text:span text:style-name="T4">Interface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40" draw:style-name="gr30" draw:text-style-name="P6" draw:layer="layout" svg:width="5.085cm" svg:height="2.724cm" svg:x="15.052cm" svg:y="0.4cm">
          <text:p text:style-name="P1"><text:span text:style-name="T32">«component»</text:span></text:p>
          <text:p text:style-name="P1"><text:span text:style-name="T20"/></text:p>
          <text:p text:style-name="P1"><text:span text:style-name="T33">Component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0;p40">
          <draw:custom-shape draw:name="Google Shape;711;p40" draw:style-name="gr7" draw:text-style-name="P8" draw:layer="layout" svg:width="0.972cm" svg:height="0.001cm" draw:transform="rotate (-3.14159265358979) translate (15.052cm 2.431cm)">
            <text:p/>
            <draw:enhanced-geometry draw:mirror-horizontal="false" draw:mirror-vertical="false" svg:viewBox="0 0 21600 21600" draw:type="mso-spt32" draw:enhanced-path="M 0 0 L 21600 21600 N"/>
          </draw:custom-shape>
          <draw:custom-shape draw:name="Google Shape;712;p40" draw:style-name="gr31" draw:text-style-name="P7" draw:layer="layout" svg:width="0.322cm" svg:height="0.628cm" svg:x="13.712cm" svg:y="2.117cm">
            <text:p text:style-name="P4"><text:span text:style-name="T8"/></text:p>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713;p40" draw:style-name="gr18" draw:text-style-name="P5" draw:layer="layout" svg:width="3.795cm" svg:height="0.899cm" svg:x="12.26cm" svg:y="3.15cm">
          <text:p text:style-name="P4"><text:span text:style-name="T4">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4;p40">
          <draw:custom-shape draw:name="Google Shape;715;p40" draw:style-name="gr32" draw:text-style-name="P6" draw:layer="layout" svg:width="0.615cm" svg:height="0.615cm" svg:x="13.314cm" svg:y="0.401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6;p40" draw:style-name="gr7" draw:text-style-name="P8" draw:layer="layout" svg:width="1.12cm" svg:height="0.001cm" draw:transform="rotate (-3.14159265358979) translate (15.052cm 0.708cm)">
            <text:p/>
            <draw:enhanced-geometry draw:mirror-horizontal="false" draw:mirror-vertical="false" svg:viewBox="0 0 21600 21600" draw:type="mso-spt32" draw:enhanced-path="M 0 0 L 21600 21600 N"/>
          </draw:custom-shape>
        </draw:g>
        <draw:custom-shape draw:name="Google Shape;717;p40" draw:style-name="gr18" draw:text-style-name="P5" draw:layer="layout" svg:width="3.795cm" svg:height="0.864cm" svg:x="11.088cm" svg:y="0.973cm">
          <text:p text:style-name="P4"><text:span text:style-name="T4">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8;p40" draw:style-name="gr11" draw:text-style-name="P8" draw:layer="layout" svg:width="5.085cm" svg:height="1.602cm" svg:x="8.557cm" svg:y="0.829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719;p40" draw:style-name="gr30" draw:text-style-name="P6" draw:layer="layout" svg:width="5.085cm" svg:height="2.724cm" svg:x="15.075cm" svg:y="4.673cm">
          <text:p text:style-name="P1"><text:span text:style-name="T32">«component»</text:span></text:p>
          <text:p text:style-name="P1"><text:span text:style-name="T20"/></text:p>
          <text:p text:style-name="P1"><text:span text:style-name="T33">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20;p40">
          <draw:custom-shape draw:name="Google Shape;721;p40" draw:style-name="gr32" draw:text-style-name="P6" draw:layer="layout" svg:width="0.615cm" svg:height="0.615cm" svg:x="13.337cm" svg:y="4.673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2;p40" draw:style-name="gr7" draw:text-style-name="P8" draw:layer="layout" svg:width="1.12cm" svg:height="0.001cm" draw:transform="rotate (-3.14159265358979) translate (15.075cm 4.98cm)">
            <text:p/>
            <draw:enhanced-geometry draw:mirror-horizontal="false" draw:mirror-vertical="false" svg:viewBox="0 0 21600 21600" draw:type="mso-spt32" draw:enhanced-path="M 0 0 L 21600 21600 N"/>
          </draw:custom-shape>
        </draw:g>
        <draw:custom-shape draw:name="Google Shape;723;p40" draw:style-name="gr18" draw:text-style-name="P5" draw:layer="layout" svg:width="3.62cm" svg:height="0.864cm" svg:x="11.509cm" svg:y="5.513cm">
          <text:p text:style-name="P4"><text:span text:style-name="T4">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40" draw:style-name="gr11" draw:text-style-name="P8" draw:layer="layout" svg:width="1.578cm" svg:height="2.597cm" svg:x="12.137cm" svg:y="2.431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725;p40" draw:style-name="gr34" draw:text-style-name="P8" draw:layer="layout" svg:width="0.001cm" svg:height="1.217cm" svg:x="19.544cm" svg:y="7.427cm">
          <text:p/>
          <draw:enhanced-geometry draw:mirror-horizontal="false" draw:mirror-vertical="false" svg:viewBox="0 0 21600 21600" draw:type="mso-spt32" draw:enhanced-path="M 0 0 L 21600 21600 N"/>
        </draw:custom-shape>
        <draw:custom-shape draw:name="Google Shape;726;p40" draw:style-name="gr33" draw:text-style-name="P6" draw:layer="layout" svg:width="0.957cm" svg:height="0.91cm" svg:x="19.067cm" svg:y="8.663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27;p40" draw:style-name="gr34" draw:text-style-name="P8" draw:layer="layout" svg:width="0.001cm" svg:height="1.217cm" svg:x="16.395cm" svg:y="7.427cm">
          <text:p/>
          <draw:enhanced-geometry draw:mirror-horizontal="false" draw:mirror-vertical="false" svg:viewBox="0 0 21600 21600" draw:type="mso-spt32" draw:enhanced-path="M 0 0 L 21600 21600 N"/>
        </draw:custom-shape>
        <draw:custom-shape draw:name="Google Shape;728;p40" draw:style-name="gr34" draw:text-style-name="P8" draw:layer="layout" svg:width="0.956cm" svg:height="0.436cm" svg:x="15.926cm" svg:y="8.645cm">
          <text:p/>
          <draw:enhanced-geometry draw:mirror-horizontal="fals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729;p40" draw:style-name="gr35" draw:text-style-name="P13" draw:layer="layout" svg:width="23.071cm" svg:height="1.602cm" svg:x="1.391cm" svg:y="9.79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40" draw:style-name="gr18" draw:text-style-name="P5" draw:layer="layout" svg:width="3.212cm" svg:height="0.903cm" svg:x="2.372cm" svg:y="7.773cm">
          <text:p text:style-name="P4"><text:span text:style-name="T4">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40" draw:style-name="gr30" draw:text-style-name="P6" draw:layer="layout" svg:width="5.085cm" svg:height="2.724cm" svg:x="3.022cm" svg:y="4.605cm">
          <text:p text:style-name="P1"><text:span text:style-name="T32">«component»</text:span></text:p>
          <text:p text:style-name="P1"><text:span text:style-name="T20"/></text:p>
          <text:p text:style-name="P1"><text:span text:style-name="T33">Componente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40" draw:style-name="gr34" draw:text-style-name="P8" draw:layer="layout" svg:width="0.001cm" svg:height="1.217cm" svg:x="5.585cm" svg:y="7.36cm">
          <text:p/>
          <draw:enhanced-geometry draw:mirror-horizontal="false" draw:mirror-vertical="false" svg:viewBox="0 0 21600 21600" draw:type="mso-spt32" draw:enhanced-path="M 0 0 L 21600 21600 N"/>
        </draw:custom-shape>
        <draw:custom-shape draw:name="Google Shape;733;p40" draw:style-name="gr33" draw:text-style-name="P6" draw:layer="layout" svg:width="0.957cm" svg:height="0.91cm" svg:x="5.109cm" svg:y="8.595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34;p40" draw:style-name="gr18" draw:text-style-name="P5" draw:layer="layout" svg:width="3.927cm" svg:height="0.928cm" svg:x="6.723cm" svg:y="2.84cm">
          <text:p text:style-name="P4"><text:span text:style-name="T4">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40" draw:style-name="gr18" draw:text-style-name="P5" draw:layer="layout" svg:width="3.795cm" svg:height="0.903cm" svg:x="6.642cm" svg:y="1.093cm">
          <text:p text:style-name="P4"><text:span text:style-name="T4">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9;g90b00f2025_1_99:notes" draw:style-name="gr1" draw:layer="layout" svg:width="16.932cm" svg:height="9.524cm" svg:x="1.059cm" svg:y="1.905cm" draw:page-number="13" presentation:class="page"/>
          <draw:frame draw:name="Google Shape;700;g90b00f2025_1_99:notes" presentation:style-name="pr15" draw:text-style-name="P3" draw:layer="layout" svg:width="15.239cm" svg:height="11.429cm" svg:x="1.905cm" svg:y="12.065cm" presentation:class="notes" presentation:placeholder="true" presentation:user-transformed="true">
            <draw:text-box/>
          </draw:frame>
        </presentation:notes>
      </draw:page>
      <draw:page draw:name="page14" draw:style-name="dp1" draw:master-page-name="BLANK">
        <draw:custom-shape draw:name="Google Shape;740;p41" draw:style-name="gr18" draw:text-style-name="P5" draw:layer="layout" svg:width="3.927cm" svg:height="0.928cm" svg:x="15.993cm" svg:y="4.679cm">
          <text:p text:style-name="P4"><text:span text:style-name="T4">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41" draw:style-name="gr18" draw:text-style-name="P5" draw:layer="layout" svg:width="3.795cm" svg:height="0.903cm" svg:x="19.488cm" svg:y="4.429cm">
          <text:p text:style-name="P4"><text:span text:style-name="T4">Interface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41" draw:style-name="gr30" draw:text-style-name="P6" draw:layer="layout" svg:width="5.085cm" svg:height="2.724cm" svg:x="14.82cm" svg:y="1.524cm">
          <text:p text:style-name="P1"><text:span text:style-name="T32">«component»</text:span></text:p>
          <text:p text:style-name="P1"><text:span text:style-name="T20"/></text:p>
          <text:p text:style-name="P1"><text:span text:style-name="T33">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41" draw:style-name="gr34" draw:text-style-name="P8" draw:layer="layout" svg:width="0.001cm" svg:height="1.217cm" svg:x="19.288cm" svg:y="4.278cm">
          <text:p/>
          <draw:enhanced-geometry draw:mirror-horizontal="false" draw:mirror-vertical="false" svg:viewBox="0 0 21600 21600" draw:type="mso-spt32" draw:enhanced-path="M 0 0 L 21600 21600 N"/>
        </draw:custom-shape>
        <draw:custom-shape draw:name="Google Shape;744;p41" draw:style-name="gr33" draw:text-style-name="P6" draw:layer="layout" svg:width="0.957cm" svg:height="0.91cm" svg:x="18.812cm" svg:y="5.514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45;p41" draw:style-name="gr34" draw:text-style-name="P8" draw:layer="layout" svg:width="0.001cm" svg:height="1.217cm" svg:x="16.139cm" svg:y="4.278cm">
          <text:p/>
          <draw:enhanced-geometry draw:mirror-horizontal="false" draw:mirror-vertical="false" svg:viewBox="0 0 21600 21600" draw:type="mso-spt32" draw:enhanced-path="M 0 0 L 21600 21600 N"/>
        </draw:custom-shape>
        <draw:custom-shape draw:name="Google Shape;746;p41" draw:style-name="gr34" draw:text-style-name="P8" draw:layer="layout" svg:width="0.956cm" svg:height="0.436cm" svg:x="15.671cm" svg:y="5.496cm">
          <text:p/>
          <draw:enhanced-geometry draw:mirror-horizontal="fals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747;p41" draw:style-name="gr18" draw:text-style-name="P5" draw:layer="layout" svg:width="3.212cm" svg:height="0.903cm" svg:x="2.116cm" svg:y="4.624cm">
          <text:p text:style-name="P4"><text:span text:style-name="T4">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41" draw:style-name="gr30" draw:text-style-name="P6" draw:layer="layout" svg:width="5.085cm" svg:height="2.724cm" svg:x="2.766cm" svg:y="1.457cm">
          <text:p text:style-name="P1"><text:span text:style-name="T32">«component»</text:span></text:p>
          <text:p text:style-name="P1"><text:span text:style-name="T20"/></text:p>
          <text:p text:style-name="P1"><text:span text:style-name="T33">Componente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41" draw:style-name="gr34" draw:text-style-name="P8" draw:layer="layout" svg:width="0.001cm" svg:height="1.217cm" svg:x="5.329cm" svg:y="4.211cm">
          <text:p/>
          <draw:enhanced-geometry draw:mirror-horizontal="false" draw:mirror-vertical="false" svg:viewBox="0 0 21600 21600" draw:type="mso-spt32" draw:enhanced-path="M 0 0 L 21600 21600 N"/>
        </draw:custom-shape>
        <draw:custom-shape draw:name="Google Shape;750;p41" draw:style-name="gr33" draw:text-style-name="P6" draw:layer="layout" svg:width="0.957cm" svg:height="0.91cm" svg:x="4.853cm" svg:y="5.447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51;p41" draw:style-name="gr33" draw:text-style-name="P6" draw:layer="layout" svg:width="0.74cm" svg:height="0.767cm" svg:x="3.352cm" svg:y="0.79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2;p41" draw:style-name="gr18" draw:text-style-name="P5" draw:layer="layout" svg:width="2.127cm" svg:height="0.903cm" svg:x="2.659cm" svg:y="0.004cm">
          <text:p text:style-name="P4"><text:span text:style-name="T4">Pro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3;p41" draw:style-name="gr33" draw:text-style-name="P6" draw:layer="layout" svg:width="0.74cm" svg:height="0.767cm" svg:x="6.504cm" svg:y="0.79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41" draw:style-name="gr18" draw:text-style-name="P5" draw:layer="layout" svg:width="2.127cm" svg:height="0.903cm" svg:x="5.81cm" svg:y="0.004cm">
          <text:p text:style-name="P4"><text:span text:style-name="T4">Prop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5;p41" draw:style-name="gr36" draw:text-style-name="P13" draw:layer="layout" svg:width="23.071cm" svg:height="1.602cm" svg:x="1.312cm" svg:y="6.509cm">
          <text:p text:style-name="P1"><text:span text:style-name="T34">Barr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41" draw:style-name="gr30" draw:text-style-name="P6" draw:layer="layout" svg:width="5.085cm" svg:height="2.724cm" svg:x="9.734cm" svg:y="10.361cm">
          <text:p text:style-name="P1"><text:span text:style-name="T32">«component»</text:span></text:p>
          <text:p text:style-name="P1"><text:span text:style-name="T20"/></text:p>
          <text:p text:style-name="P1"><text:span text:style-name="T33">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41" draw:style-name="gr34" draw:text-style-name="P8" draw:layer="layout" svg:width="0.001cm" svg:height="1.217cm" draw:transform="rotate (-3.14159265358979) translate (13.845cm 10.361cm)">
          <text:p/>
          <draw:enhanced-geometry draw:mirror-horizontal="false" draw:mirror-vertical="false" svg:viewBox="0 0 21600 21600" draw:type="mso-spt32" draw:enhanced-path="M 0 0 L 21600 21600 N"/>
        </draw:custom-shape>
        <draw:custom-shape draw:name="Google Shape;758;p41" draw:style-name="gr33" draw:text-style-name="P6" draw:layer="layout" svg:width="0.957cm" svg:height="0.91cm" draw:transform="rotate (-3.14159265358979) translate (14.324cm 9.125cm)">
          <text:p text:style-name="P4"><text:span text:style-name="T8"/></text:p>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59;p41" draw:style-name="gr34" draw:text-style-name="P8" draw:layer="layout" svg:width="0.001cm" svg:height="1.217cm" draw:transform="rotate (-3.14159265358979) translate (10.696cm 10.361cm)">
          <text:p/>
          <draw:enhanced-geometry draw:mirror-horizontal="false" draw:mirror-vertical="false" svg:viewBox="0 0 21600 21600" draw:type="mso-spt32" draw:enhanced-path="M 0 0 L 21600 21600 N"/>
        </draw:custom-shape>
        <draw:custom-shape draw:name="Google Shape;760;p41" draw:style-name="gr34" draw:text-style-name="P8" draw:layer="layout" svg:width="0.956cm" svg:height="0.436cm" draw:transform="rotate (-3.14159265358979) translate (11.185cm 9.144cm)">
          <text:p/>
          <draw:enhanced-geometry draw:mirror-horizontal="tru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761;p41" draw:style-name="gr18" draw:text-style-name="P5" draw:layer="layout" svg:width="3.927cm" svg:height="0.928cm" svg:x="6.653cm" svg:y="8.992cm">
          <text:p text:style-name="P4"><text:span text:style-name="T4">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2;p41" draw:style-name="gr18" draw:text-style-name="P5" draw:layer="layout" svg:width="3.795cm" svg:height="0.903cm" svg:x="14.514cm" svg:y="9.111cm">
          <text:p text:style-name="P4"><text:span text:style-name="T4">Interface 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41" draw:style-name="gr33" draw:text-style-name="P6" draw:layer="layout" svg:width="0.74cm" svg:height="0.767cm" svg:x="11.859cm" svg:y="12.96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41" draw:style-name="gr18" draw:text-style-name="P5" draw:layer="layout" svg:width="2.127cm" svg:height="0.903cm" svg:x="11.165cm" svg:y="13.63cm">
          <text:p text:style-name="P4"><text:span text:style-name="T4">Prop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7;g90b00f2025_1_140:notes" draw:style-name="gr1" draw:layer="layout" svg:width="16.932cm" svg:height="9.524cm" svg:x="1.059cm" svg:y="1.905cm" draw:page-number="14" presentation:class="page"/>
          <draw:frame draw:name="Google Shape;738;g90b00f2025_1_140:notes" presentation:style-name="pr16" draw:text-style-name="P3" draw:layer="layout" svg:width="15.239cm" svg:height="11.429cm" svg:x="1.905cm" svg:y="12.065cm" presentation:class="notes" presentation:placeholder="true" presentation:user-transformed="true">
            <draw:text-box/>
          </draw:frame>
        </presentation:notes>
      </draw:page>
      <draw:page draw:name="Diagrama de Atividades" draw:style-name="dp1" draw:master-page-name="SECTION_5f_HEADER">
        <draw:frame draw:name="Google Shape;769;p42" presentation:style-name="pr1" draw:text-style-name="P2" draw:layer="layout" svg:width="23.667cm" svg:height="2.337cm" svg:x="0.866cm" svg:y="5.975cm" presentation:class="title" presentation:user-transformed="true">
          <draw:text-box>
            <text:p text:style-name="P1"><text:span text:style-name="T1">Diagrama de Atividades</text:span></text:p>
          </draw:text-box>
        </draw:frame>
        <presentation:notes draw:style-name="dp2">
          <draw:page-thumbnail draw:name="Google Shape;766;g90b00f2025_0_228:notes" draw:style-name="gr1" draw:layer="layout" svg:width="16.932cm" svg:height="9.524cm" svg:x="1.059cm" svg:y="1.905cm" draw:page-number="15" presentation:class="page"/>
          <draw:frame draw:name="Google Shape;767;g90b00f2025_0_228:notes" presentation:style-name="pr17" draw:text-style-name="P3" draw:layer="layout" svg:width="15.239cm" svg:height="11.429cm" svg:x="1.905cm" svg:y="12.065cm" presentation:class="notes" presentation:placeholder="true" presentation:user-transformed="true">
            <draw:text-box/>
          </draw:frame>
        </presentation:notes>
      </draw:page>
      <draw:page draw:name="page16" draw:style-name="dp1" draw:master-page-name="BLANK">
        <draw:custom-shape draw:name="Google Shape;774;p43" draw:style-name="gr37" draw:text-style-name="P14" draw:layer="layout" svg:width="13.241cm" svg:height="9.074cm" svg:x="0.397cm" svg:y="4.935cm">
          <text:p/>
          <draw:enhanced-geometry draw:mirror-horizontal="false" draw:mirror-vertical="false" drawooo:sub-view-size="190691 130683" draw:text-areas="0 0 ?f0 ?f1" svg:viewBox="0 0 0 0" draw:type="ooxml-non-primitive" draw:enhanced-path="M 0 75628 L 82296 75628 114110 190 190691 0 185928 130683 1524 130492 Z N">
            <draw:equation draw:name="f0" draw:formula="logwidth"/>
            <draw:equation draw:name="f1" draw:formula="logheight"/>
          </draw:enhanced-geometry>
        </draw:custom-shape>
        <draw:custom-shape draw:name="Google Shape;775;p43" draw:style-name="gr38" draw:text-style-name="P7" draw:layer="layout" svg:width="0.975cm" svg:height="0.975cm" svg:x="1.789cm" svg:y="1.359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6;p43" draw:style-name="gr33" draw:text-style-name="P6" draw:layer="layout" svg:width="0.975cm" svg:height="0.975cm" svg:x="1.789cm" svg:y="3.838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7;p43" draw:style-name="gr38" draw:text-style-name="P7" draw:layer="layout" svg:width="0.746cm" svg:height="0.746cm" svg:x="1.903cm" svg:y="3.953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8;p43" draw:style-name="gr39" draw:text-style-name="P5" draw:layer="layout" svg:width="1.622cm" svg:height="1.184cm" svg:x="3.099cm" svg:y="1.254cm">
          <text:p text:style-name="P4"><text:span text:style-name="T8">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43" draw:style-name="gr39" draw:text-style-name="P5" draw:layer="layout" svg:width="1.622cm" svg:height="1.184cm" svg:x="3.218cm" svg:y="3.734cm">
          <text:p text:style-name="P4"><text:span text:style-name="T8">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43" draw:style-name="gr40" draw:text-style-name="P6" draw:layer="layout" svg:width="3.832cm" svg:height="1.846cm" svg:x="0.68cm" svg:y="6.921cm">
          <text:p text:style-name="P1"><text:span text:style-name="T8">Ac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1;p43" draw:style-name="gr40" draw:text-style-name="P6" draw:layer="layout" svg:width="3.832cm" svg:height="1.846cm" svg:x="8.642cm" svg:y="8.695cm">
          <text:p text:style-name="P1"><text:span text:style-name="T8">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43" draw:style-name="gr40" draw:text-style-name="P6" draw:layer="layout" svg:width="3.832cm" svg:height="1.846cm" svg:x="8.642cm" svg:y="5.334cm">
          <text:p text:style-name="P1"><text:span text:style-name="T8">Ac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3;p43" draw:style-name="gr40" draw:text-style-name="P6" draw:layer="layout" svg:width="3.832cm" svg:height="1.846cm" svg:x="0.785cm" svg:y="10.771cm">
          <text:p text:style-name="P1"><text:span text:style-name="T8">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43" draw:style-name="gr40" draw:text-style-name="P6" draw:layer="layout" svg:width="3.832cm" svg:height="1.846cm" svg:x="8.642cm" svg:y="11.882cm">
          <text:p text:style-name="P1"><text:span text:style-name="T8">Ac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5;p43" draw:style-name="gr21" draw:text-style-name="P8" draw:layer="layout" svg:width="0.001cm" svg:height="1.513cm" svg:x="10.558cm" svg:y="7.181cm">
          <text:p/>
          <draw:enhanced-geometry draw:mirror-horizontal="false" draw:mirror-vertical="false" svg:viewBox="0 0 21600 21600" draw:type="mso-spt32" draw:enhanced-path="M 0 0 L 21600 21600 N"/>
        </draw:custom-shape>
        <draw:custom-shape draw:name="Google Shape;786;p43" draw:style-name="gr21" draw:text-style-name="P8" draw:layer="layout" svg:width="0.001cm" svg:height="1.34cm" svg:x="10.558cm" svg:y="10.542cm">
          <text:p/>
          <draw:enhanced-geometry draw:mirror-horizontal="false" draw:mirror-vertical="false" svg:viewBox="0 0 21600 21600" draw:type="mso-spt32" draw:enhanced-path="M 0 0 L 21600 21600 N"/>
        </draw:custom-shape>
        <presentation:notes draw:style-name="dp2">
          <draw:page-thumbnail draw:name="Google Shape;771;g90b00f2025_0_182:notes" draw:style-name="gr1" draw:layer="layout" svg:width="16.932cm" svg:height="9.524cm" svg:x="1.059cm" svg:y="1.905cm" draw:page-number="16" presentation:class="page"/>
          <draw:frame draw:name="Google Shape;772;g90b00f2025_0_182:notes" presentation:style-name="pr18" draw:text-style-name="P3" draw:layer="layout" svg:width="15.239cm" svg:height="11.429cm" svg:x="1.905cm" svg:y="12.065cm" presentation:class="notes" presentation:placeholder="true" presentation:user-transformed="true">
            <draw:text-box/>
          </draw:frame>
        </presentation:notes>
      </draw:page>
      <draw:page draw:name="page17" draw:style-name="dp1" draw:master-page-name="BLANK">
        <draw:custom-shape draw:name="Google Shape;791;p44" draw:style-name="gr5" draw:text-style-name="P7" draw:layer="layout" svg:width="5cm" svg:height="0.282cm" svg:x="0.567cm" svg:y="10.4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44" draw:style-name="gr21" draw:text-style-name="P8" draw:layer="layout" svg:width="0.001cm" svg:height="1.864cm" svg:x="1.743cm" svg:y="8.575cm">
          <text:p/>
          <draw:enhanced-geometry draw:mirror-horizontal="false" draw:mirror-vertical="false" svg:viewBox="0 0 21600 21600" draw:type="mso-spt32" draw:enhanced-path="M 0 0 L 21600 21600 N"/>
        </draw:custom-shape>
        <draw:custom-shape draw:name="Google Shape;793;p44" draw:style-name="gr21" draw:text-style-name="P8" draw:layer="layout" svg:width="0.001cm" svg:height="1.864cm" svg:x="4.392cm" svg:y="8.575cm">
          <text:p/>
          <draw:enhanced-geometry draw:mirror-horizontal="false" draw:mirror-vertical="false" svg:viewBox="0 0 21600 21600" draw:type="mso-spt32" draw:enhanced-path="M 0 0 L 21600 21600 N"/>
        </draw:custom-shape>
        <draw:custom-shape draw:name="Google Shape;794;p44" draw:style-name="gr21" draw:text-style-name="P8" draw:layer="layout" svg:width="0.001cm" svg:height="1.864cm" svg:x="2.983cm" svg:y="10.722cm">
          <text:p/>
          <draw:enhanced-geometry draw:mirror-horizontal="false" draw:mirror-vertical="false" svg:viewBox="0 0 21600 21600" draw:type="mso-spt32" draw:enhanced-path="M 0 0 L 21600 21600 N"/>
        </draw:custom-shape>
        <draw:custom-shape draw:name="Google Shape;795;p44" draw:style-name="gr39" draw:text-style-name="P5" draw:layer="layout" svg:width="1.622cm" svg:height="1.184cm" svg:x="6.214cm" svg:y="10.213cm">
          <text:p text:style-name="P4"><text:span text:style-name="T8">J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6;p44" draw:style-name="gr5" draw:text-style-name="P7" draw:layer="layout" svg:width="5cm" svg:height="0.282cm" svg:x="0.567cm" svg:y="2.948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7;p44" draw:style-name="gr21" draw:text-style-name="P8" draw:layer="layout" svg:width="0.001cm" svg:height="1.864cm" svg:x="1.743cm" svg:y="3.129cm">
          <text:p/>
          <draw:enhanced-geometry draw:mirror-horizontal="false" draw:mirror-vertical="false" svg:viewBox="0 0 21600 21600" draw:type="mso-spt32" draw:enhanced-path="M 0 0 L 21600 21600 N"/>
        </draw:custom-shape>
        <draw:custom-shape draw:name="Google Shape;798;p44" draw:style-name="gr21" draw:text-style-name="P8" draw:layer="layout" svg:width="0.001cm" svg:height="1.864cm" svg:x="4.392cm" svg:y="3.129cm">
          <text:p/>
          <draw:enhanced-geometry draw:mirror-horizontal="false" draw:mirror-vertical="false" svg:viewBox="0 0 21600 21600" draw:type="mso-spt32" draw:enhanced-path="M 0 0 L 21600 21600 N"/>
        </draw:custom-shape>
        <draw:custom-shape draw:name="Google Shape;799;p44" draw:style-name="gr21" draw:text-style-name="P8" draw:layer="layout" svg:width="0.001cm" svg:height="1.864cm" svg:x="3.068cm" svg:y="1.083cm">
          <text:p/>
          <draw:enhanced-geometry draw:mirror-horizontal="false" draw:mirror-vertical="false" svg:viewBox="0 0 21600 21600" draw:type="mso-spt32" draw:enhanced-path="M 0 0 L 21600 21600 N"/>
        </draw:custom-shape>
        <draw:custom-shape draw:name="Google Shape;800;p44" draw:style-name="gr39" draw:text-style-name="P5" draw:layer="layout" svg:width="2.438cm" svg:height="1.184cm" svg:x="6.214cm" svg:y="2.497cm">
          <text:p text:style-name="P4"><text:span text:style-name="T8">F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44" draw:style-name="gr33" draw:text-style-name="P6" draw:layer="layout" svg:width="1.193cm" svg:height="1.626cm" svg:x="15.941cm" svg:y="2.225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802;p44" draw:style-name="gr21" draw:text-style-name="P8" draw:layer="layout" svg:width="0.001cm" svg:height="1.427cm" svg:x="16.536cm" svg:y="0.797cm">
          <text:p/>
          <draw:enhanced-geometry draw:mirror-horizontal="false" draw:mirror-vertical="false" svg:viewBox="0 0 21600 21600" draw:type="mso-spt32" draw:enhanced-path="M 0 0 L 21600 21600 N"/>
        </draw:custom-shape>
        <draw:custom-shape draw:name="Google Shape;803;p44" draw:style-name="gr21" draw:text-style-name="P8" draw:layer="layout" svg:width="1.782cm" svg:height="2.367cm" svg:x="14.145cm" svg:y="3.059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804;p44" draw:style-name="gr21" draw:text-style-name="P8" draw:layer="layout" svg:width="1.902cm" svg:height="2.46cm" svg:x="17.132cm" svg:y="3.045cm">
          <text:p/>
          <draw:enhanced-geometry draw:mirror-horizontal="fals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805;p44" draw:style-name="gr21" draw:text-style-name="P8" draw:layer="layout" svg:width="0.001cm" svg:height="1.573cm" svg:x="16.538cm" svg:y="3.852cm">
          <text:p/>
          <draw:enhanced-geometry draw:mirror-horizontal="false" draw:mirror-vertical="false" svg:viewBox="0 0 21600 21600" draw:type="mso-spt32" draw:enhanced-path="M 0 0 L 21600 21600 N"/>
        </draw:custom-shape>
        <draw:custom-shape draw:name="Google Shape;806;p44" draw:style-name="gr39" draw:text-style-name="P5" draw:layer="layout" svg:width="2.549cm" svg:height="1.184cm" svg:x="20.111cm" svg:y="2.667cm">
          <text:p text:style-name="P4"><text:span text:style-name="T8">Dec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7;p44" draw:style-name="gr39" draw:text-style-name="P5" draw:layer="layout" svg:width="2.364cm" svg:height="0.853cm" svg:x="13.933cm" svg:y="3.956cm">
          <text:p text:style-name="P4"><text:span text:style-name="T16">[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8;p44" draw:style-name="gr39" draw:text-style-name="P5" draw:layer="layout" svg:width="2.364cm" svg:height="0.853cm" svg:x="18.878cm" svg:y="4.064cm">
          <text:p text:style-name="P4"><text:span text:style-name="T16">[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9;p44" draw:style-name="gr39" draw:text-style-name="P5" draw:layer="layout" svg:width="2.364cm" svg:height="0.853cm" svg:x="16.354cm" svg:y="4.064cm">
          <text:p text:style-name="P4"><text:span text:style-name="T16">[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44" draw:style-name="gr39" draw:text-style-name="P5" draw:layer="layout" svg:width="2.549cm" svg:height="1.184cm" svg:x="19.662cm" svg:y="10.321cm">
          <text:p text:style-name="P4"><text:span text:style-name="T8">Mer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1;p44" draw:style-name="gr41" draw:text-style-name="P8" draw:layer="layout" svg:width="0.001cm" svg:height="1.573cm" draw:transform="rotate (-3.14159265358979) translate (16.088cm 10.105cm)">
          <text:p/>
          <draw:enhanced-geometry draw:mirror-horizontal="false" draw:mirror-vertical="false" svg:viewBox="0 0 21600 21600" draw:type="mso-spt32" draw:enhanced-path="M 0 0 L 21600 21600 N"/>
        </draw:custom-shape>
        <draw:custom-shape draw:name="Google Shape;812;p44" draw:style-name="gr33" draw:text-style-name="P6" draw:layer="layout" svg:width="1.193cm" svg:height="1.626cm" draw:transform="rotate (-3.14159265358979) translate (16.683cm 11.732cm)">
          <text:p text:style-name="P4"><text:span text:style-name="T8"/></text:p>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813;p44" draw:style-name="gr41" draw:text-style-name="P8" draw:layer="layout" svg:width="0.001cm" svg:height="1.427cm" draw:transform="rotate (-3.14159265358979) translate (16.086cm 13.16cm)">
          <text:p/>
          <draw:enhanced-geometry draw:mirror-horizontal="true" draw:mirror-vertical="false" svg:viewBox="0 0 21600 21600" draw:type="mso-spt32" draw:enhanced-path="M 0 0 L 21600 21600 N"/>
        </draw:custom-shape>
        <draw:custom-shape draw:name="Google Shape;814;p44" draw:style-name="gr41" draw:text-style-name="P8" draw:layer="layout" svg:width="1.782cm" svg:height="2.367cm" draw:transform="rotate (-3.14159265358979) translate (15.478cm 10.898cm)">
          <text:p/>
          <draw:enhanced-geometry draw:mirror-horizontal="tru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815;p44" draw:style-name="gr41" draw:text-style-name="P8" draw:layer="layout" svg:width="1.902cm" svg:height="2.46cm" draw:transform="rotate (-3.14159265358979) translate (18.585cm 10.911cm)">
          <text:p/>
          <draw:enhanced-geometry draw:mirror-horizontal="tru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presentation:notes draw:style-name="dp2">
          <draw:page-thumbnail draw:name="Google Shape;788;g90b00f2025_0_154:notes" draw:style-name="gr1" draw:layer="layout" svg:width="16.932cm" svg:height="9.524cm" svg:x="1.059cm" svg:y="1.905cm" draw:page-number="17" presentation:class="page"/>
          <draw:frame draw:name="Google Shape;789;g90b00f2025_0_154:notes" presentation:style-name="pr19" draw:text-style-name="P3" draw:layer="layout" svg:width="15.239cm" svg:height="11.429cm" svg:x="1.905cm" svg:y="12.065cm" presentation:class="notes" presentation:placeholder="true" presentation:user-transformed="true">
            <draw:text-box/>
          </draw:frame>
        </presentation:notes>
      </draw:page>
      <draw:page draw:name="page18" draw:style-name="dp1" draw:master-page-name="BLANK">
        <draw:custom-shape draw:name="Google Shape;820;p45" draw:style-name="gr42" draw:text-style-name="P7" draw:layer="layout" svg:width="0.465cm" svg:height="0.465cm" svg:x="2.484cm" svg:y="0.263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21;p45" draw:style-name="gr19" draw:text-style-name="P6" draw:layer="layout" svg:width="0.465cm" svg:height="0.465cm" svg:x="2.484cm" svg:y="1.024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22;p45" draw:style-name="gr5" draw:text-style-name="P7" draw:layer="layout" svg:width="0.351cm" svg:height="0.351cm" svg:x="2.539cm" svg:y="1.078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23;p45" draw:style-name="gr15" draw:text-style-name="P6" draw:layer="layout" svg:width="1.829cm" svg:height="0.881cm" svg:x="1.955cm" svg:y="1.861cm">
          <text:p text:style-name="P1"><text:span text:style-name="T16">Ac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4;p45" draw:style-name="gr15" draw:text-style-name="P6" draw:layer="layout" svg:width="1.829cm" svg:height="0.881cm" svg:x="1.955cm" svg:y="3.042cm">
          <text:p text:style-name="P1"><text:span text:style-name="T16">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5;p45" draw:style-name="gr14" draw:text-style-name="P7" draw:layer="layout" svg:width="2.352cm" svg:height="0.132cm" svg:x="1.683cm" svg:y="7.607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45" draw:style-name="gr22" draw:text-style-name="P8" draw:layer="layout" svg:width="0.001cm" svg:height="0.877cm" svg:x="2.236cm" svg:y="6.73cm">
          <text:p/>
          <draw:enhanced-geometry draw:mirror-horizontal="false" draw:mirror-vertical="false" svg:viewBox="0 0 21600 21600" draw:type="mso-spt32" draw:enhanced-path="M 0 0 L 21600 21600 N"/>
        </draw:custom-shape>
        <draw:custom-shape draw:name="Google Shape;827;p45" draw:style-name="gr22" draw:text-style-name="P8" draw:layer="layout" svg:width="0.001cm" svg:height="0.877cm" svg:x="3.482cm" svg:y="6.73cm">
          <text:p/>
          <draw:enhanced-geometry draw:mirror-horizontal="false" draw:mirror-vertical="false" svg:viewBox="0 0 21600 21600" draw:type="mso-spt32" draw:enhanced-path="M 0 0 L 21600 21600 N"/>
        </draw:custom-shape>
        <draw:custom-shape draw:name="Google Shape;828;p45" draw:style-name="gr22" draw:text-style-name="P8" draw:layer="layout" svg:width="0.001cm" svg:height="0.877cm" svg:x="2.819cm" svg:y="7.74cm">
          <text:p/>
          <draw:enhanced-geometry draw:mirror-horizontal="false" draw:mirror-vertical="false" svg:viewBox="0 0 21600 21600" draw:type="mso-spt32" draw:enhanced-path="M 0 0 L 21600 21600 N"/>
        </draw:custom-shape>
        <draw:custom-shape draw:name="Google Shape;829;p45" draw:style-name="gr14" draw:text-style-name="P7" draw:layer="layout" svg:width="2.352cm" svg:height="0.132cm" svg:x="1.683cm" svg:y="5.251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p45" draw:style-name="gr22" draw:text-style-name="P8" draw:layer="layout" svg:width="0.001cm" svg:height="0.877cm" svg:x="2.236cm" svg:y="5.336cm">
          <text:p/>
          <draw:enhanced-geometry draw:mirror-horizontal="false" draw:mirror-vertical="false" svg:viewBox="0 0 21600 21600" draw:type="mso-spt32" draw:enhanced-path="M 0 0 L 21600 21600 N"/>
        </draw:custom-shape>
        <draw:custom-shape draw:name="Google Shape;831;p45" draw:style-name="gr22" draw:text-style-name="P8" draw:layer="layout" svg:width="0.001cm" svg:height="0.877cm" svg:x="3.482cm" svg:y="5.336cm">
          <text:p/>
          <draw:enhanced-geometry draw:mirror-horizontal="false" draw:mirror-vertical="false" svg:viewBox="0 0 21600 21600" draw:type="mso-spt32" draw:enhanced-path="M 0 0 L 21600 21600 N"/>
        </draw:custom-shape>
        <draw:custom-shape draw:name="Google Shape;832;p45" draw:style-name="gr22" draw:text-style-name="P8" draw:layer="layout" svg:width="0.001cm" svg:height="0.877cm" svg:x="2.859cm" svg:y="4.374cm">
          <text:p/>
          <draw:enhanced-geometry draw:mirror-horizontal="false" draw:mirror-vertical="false" svg:viewBox="0 0 21600 21600" draw:type="mso-spt32" draw:enhanced-path="M 0 0 L 21600 21600 N"/>
        </draw:custom-shape>
        <draw:custom-shape draw:name="Google Shape;833;p45" draw:style-name="gr19" draw:text-style-name="P6" draw:layer="layout" svg:width="0.561cm" svg:height="0.764cm" svg:x="2.273cm" svg:y="9.793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834;p45" draw:style-name="gr22" draw:text-style-name="P8" draw:layer="layout" svg:width="0.001cm" svg:height="0.671cm" svg:x="2.553cm" svg:y="9.122cm">
          <text:p/>
          <draw:enhanced-geometry draw:mirror-horizontal="false" draw:mirror-vertical="false" svg:viewBox="0 0 21600 21600" draw:type="mso-spt32" draw:enhanced-path="M 0 0 L 21600 21600 N"/>
        </draw:custom-shape>
        <draw:custom-shape draw:name="Google Shape;835;p45" draw:style-name="gr22" draw:text-style-name="P8" draw:layer="layout" svg:width="0.838cm" svg:height="1.113cm" svg:x="1.429cm" svg:y="10.185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836;p45" draw:style-name="gr22" draw:text-style-name="P8" draw:layer="layout" svg:width="0.894cm" svg:height="1.156cm" svg:x="2.834cm" svg:y="10.179cm">
          <text:p/>
          <draw:enhanced-geometry draw:mirror-horizontal="fals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837;p45" draw:style-name="gr22" draw:text-style-name="P8" draw:layer="layout" svg:width="0.001cm" svg:height="0.74cm" svg:x="2.554cm" svg:y="10.559cm">
          <text:p/>
          <draw:enhanced-geometry draw:mirror-horizontal="false" draw:mirror-vertical="false" svg:viewBox="0 0 21600 21600" draw:type="mso-spt32" draw:enhanced-path="M 0 0 L 21600 21600 N"/>
        </draw:custom-shape>
        <draw:custom-shape draw:name="Google Shape;838;p45" draw:style-name="gr39" draw:text-style-name="P5" draw:layer="layout" svg:width="1.759cm" svg:height="0.401cm" svg:x="1.237cm" svg:y="10.403cm">
          <text:p text:style-name="P4"><text:span text:style-name="T35">[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p45" draw:style-name="gr43" draw:text-style-name="P8" draw:layer="layout" svg:width="0.001cm" svg:height="0.74cm" draw:transform="rotate (-3.14159265358979) translate (2.61cm 12.85cm)">
          <text:p/>
          <draw:enhanced-geometry draw:mirror-horizontal="false" draw:mirror-vertical="false" svg:viewBox="0 0 21600 21600" draw:type="mso-spt32" draw:enhanced-path="M 0 0 L 21600 21600 N"/>
        </draw:custom-shape>
        <draw:custom-shape draw:name="Google Shape;840;p45" draw:style-name="gr19" draw:text-style-name="P6" draw:layer="layout" svg:width="0.561cm" svg:height="0.764cm" draw:transform="rotate (-3.14159265358979) translate (2.889cm 13.616cm)">
          <text:p text:style-name="P4"><text:span text:style-name="T8"/></text:p>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841;p45" draw:style-name="gr43" draw:text-style-name="P8" draw:layer="layout" svg:width="0.001cm" svg:height="0.671cm" draw:transform="rotate (-3.14159265358979) translate (2.608cm 14.287cm)">
          <text:p/>
          <draw:enhanced-geometry draw:mirror-horizontal="true" draw:mirror-vertical="false" svg:viewBox="0 0 21600 21600" draw:type="mso-spt32" draw:enhanced-path="M 0 0 L 21600 21600 N"/>
        </draw:custom-shape>
        <draw:custom-shape draw:name="Google Shape;842;p45" draw:style-name="gr43" draw:text-style-name="P8" draw:layer="layout" svg:width="0.838cm" svg:height="1.113cm" draw:transform="rotate (-3.14159265358979) translate (2.323cm 13.224cm)">
          <text:p/>
          <draw:enhanced-geometry draw:mirror-horizontal="tru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843;p45" draw:style-name="gr43" draw:text-style-name="P8" draw:layer="layout" svg:width="0.894cm" svg:height="1.156cm" draw:transform="rotate (-3.14159265358979) translate (3.785cm 13.23cm)">
          <text:p/>
          <draw:enhanced-geometry draw:mirror-horizontal="tru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844;p45" draw:style-name="gr39" draw:text-style-name="P5" draw:layer="layout" svg:width="1.759cm" svg:height="0.401cm" svg:x="2.401cm" svg:y="10.409cm">
          <text:p text:style-name="P4"><text:span text:style-name="T35">[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5;p45" draw:style-name="gr39" draw:text-style-name="P5" draw:layer="layout" svg:width="1.759cm" svg:height="0.401cm" svg:x="3.598cm" svg:y="10.414cm">
          <text:p text:style-name="P4"><text:span text:style-name="T35">[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6;p45" draw:style-name="gr16" draw:text-style-name="P6" draw:layer="layout" svg:width="2.742cm" svg:height="1.199cm" svg:x="8.308cm" svg:y="1.931cm">
          <text:p text:style-name="P1"><text:span text:style-name="T17">«component»</text:span></text:p>
          <text:p text:style-name="P1"><text:span text:style-name="T18"/></text:p>
          <text:p text:style-name="P1"><text:span text:style-name="T19">Component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45" draw:style-name="gr17" draw:text-style-name="P8" draw:layer="layout" svg:width="0.692cm" svg:height="0.001cm" svg:x="11.05cm" svg:y="2.824cm">
          <text:p/>
          <draw:enhanced-geometry draw:mirror-horizontal="false" draw:mirror-vertical="false" svg:viewBox="0 0 21600 21600" draw:type="mso-spt32" draw:enhanced-path="M 0 0 L 21600 21600 N"/>
        </draw:custom-shape>
        <draw:custom-shape draw:name="Google Shape;848;p45" draw:style-name="gr14" draw:text-style-name="P7" draw:layer="layout" svg:width="0.141cm" svg:height="0.276cm" svg:x="11.762cm" svg:y="2.686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849;p45" draw:style-name="gr18" draw:text-style-name="P5" draw:layer="layout" svg:width="1.728cm" svg:height="0.408cm" svg:x="11.085cm" svg:y="2.963cm">
          <text:p text:style-name="P4"><text:span text:style-name="T20">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45" draw:style-name="gr19" draw:text-style-name="P6" draw:layer="layout" svg:width="0.27cm" svg:height="0.27cm" svg:x="11.807cm" svg:y="1.931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1;p45" draw:style-name="gr17" draw:text-style-name="P8" draw:layer="layout" svg:width="0.757cm" svg:height="0.001cm" svg:x="11.05cm" svg:y="2.066cm">
          <text:p/>
          <draw:enhanced-geometry draw:mirror-horizontal="false" draw:mirror-vertical="false" svg:viewBox="0 0 21600 21600" draw:type="mso-spt32" draw:enhanced-path="M 0 0 L 21600 21600 N"/>
        </draw:custom-shape>
        <draw:custom-shape draw:name="Google Shape;852;p45" draw:style-name="gr18" draw:text-style-name="P5" draw:layer="layout" svg:width="1.671cm" svg:height="0.397cm" svg:x="11.05cm" svg:y="2.193cm">
          <text:p text:style-name="P4"><text:span text:style-name="T20">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3;p45" draw:style-name="gr16" draw:text-style-name="P6" draw:layer="layout" svg:width="3.135cm" svg:height="1.199cm" svg:x="14.764cm" svg:y="1.954cm">
          <text:p text:style-name="P1"><text:span text:style-name="T17">«component»</text:span></text:p>
          <text:p text:style-name="P1"><text:span text:style-name="T18"/></text:p>
          <text:p text:style-name="P1"><text:span text:style-name="T19">Component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54;p45">
          <draw:custom-shape draw:name="Google Shape;855;p45" draw:style-name="gr17" draw:text-style-name="P8" draw:layer="layout" svg:width="0.428cm" svg:height="0.001cm" draw:transform="rotate (-3.14159265358979) translate (14.764cm 2.848cm)">
            <text:p/>
            <draw:enhanced-geometry draw:mirror-horizontal="false" draw:mirror-vertical="false" svg:viewBox="0 0 21600 21600" draw:type="mso-spt32" draw:enhanced-path="M 0 0 L 21600 21600 N"/>
          </draw:custom-shape>
          <draw:custom-shape draw:name="Google Shape;856;p45" draw:style-name="gr14" draw:text-style-name="P7" draw:layer="layout" svg:width="0.141cm" svg:height="0.276cm" svg:x="14.174cm" svg:y="2.71cm">
            <text:p text:style-name="P4"><text:span text:style-name="T8"/></text:p>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857;p45" draw:style-name="gr18" draw:text-style-name="P5" draw:layer="layout" svg:width="1.671cm" svg:height="0.395cm" svg:x="13.534cm" svg:y="3.164cm">
          <text:p text:style-name="P4"><text:span text:style-name="T20">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58;p45">
          <draw:custom-shape draw:name="Google Shape;859;p45" draw:style-name="gr19" draw:text-style-name="P6" draw:layer="layout" svg:width="0.27cm" svg:height="0.27cm" svg:x="13.999cm" svg:y="1.954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0;p45" draw:style-name="gr17" draw:text-style-name="P8" draw:layer="layout" svg:width="0.493cm" svg:height="0.001cm" draw:transform="rotate (-3.14159265358979) translate (14.764cm 2.089cm)">
            <text:p/>
            <draw:enhanced-geometry draw:mirror-horizontal="false" draw:mirror-vertical="false" svg:viewBox="0 0 21600 21600" draw:type="mso-spt32" draw:enhanced-path="M 0 0 L 21600 21600 N"/>
          </draw:custom-shape>
        </draw:g>
        <draw:custom-shape draw:name="Google Shape;861;p45" draw:style-name="gr18" draw:text-style-name="P5" draw:layer="layout" svg:width="1.671cm" svg:height="0.38cm" svg:x="13.018cm" svg:y="2.206cm">
          <text:p text:style-name="P4"><text:span text:style-name="T20">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2;p45" draw:style-name="gr44" draw:text-style-name="P8" draw:layer="layout" svg:width="2.238cm" svg:height="0.705cm" svg:x="11.904cm" svg:y="2.142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863;p45" draw:style-name="gr16" draw:text-style-name="P6" draw:layer="layout" svg:width="3.135cm" svg:height="1.199cm" svg:x="14.774cm" svg:y="3.835cm">
          <text:p text:style-name="P1"><text:span text:style-name="T17">«component»</text:span></text:p>
          <text:p text:style-name="P1"><text:span text:style-name="T18"/></text:p>
          <text:p text:style-name="P1"><text:span text:style-name="T19">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64;p45">
          <draw:custom-shape draw:name="Google Shape;865;p45" draw:style-name="gr19" draw:text-style-name="P6" draw:layer="layout" svg:width="0.27cm" svg:height="0.27cm" svg:x="14.009cm" svg:y="3.835cm">
            <text:p text:style-name="P4"><text:span text:style-name="T8"/></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6;p45" draw:style-name="gr17" draw:text-style-name="P8" draw:layer="layout" svg:width="0.493cm" svg:height="0.001cm" draw:transform="rotate (-3.14159265358979) translate (14.774cm 3.97cm)">
            <text:p/>
            <draw:enhanced-geometry draw:mirror-horizontal="false" draw:mirror-vertical="false" svg:viewBox="0 0 21600 21600" draw:type="mso-spt32" draw:enhanced-path="M 0 0 L 21600 21600 N"/>
          </draw:custom-shape>
        </draw:g>
        <draw:custom-shape draw:name="Google Shape;867;p45" draw:style-name="gr18" draw:text-style-name="P5" draw:layer="layout" svg:width="1.593cm" svg:height="0.38cm" svg:x="13.204cm" svg:y="4.205cm">
          <text:p text:style-name="P4"><text:span text:style-name="T20">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8;p45" draw:style-name="gr44" draw:text-style-name="P8" draw:layer="layout" svg:width="0.694cm" svg:height="1.143cm" svg:x="13.48cm" svg:y="2.848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869;p45" draw:style-name="gr18" draw:text-style-name="P5" draw:layer="layout" svg:width="1.933cm" svg:height="0.457cm" svg:x="14.918cm" svg:y="8.762cm">
          <text:p text:style-name="P4"><text:span text:style-name="T20">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0;p45" draw:style-name="gr18" draw:text-style-name="P5" draw:layer="layout" svg:width="1.868cm" svg:height="0.444cm" svg:x="16.639cm" svg:y="8.64cm">
          <text:p text:style-name="P4"><text:span text:style-name="T20">Interface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1;p45" draw:style-name="gr16" draw:text-style-name="P6" draw:layer="layout" svg:width="3.01cm" svg:height="1.341cm" svg:x="14.174cm" svg:y="7.215cm">
          <text:p text:style-name="P1"><text:span text:style-name="T17">«component»</text:span></text:p>
          <text:p text:style-name="P1"><text:span text:style-name="T22"/></text:p>
          <text:p text:style-name="P1"><text:span text:style-name="T19">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2;p45" draw:style-name="gr17" draw:text-style-name="P8" draw:layer="layout" svg:width="0.001cm" svg:height="0.599cm" svg:x="16.541cm" svg:y="8.565cm">
          <text:p/>
          <draw:enhanced-geometry draw:mirror-horizontal="false" draw:mirror-vertical="false" svg:viewBox="0 0 21600 21600" draw:type="mso-spt32" draw:enhanced-path="M 0 0 L 21600 21600 N"/>
        </draw:custom-shape>
        <draw:custom-shape draw:name="Google Shape;873;p45" draw:style-name="gr19" draw:text-style-name="P6" draw:layer="layout" svg:width="0.471cm" svg:height="0.448cm" svg:x="16.306cm" svg:y="9.174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874;p45" draw:style-name="gr17" draw:text-style-name="P8" draw:layer="layout" svg:width="0.001cm" svg:height="0.599cm" svg:x="14.99cm" svg:y="8.565cm">
          <text:p/>
          <draw:enhanced-geometry draw:mirror-horizontal="false" draw:mirror-vertical="false" svg:viewBox="0 0 21600 21600" draw:type="mso-spt32" draw:enhanced-path="M 0 0 L 21600 21600 N"/>
        </draw:custom-shape>
        <draw:custom-shape draw:name="Google Shape;875;p45" draw:style-name="gr17" draw:text-style-name="P8" draw:layer="layout" svg:width="0.47cm" svg:height="0.214cm" svg:x="14.759cm" svg:y="9.165cm">
          <text:p/>
          <draw:enhanced-geometry draw:mirror-horizontal="fals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876;p45" draw:style-name="gr18" draw:text-style-name="P5" draw:layer="layout" svg:width="1.582cm" svg:height="0.444cm" svg:x="8.084cm" svg:y="8.735cm">
          <text:p text:style-name="P4"><text:span text:style-name="T20">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7;p45" draw:style-name="gr16" draw:text-style-name="P6" draw:layer="layout" svg:width="2.86cm" svg:height="1.341cm" svg:x="8.189cm" svg:y="7.176cm">
          <text:p text:style-name="P1"><text:span text:style-name="T17">«component»</text:span></text:p>
          <text:p text:style-name="P1"><text:span text:style-name="T22"/></text:p>
          <text:p text:style-name="P1"><text:span text:style-name="T19">Componente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8;p45" draw:style-name="gr17" draw:text-style-name="P8" draw:layer="layout" svg:width="0.001cm" svg:height="0.599cm" svg:x="9.667cm" svg:y="8.532cm">
          <text:p/>
          <draw:enhanced-geometry draw:mirror-horizontal="false" draw:mirror-vertical="false" svg:viewBox="0 0 21600 21600" draw:type="mso-spt32" draw:enhanced-path="M 0 0 L 21600 21600 N"/>
        </draw:custom-shape>
        <draw:custom-shape draw:name="Google Shape;879;p45" draw:style-name="gr19" draw:text-style-name="P6" draw:layer="layout" svg:width="0.471cm" svg:height="0.448cm" svg:x="9.432cm" svg:y="9.141cm">
          <text:p text:style-name="P4"><text:span text:style-name="T8"/></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880;p45" draw:style-name="gr19" draw:text-style-name="P6" draw:layer="layout" svg:width="0.363cm" svg:height="0.377cm" svg:x="8.693cm" svg:y="6.849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1;p45" draw:style-name="gr18" draw:text-style-name="P5" draw:layer="layout" svg:width="1.186cm" svg:height="0.444cm" svg:x="8.352cm" svg:y="6.394cm">
          <text:p text:style-name="P4"><text:span text:style-name="T20">Pro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45" draw:style-name="gr19" draw:text-style-name="P6" draw:layer="layout" svg:width="0.363cm" svg:height="0.377cm" svg:x="10.245cm" svg:y="6.849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p45" draw:style-name="gr18" draw:text-style-name="P5" draw:layer="layout" svg:width="1.186cm" svg:height="0.444cm" svg:x="9.904cm" svg:y="6.394cm">
          <text:p text:style-name="P4"><text:span text:style-name="T20">Prop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4;p45" draw:style-name="gr45" draw:text-style-name="P13" draw:layer="layout" svg:width="11.361cm" svg:height="0.789cm" svg:x="7.688cm" svg:y="9.664cm">
          <text:p text:style-name="P1"><text:span text:style-name="T23">Barr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5;p45" draw:style-name="gr16" draw:text-style-name="P6" draw:layer="layout" svg:width="2.742cm" svg:height="1.341cm" svg:x="11.756cm" svg:y="11.561cm">
          <text:p text:style-name="P1"><text:span text:style-name="T17">«component»</text:span></text:p>
          <text:p text:style-name="P1"><text:span text:style-name="T22"/></text:p>
          <text:p text:style-name="P1"><text:span text:style-name="T19">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p45" draw:style-name="gr17" draw:text-style-name="P8" draw:layer="layout" svg:width="0.001cm" svg:height="0.599cm" draw:transform="rotate (-3.14159265358979) translate (13.86cm 11.561cm)">
          <text:p/>
          <draw:enhanced-geometry draw:mirror-horizontal="false" draw:mirror-vertical="false" svg:viewBox="0 0 21600 21600" draw:type="mso-spt32" draw:enhanced-path="M 0 0 L 21600 21600 N"/>
        </draw:custom-shape>
        <draw:custom-shape draw:name="Google Shape;887;p45" draw:style-name="gr19" draw:text-style-name="P6" draw:layer="layout" svg:width="0.471cm" svg:height="0.448cm" draw:transform="rotate (-3.14159265358979) translate (14.095cm 10.952cm)">
          <text:p text:style-name="P4"><text:span text:style-name="T8"/></text:p>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888;p45" draw:style-name="gr17" draw:text-style-name="P8" draw:layer="layout" svg:width="0.001cm" svg:height="0.599cm" draw:transform="rotate (-3.14159265358979) translate (12.309cm 11.561cm)">
          <text:p/>
          <draw:enhanced-geometry draw:mirror-horizontal="false" draw:mirror-vertical="false" svg:viewBox="0 0 21600 21600" draw:type="mso-spt32" draw:enhanced-path="M 0 0 L 21600 21600 N"/>
        </draw:custom-shape>
        <draw:custom-shape draw:name="Google Shape;889;p45" draw:style-name="gr17" draw:text-style-name="P8" draw:layer="layout" svg:width="0.47cm" svg:height="0.214cm" draw:transform="rotate (-3.14159265358979) translate (12.55cm 10.961cm)">
          <text:p/>
          <draw:enhanced-geometry draw:mirror-horizontal="tru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890;p45" draw:style-name="gr18" draw:text-style-name="P5" draw:layer="layout" svg:width="1.933cm" svg:height="0.457cm" svg:x="10.319cm" svg:y="10.886cm">
          <text:p text:style-name="P4"><text:span text:style-name="T20">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45" draw:style-name="gr18" draw:text-style-name="P5" draw:layer="layout" svg:width="1.868cm" svg:height="0.444cm" svg:x="14.19cm" svg:y="10.945cm">
          <text:p text:style-name="P4"><text:span text:style-name="T20">Interface 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2;p45" draw:style-name="gr19" draw:text-style-name="P6" draw:layer="layout" svg:width="0.363cm" svg:height="0.377cm" svg:x="12.882cm" svg:y="12.843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p45" draw:style-name="gr18" draw:text-style-name="P5" draw:layer="layout" svg:width="1.186cm" svg:height="0.444cm" svg:x="12.541cm" svg:y="13.171cm">
          <text:p text:style-name="P4"><text:span text:style-name="T20">Prop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7;g90b00f2025_1_0:notes" draw:style-name="gr1" draw:layer="layout" svg:width="16.932cm" svg:height="9.524cm" svg:x="1.059cm" svg:y="1.905cm" draw:page-number="18" presentation:class="page"/>
          <draw:frame draw:name="Google Shape;818;g90b00f2025_1_0:notes" presentation:style-name="pr20" draw:text-style-name="P3" draw:layer="layout" svg:width="15.239cm" svg:height="11.429cm" svg:x="1.905cm" svg:y="12.065cm" presentation:class="notes" presentation:placeholder="true" presentation:user-transformed="true">
            <draw:text-box/>
          </draw:frame>
        </presentation:notes>
      </draw:page>
      <draw:page draw:name="page19" draw:style-name="dp1" draw:master-page-name="BLANK">
        <draw:custom-shape draw:name="Google Shape;898;p46" draw:style-name="gr14" draw:text-style-name="P7" draw:layer="layout" svg:width="0.465cm" svg:height="0.465cm" svg:x="2.908cm" svg:y="0.263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9;p46" draw:style-name="gr15" draw:text-style-name="P6" draw:layer="layout" svg:width="1.829cm" svg:height="0.881cm" svg:x="2.226cm" svg:y="1.913cm">
          <text:p text:style-name="P1"><text:span text:style-name="T16">Dispara</text:span></text:p>
          <text:p text:style-name="P1"><text:span text:style-name="T16">Pedid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00;p46" draw:style-name="gr16" draw:text-style-name="P6" draw:layer="layout" svg:width="2.742cm" svg:height="1.199cm" svg:x="8.731cm" svg:y="1.931cm">
          <text:p text:style-name="P1"><text:span text:style-name="T17">«component»</text:span></text:p>
          <text:p text:style-name="P1"><text:span text:style-name="T18"/></text:p>
          <text:p text:style-name="P1"><text:span text:style-name="T19">Componente Ped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1;p46" draw:style-name="gr17" draw:text-style-name="P8" draw:layer="layout" svg:width="0.692cm" svg:height="0.001cm" svg:x="11.473cm" svg:y="2.824cm">
          <text:p/>
          <draw:enhanced-geometry draw:mirror-horizontal="false" draw:mirror-vertical="false" svg:viewBox="0 0 21600 21600" draw:type="mso-spt32" draw:enhanced-path="M 0 0 L 21600 21600 N"/>
        </draw:custom-shape>
        <draw:custom-shape draw:name="Google Shape;902;p46" draw:style-name="gr14" draw:text-style-name="P7" draw:layer="layout" svg:width="0.141cm" svg:height="0.276cm" svg:x="12.185cm" svg:y="2.686cm">
          <text:p text:style-name="P4"><text:span text:style-name="T8"/></text:p>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903;p46" draw:style-name="gr18" draw:text-style-name="P5" draw:layer="layout" svg:width="1.728cm" svg:height="0.408cm" svg:x="11.508cm" svg:y="2.963cm">
          <text:p text:style-name="P4"><text:span text:style-name="T20">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4;p46" draw:style-name="gr19" draw:text-style-name="P6" draw:layer="layout" svg:width="0.27cm" svg:height="0.27cm" svg:x="12.231cm" svg:y="1.931cm">
          <text:p text:style-name="P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5;p46" draw:style-name="gr17" draw:text-style-name="P8" draw:layer="layout" svg:width="0.757cm" svg:height="0.001cm" svg:x="11.473cm" svg:y="2.066cm">
          <text:p/>
          <draw:enhanced-geometry draw:mirror-horizontal="false" draw:mirror-vertical="false" svg:viewBox="0 0 21600 21600" draw:type="mso-spt32" draw:enhanced-path="M 0 0 L 21600 21600 N"/>
        </draw:custom-shape>
        <draw:custom-shape draw:name="Google Shape;906;p46" draw:style-name="gr18" draw:text-style-name="P5" draw:layer="layout" svg:width="1.671cm" svg:height="0.397cm" svg:x="11.473cm" svg:y="2.193cm">
          <text:p text:style-name="P4"><text:span text:style-name="T20">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7;p46" draw:style-name="gr46" draw:text-style-name="P8" draw:layer="layout" svg:width="4.675cm" svg:height="0.175cm" svg:x="4.056cm" svg:y="2.354cm">
          <text:p/>
          <draw:enhanced-geometry draw:mirror-horizontal="false" draw:mirror-vertical="false" svg:viewBox="0 0 21600 21600" draw:type="mso-spt32" draw:enhanced-path="M 0 0 L 21600 21600 N"/>
        </draw:custom-shape>
        <draw:custom-shape draw:name="Google Shape;908;p46" draw:style-name="gr21" draw:text-style-name="P8" draw:layer="layout" svg:width="0.001cm" svg:height="1.183cm" svg:x="3.141cm" svg:y="0.729cm">
          <text:p/>
          <draw:enhanced-geometry draw:mirror-horizontal="false" draw:mirror-vertical="false" svg:viewBox="0 0 21600 21600" draw:type="mso-spt32" draw:enhanced-path="M 0 0 L 21600 21600 N"/>
        </draw:custom-shape>
        <draw:custom-shape draw:name="Google Shape;909;p46" draw:style-name="gr14" draw:text-style-name="P7" draw:layer="layout" svg:width="3.485cm" svg:height="0.132cm" svg:x="1.541cm" svg:y="3.672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0;p46" draw:style-name="gr22" draw:text-style-name="P8" draw:layer="layout" svg:width="0.001cm" svg:height="0.877cm" svg:x="2.094cm" svg:y="3.757cm">
          <text:p/>
          <draw:enhanced-geometry draw:mirror-horizontal="false" draw:mirror-vertical="false" svg:viewBox="0 0 21600 21600" draw:type="mso-spt32" draw:enhanced-path="M 0 0 L 21600 21600 N"/>
        </draw:custom-shape>
        <draw:custom-shape draw:name="Google Shape;911;p46" draw:style-name="gr22" draw:text-style-name="P8" draw:layer="layout" svg:width="0.001cm" svg:height="0.877cm" svg:x="4.399cm" svg:y="3.757cm">
          <text:p/>
          <draw:enhanced-geometry draw:mirror-horizontal="false" draw:mirror-vertical="false" svg:viewBox="0 0 21600 21600" draw:type="mso-spt32" draw:enhanced-path="M 0 0 L 21600 21600 N"/>
        </draw:custom-shape>
        <draw:custom-shape draw:name="Google Shape;912;p46" draw:style-name="gr22" draw:text-style-name="P8" draw:layer="layout" svg:width="0.001cm" svg:height="0.877cm" svg:x="3.141cm" svg:y="2.795cm">
          <text:p/>
          <draw:enhanced-geometry draw:mirror-horizontal="false" draw:mirror-vertical="false" svg:viewBox="0 0 21600 21600" draw:type="mso-spt32" draw:enhanced-path="M 0 0 L 21600 21600 N"/>
        </draw:custom-shape>
        <draw:custom-shape draw:name="Google Shape;913;p46" draw:style-name="gr15" draw:text-style-name="P6" draw:layer="layout" svg:width="2.007cm" svg:height="0.881cm" svg:x="0.943cm" svg:y="4.771cm">
          <text:p text:style-name="P1"><text:span text:style-name="T16">Paralelo 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14;p46" draw:style-name="gr15" draw:text-style-name="P6" draw:layer="layout" svg:width="2.162cm" svg:height="0.881cm" svg:x="3.34cm" svg:y="4.771cm">
          <text:p text:style-name="P1"><text:span text:style-name="T16">Paralelo 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15;p46" draw:style-name="gr14" draw:text-style-name="P7" draw:layer="layout" svg:width="2.352cm" svg:height="0.132cm" svg:x="1.802cm" svg:y="9.387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6;p46" draw:style-name="gr22" draw:text-style-name="P8" draw:layer="layout" svg:width="0.001cm" svg:height="0.877cm" svg:x="2.355cm" svg:y="8.51cm">
          <text:p/>
          <draw:enhanced-geometry draw:mirror-horizontal="false" draw:mirror-vertical="false" svg:viewBox="0 0 21600 21600" draw:type="mso-spt32" draw:enhanced-path="M 0 0 L 21600 21600 N"/>
        </draw:custom-shape>
        <draw:custom-shape draw:name="Google Shape;917;p46" draw:style-name="gr22" draw:text-style-name="P8" draw:layer="layout" svg:width="0.001cm" svg:height="0.877cm" svg:x="3.602cm" svg:y="8.51cm">
          <text:p/>
          <draw:enhanced-geometry draw:mirror-horizontal="false" draw:mirror-vertical="false" svg:viewBox="0 0 21600 21600" draw:type="mso-spt32" draw:enhanced-path="M 0 0 L 21600 21600 N"/>
        </draw:custom-shape>
        <draw:custom-shape draw:name="Google Shape;918;p46" draw:style-name="gr22" draw:text-style-name="P8" draw:layer="layout" svg:width="0.001cm" svg:height="0.877cm" svg:x="2.939cm" svg:y="9.52cm">
          <text:p/>
          <draw:enhanced-geometry draw:mirror-horizontal="false" draw:mirror-vertical="false" svg:viewBox="0 0 21600 21600" draw:type="mso-spt32" draw:enhanced-path="M 0 0 L 21600 21600 N"/>
        </draw:custom-shape>
        <presentation:notes draw:style-name="dp2">
          <draw:page-thumbnail draw:name="Google Shape;895;g90b00f2025_1_336:notes" draw:style-name="gr1" draw:layer="layout" svg:width="16.932cm" svg:height="9.524cm" svg:x="1.059cm" svg:y="1.905cm" draw:page-number="19" presentation:class="page"/>
          <draw:frame draw:name="Google Shape;896;g90b00f2025_1_336:notes" presentation:style-name="pr21"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stroke-dash draw:name="Dashed_20__28_var_29__20_4" draw:display-name="Dashed (var) 4" draw:style="rect" draw:dots2="1" draw:dots2-length="0.324cm" draw:distance="0.243cm"/>
    <draw:stroke-dash draw:name="Dashed_20__28_var_29__20_5" draw:display-name="Dashed (var) 5" draw:style="rect" draw:dots1="1" draw:dots1-length="0.053cm" draw:distance="0.159cm"/>
    <draw:stroke-dash draw:name="Dashed_20__28_var_29__20_6" draw:display-name="Dashed (var) 6" draw:style="rect" draw:dots2="1" draw:dots2-length="0.212cm" draw:distance="0.159cm"/>
    <draw:stroke-dash draw:name="Dashed_20__28_var_29__20_7" draw:display-name="Dashed (var) 7" draw:style="rect" draw:dots1="1" draw:dots1-length="0.081cm" draw:dots2="1" draw:dots2-length="0.324cm" draw:distance="0.243cm"/>
    <draw:stroke-dash draw:name="Dashed_20__28_var_29__20_8" draw:display-name="Dashed (var) 8"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SECTION_5f_HEADER-backgroundobjects">
      <style:graphic-properties draw:stroke="none" draw:fill="none" draw:fill-color="#ffffff" draw:auto-grow-height="false" fo:min-height="1.485cm"/>
    </style:style>
    <style:style style:name="Mpr3" style:family="presentation" style:parent-style-name="SECTION_5f_HEADER-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r10" style:family="presentation" style:parent-style-name="TITLE_5f_AND_5f_BODY_5f_1-backgroundobjects">
      <style:graphic-properties draw:stroke="none" draw:fill="none" draw:fill-color="#ffffff" draw:auto-grow-height="false" fo:min-height="1.27cm"/>
    </style:style>
    <style:style style:name="Mpr11" style:family="presentation" style:parent-style-name="TITLE_5f_AND_5f_BODY_5f_1-backgroundobjects">
      <style:graphic-properties draw:stroke="none" draw:fill="none" draw:fill-color="#ffffff" draw:textarea-vertical-align="bottom" draw:auto-grow-height="false" fo:min-height="1.27cm"/>
    </style:style>
    <style:style style:name="Mpr12" style:family="presentation" style:parent-style-name="TITLE_5f_AND_5f_BODY-backgroundobjects">
      <style:graphic-properties draw:stroke="none" draw:fill="none" draw:fill-color="#ffffff" draw:auto-grow-height="false" fo:min-height="1.27cm"/>
    </style:style>
    <style:style style:name="Mpr13"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9.798cm" svg:height="11.136cm" svg:x="0.6cm" svg:y="2.257cm" presentation:class="page"/>
        <draw:frame presentation:style-name="SECTION_5f_HEAD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1" style:display-name="TITLE_AND_BODY_1" style:page-layout-name="PM1" draw:style-name="Mdp1">
      <draw:frame draw:name="Google Shape;51;p13" presentation:style-name="TITLE_5f_AND_5f_BODY_5f_1-title" draw:layer="backgroundobjects" svg:width="22.857cm" svg:height="2.384cm" svg:x="1.27cm" svg:y="0.57cm" presentation:class="title" presentation:placeholder="true" presentation:user-transformed="true">
        <draw:text-box/>
      </draw:fram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60;p15" presentation:style-name="TITLE_5f_AND_5f_BODY-title" draw:layer="backgroundobjects" svg:width="22.857cm" svg:height="2.384cm" svg:x="1.27cm" svg:y="0.57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22"/>
    <meta:generator>LibreOfficeDev/6.0.5.2$Linux_X86_64 LibreOffice_project/</meta:generator>
  </office:meta>
</office:document-meta>
</file>